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in"/>
    </style:style>
    <style:style style:name="co2" style:family="table-column">
      <style:table-column-properties fo:break-before="auto" style:column-width="0.752in"/>
    </style:style>
    <style:style style:name="co3" style:family="table-column">
      <style:table-column-properties fo:break-before="auto" style:column-width="3.1374in"/>
    </style:style>
    <style:style style:name="co4" style:family="table-column">
      <style:table-column-properties fo:break-before="auto" style:column-width="0.8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Train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152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2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2" table:number-columns-repeated="16382" table:default-cell-style-name="Default"/>
        <table:table-row table:style-name="ro1">
          <table:table-cell table:style-name="ce1" office:value-type="string" calcext:value-type="string">
            <text:p>Tarih</text:p>
          </table:table-cell>
          <table:table-cell table:style-name="ce1" office:value-type="string" calcext:value-type="string">
            <text:p>Kapanış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Kasım 2019</text:p>
          </table:table-cell>
          <table:table-cell table:style-name="ce3" office:value-type="float" office:value="274.62" calcext:value-type="float">
            <text:p>274.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Kasım 2019</text:p>
          </table:table-cell>
          <table:table-cell office:value-type="float" office:value="275.67" calcext:value-type="float">
            <text:p>275.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Kasım 2019</text:p>
          </table:table-cell>
          <table:table-cell office:value-type="float" office:value="271.28" calcext:value-type="float">
            <text:p>271.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Kasım 2019</text:p>
          </table:table-cell>
          <table:table-cell office:value-type="float" office:value="270.33" calcext:value-type="float">
            <text:p>270.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Kasım 2019</text:p>
          </table:table-cell>
          <table:table-cell office:value-type="float" office:value="270.13" calcext:value-type="float">
            <text:p>270.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Kasım 2019</text:p>
          </table:table-cell>
          <table:table-cell office:value-type="float" office:value="271.03" calcext:value-type="float">
            <text:p>271.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Kasım 2019</text:p>
          </table:table-cell>
          <table:table-cell office:value-type="float" office:value="270.16" calcext:value-type="float">
            <text:p>270.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Kasım 2019</text:p>
          </table:table-cell>
          <table:table-cell office:value-type="float" office:value="271.9" calcext:value-type="float">
            <text:p>271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Kasım 2019</text:p>
          </table:table-cell>
          <table:table-cell office:value-type="float" office:value="270.87" calcext:value-type="float">
            <text:p>270.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Kasım 2019</text:p>
          </table:table-cell>
          <table:table-cell office:value-type="float" office:value="271.6" calcext:value-type="float">
            <text:p>271.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Kasım 2019</text:p>
          </table:table-cell>
          <table:table-cell office:value-type="float" office:value="269.75" calcext:value-type="float">
            <text:p>269.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Kasım 2019</text:p>
          </table:table-cell>
          <table:table-cell office:value-type="float" office:value="269.84" calcext:value-type="float">
            <text:p>269.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Kasım 2019</text:p>
          </table:table-cell>
          <table:table-cell office:value-type="float" office:value="268.5" calcext:value-type="float">
            <text:p>268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Kasım 2019</text:p>
          </table:table-cell>
          <table:table-cell office:value-type="float" office:value="268.63" calcext:value-type="float">
            <text:p>268.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Kasım 2019</text:p>
          </table:table-cell>
          <table:table-cell office:value-type="float" office:value="268.62" calcext:value-type="float">
            <text:p>268.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Kasım 2019</text:p>
          </table:table-cell>
          <table:table-cell office:value-type="float" office:value="270.92" calcext:value-type="float">
            <text:p>270.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Kasım 2019</text:p>
          </table:table-cell>
          <table:table-cell office:value-type="float" office:value="270.28" calcext:value-type="float">
            <text:p>270.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Kasım 2019</text:p>
          </table:table-cell>
          <table:table-cell office:value-type="float" office:value="270.13" calcext:value-type="float">
            <text:p>270.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Kasım 2019</text:p>
          </table:table-cell>
          <table:table-cell office:value-type="float" office:value="271.11" calcext:value-type="float">
            <text:p>271.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Aralık 2019</text:p>
          </table:table-cell>
          <table:table-cell office:value-type="float" office:value="270.09" calcext:value-type="float">
            <text:p>270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Aralık 2019</text:p>
          </table:table-cell>
          <table:table-cell office:value-type="float" office:value="272.81" calcext:value-type="float">
            <text:p>272.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Aralık 2019</text:p>
          </table:table-cell>
          <table:table-cell office:value-type="float" office:value="272.71" calcext:value-type="float">
            <text:p>272.7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Aralık 2019</text:p>
          </table:table-cell>
          <table:table-cell office:value-type="float" office:value="272.89" calcext:value-type="float">
            <text:p>272.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Aralık 2019</text:p>
          </table:table-cell>
          <table:table-cell office:value-type="float" office:value="271.8" calcext:value-type="float">
            <text:p>271.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Aralık 2019</text:p>
          </table:table-cell>
          <table:table-cell office:value-type="float" office:value="272.89" calcext:value-type="float">
            <text:p>272.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Aralık 2019</text:p>
          </table:table-cell>
          <table:table-cell office:value-type="float" office:value="273.43" calcext:value-type="float">
            <text:p>273.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Aralık 2019</text:p>
          </table:table-cell>
          <table:table-cell office:value-type="float" office:value="275.13" calcext:value-type="float">
            <text:p>275.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Aralık 2019</text:p>
          </table:table-cell>
          <table:table-cell office:value-type="float" office:value="273.62" calcext:value-type="float">
            <text:p>273.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Aralık 2019</text:p>
          </table:table-cell>
          <table:table-cell office:value-type="float" office:value="275.98" calcext:value-type="float">
            <text:p>275.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Aralık 2019</text:p>
          </table:table-cell>
          <table:table-cell office:value-type="float" office:value="277.62" calcext:value-type="float">
            <text:p>277.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Aralık 2019</text:p>
          </table:table-cell>
          <table:table-cell office:value-type="float" office:value="279.42" calcext:value-type="float">
            <text:p>279.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Aralık 2019</text:p>
          </table:table-cell>
          <table:table-cell office:value-type="float" office:value="281.25" calcext:value-type="float">
            <text:p>281.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Aralık 2019</text:p>
          </table:table-cell>
          <table:table-cell office:value-type="float" office:value="282.73" calcext:value-type="float">
            <text:p>282.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Aralık 2019</text:p>
          </table:table-cell>
          <table:table-cell office:value-type="float" office:value="282.24" calcext:value-type="float">
            <text:p>282.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Aralık 2019</text:p>
          </table:table-cell>
          <table:table-cell office:value-type="float" office:value="287" calcext:value-type="float">
            <text:p>287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Aralık 2019</text:p>
          </table:table-cell>
          <table:table-cell office:value-type="float" office:value="286.58" calcext:value-type="float">
            <text:p>286.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Aralık 2019</text:p>
          </table:table-cell>
          <table:table-cell office:value-type="float" office:value="288.36" calcext:value-type="float">
            <text:p>288.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Aralık 2019</text:p>
          </table:table-cell>
          <table:table-cell office:value-type="float" office:value="289.43" calcext:value-type="float">
            <text:p>289.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Aralık 2019</text:p>
          </table:table-cell>
          <table:table-cell office:value-type="float" office:value="289.75" calcext:value-type="float">
            <text:p>289.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Aralık 2019</text:p>
          </table:table-cell>
          <table:table-cell office:value-type="float" office:value="290.39" calcext:value-type="float">
            <text:p>290.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Ocak 2020</text:p>
          </table:table-cell>
          <table:table-cell office:value-type="float" office:value="290.17" calcext:value-type="float">
            <text:p>290.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Ocak 2020</text:p>
          </table:table-cell>
          <table:table-cell office:value-type="float" office:value="292.75" calcext:value-type="float">
            <text:p>292.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Ocak 2020</text:p>
          </table:table-cell>
          <table:table-cell office:value-type="float" office:value="297.58" calcext:value-type="float">
            <text:p>297.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Ocak 2020</text:p>
          </table:table-cell>
          <table:table-cell office:value-type="float" office:value="300.68" calcext:value-type="float">
            <text:p>300.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Ocak 2020</text:p>
          </table:table-cell>
          <table:table-cell office:value-type="float" office:value="301.87" calcext:value-type="float">
            <text:p>301.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Ocak 2020</text:p>
          </table:table-cell>
          <table:table-cell office:value-type="float" office:value="296.7" calcext:value-type="float">
            <text:p>296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Ocak 2020</text:p>
          </table:table-cell>
          <table:table-cell office:value-type="float" office:value="292.67" calcext:value-type="float">
            <text:p>292.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Ocak 2020</text:p>
          </table:table-cell>
          <table:table-cell office:value-type="float" office:value="294.87" calcext:value-type="float">
            <text:p>294.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Ocak 2020</text:p>
          </table:table-cell>
          <table:table-cell office:value-type="float" office:value="291.97" calcext:value-type="float">
            <text:p>291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Ocak 2020</text:p>
          </table:table-cell>
          <table:table-cell office:value-type="float" office:value="292.58" calcext:value-type="float">
            <text:p>292.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Ocak 2020</text:p>
          </table:table-cell>
          <table:table-cell office:value-type="float" office:value="294.04" calcext:value-type="float">
            <text:p>294.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Ocak 2020</text:p>
          </table:table-cell>
          <table:table-cell office:value-type="float" office:value="292.63" calcext:value-type="float">
            <text:p>292.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Ocak 2020</text:p>
          </table:table-cell>
          <table:table-cell office:value-type="float" office:value="294.86" calcext:value-type="float">
            <text:p>294.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Ocak 2020</text:p>
          </table:table-cell>
          <table:table-cell office:value-type="float" office:value="297.69" calcext:value-type="float">
            <text:p>297.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Ocak 2020</text:p>
          </table:table-cell>
          <table:table-cell office:value-type="float" office:value="297.45" calcext:value-type="float">
            <text:p>297.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Ocak 2020</text:p>
          </table:table-cell>
          <table:table-cell office:value-type="float" office:value="296.82" calcext:value-type="float">
            <text:p>296.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Ocak 2020</text:p>
          </table:table-cell>
          <table:table-cell office:value-type="float" office:value="298.22" calcext:value-type="float">
            <text:p>298.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Ocak 2020</text:p>
          </table:table-cell>
          <table:table-cell office:value-type="float" office:value="300.36" calcext:value-type="float">
            <text:p>300.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Ocak 2020</text:p>
          </table:table-cell>
          <table:table-cell office:value-type="float" office:value="302.51" calcext:value-type="float">
            <text:p>302.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Ocak 2020</text:p>
          </table:table-cell>
          <table:table-cell office:value-type="float" office:value="299.76" calcext:value-type="float">
            <text:p>299.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Ocak 2020</text:p>
          </table:table-cell>
          <table:table-cell office:value-type="float" office:value="302.21" calcext:value-type="float">
            <text:p>302.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Ocak 2020</text:p>
          </table:table-cell>
          <table:table-cell office:value-type="float" office:value="303.06" calcext:value-type="float">
            <text:p>303.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Ocak 2020</text:p>
          </table:table-cell>
          <table:table-cell office:value-type="float" office:value="305.37" calcext:value-type="float">
            <text:p>305.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Şubat 2020</text:p>
          </table:table-cell>
          <table:table-cell office:value-type="float" office:value="303.4" calcext:value-type="float">
            <text:p>303.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Şubat 2020</text:p>
          </table:table-cell>
          <table:table-cell office:value-type="float" office:value="299.01" calcext:value-type="float">
            <text:p>299.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Şubat 2020</text:p>
          </table:table-cell>
          <table:table-cell office:value-type="float" office:value="299.45" calcext:value-type="float">
            <text:p>299.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Şubat 2020</text:p>
          </table:table-cell>
          <table:table-cell office:value-type="float" office:value="301.55" calcext:value-type="float">
            <text:p>301.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Şubat 2020</text:p>
          </table:table-cell>
          <table:table-cell office:value-type="float" office:value="303.75" calcext:value-type="float">
            <text:p>303.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Şubat 2020</text:p>
          </table:table-cell>
          <table:table-cell office:value-type="float" office:value="304.32" calcext:value-type="float">
            <text:p>304.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Şubat 2020</text:p>
          </table:table-cell>
          <table:table-cell office:value-type="float" office:value="303.47" calcext:value-type="float">
            <text:p>303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Şubat 2020</text:p>
          </table:table-cell>
          <table:table-cell office:value-type="float" office:value="304.67" calcext:value-type="float">
            <text:p>304.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Şubat 2020</text:p>
          </table:table-cell>
          <table:table-cell office:value-type="float" office:value="306.23" calcext:value-type="float">
            <text:p>306.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Şubat 2020</text:p>
          </table:table-cell>
          <table:table-cell office:value-type="float" office:value="308.09" calcext:value-type="float">
            <text:p>308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Şubat 2020</text:p>
          </table:table-cell>
          <table:table-cell office:value-type="float" office:value="307.39" calcext:value-type="float">
            <text:p>307.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Şubat 2020</text:p>
          </table:table-cell>
          <table:table-cell office:value-type="float" office:value="312.75" calcext:value-type="float">
            <text:p>312.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Şubat 2020</text:p>
          </table:table-cell>
          <table:table-cell office:value-type="float" office:value="315.56" calcext:value-type="float">
            <text:p>315.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Şubat 2020</text:p>
          </table:table-cell>
          <table:table-cell office:value-type="float" office:value="317.75" calcext:value-type="float">
            <text:p>317.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Şubat 2020</text:p>
          </table:table-cell>
          <table:table-cell office:value-type="float" office:value="322.02" calcext:value-type="float">
            <text:p>322.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Şubat 2020</text:p>
          </table:table-cell>
          <table:table-cell office:value-type="float" office:value="326.22" calcext:value-type="float">
            <text:p>326.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Şubat 2020</text:p>
          </table:table-cell>
          <table:table-cell office:value-type="float" office:value="322" calcext:value-type="float">
            <text:p>322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Şubat 2020</text:p>
          </table:table-cell>
          <table:table-cell office:value-type="float" office:value="323.71" calcext:value-type="float">
            <text:p>323.7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Şubat 2020</text:p>
          </table:table-cell>
          <table:table-cell office:value-type="float" office:value="326.39" calcext:value-type="float">
            <text:p>326.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Şubat 2020</text:p>
          </table:table-cell>
          <table:table-cell office:value-type="float" office:value="316.36" calcext:value-type="float">
            <text:p>316.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Mart 2020</text:p>
          </table:table-cell>
          <table:table-cell office:value-type="float" office:value="314.09" calcext:value-type="float">
            <text:p>314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Mart 2020</text:p>
          </table:table-cell>
          <table:table-cell office:value-type="float" office:value="321.02" calcext:value-type="float">
            <text:p>321.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Mart 2020</text:p>
          </table:table-cell>
          <table:table-cell office:value-type="float" office:value="320.25" calcext:value-type="float">
            <text:p>320.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Mart 2020</text:p>
          </table:table-cell>
          <table:table-cell office:value-type="float" office:value="328.96" calcext:value-type="float">
            <text:p>328.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Mart 2020</text:p>
          </table:table-cell>
          <table:table-cell office:value-type="float" office:value="327.72" calcext:value-type="float">
            <text:p>327.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Mart 2020</text:p>
          </table:table-cell>
          <table:table-cell office:value-type="float" office:value="332.18" calcext:value-type="float">
            <text:p>332.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Mart 2020</text:p>
          </table:table-cell>
          <table:table-cell office:value-type="float" office:value="326.56" calcext:value-type="float">
            <text:p>326.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Mart 2020</text:p>
          </table:table-cell>
          <table:table-cell office:value-type="float" office:value="326.55" calcext:value-type="float">
            <text:p>326.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Mart 2020</text:p>
          </table:table-cell>
          <table:table-cell office:value-type="float" office:value="320.31" calcext:value-type="float">
            <text:p>320.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Mart 2020</text:p>
          </table:table-cell>
          <table:table-cell office:value-type="float" office:value="311.39" calcext:value-type="float">
            <text:p>311.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Mart 2020</text:p>
          </table:table-cell>
          <table:table-cell office:value-type="float" office:value="313.1" calcext:value-type="float">
            <text:p>313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Mart 2020</text:p>
          </table:table-cell>
          <table:table-cell office:value-type="float" office:value="314.57" calcext:value-type="float">
            <text:p>314.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Mart 2020</text:p>
          </table:table-cell>
          <table:table-cell office:value-type="float" office:value="309.7" calcext:value-type="float">
            <text:p>309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Mart 2020</text:p>
          </table:table-cell>
          <table:table-cell office:value-type="float" office:value="309.65" calcext:value-type="float">
            <text:p>309.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Mart 2020</text:p>
          </table:table-cell>
          <table:table-cell office:value-type="float" office:value="315.83" calcext:value-type="float">
            <text:p>315.8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Mart 2020</text:p>
          </table:table-cell>
          <table:table-cell office:value-type="float" office:value="327.75" calcext:value-type="float">
            <text:p>327.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Mart 2020</text:p>
          </table:table-cell>
          <table:table-cell office:value-type="float" office:value="335.26" calcext:value-type="float">
            <text:p>335.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Mart 2020</text:p>
          </table:table-cell>
          <table:table-cell office:value-type="float" office:value="333.93" calcext:value-type="float">
            <text:p>333.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Mart 2020</text:p>
          </table:table-cell>
          <table:table-cell office:value-type="float" office:value="335.24" calcext:value-type="float">
            <text:p>335.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Mart 2020</text:p>
          </table:table-cell>
          <table:table-cell office:value-type="float" office:value="338.06" calcext:value-type="float">
            <text:p>338.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Mart 2020</text:p>
          </table:table-cell>
          <table:table-cell office:value-type="float" office:value="343.3" calcext:value-type="float">
            <text:p>343.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Mart 2020</text:p>
          </table:table-cell>
          <table:table-cell office:value-type="float" office:value="335.57" calcext:value-type="float">
            <text:p>335.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Nisan 2020</text:p>
          </table:table-cell>
          <table:table-cell office:value-type="float" office:value="343.12" calcext:value-type="float">
            <text:p>343.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Nisan 2020</text:p>
          </table:table-cell>
          <table:table-cell office:value-type="float" office:value="343.47" calcext:value-type="float">
            <text:p>343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Nisan 2020</text:p>
          </table:table-cell>
          <table:table-cell office:value-type="float" office:value="350.57" calcext:value-type="float">
            <text:p>350.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Nisan 2020</text:p>
          </table:table-cell>
          <table:table-cell office:value-type="float" office:value="362.4" calcext:value-type="float">
            <text:p>362.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Nisan 2020</text:p>
          </table:table-cell>
          <table:table-cell office:value-type="float" office:value="358.08" calcext:value-type="float">
            <text:p>358.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Nisan 2020</text:p>
          </table:table-cell>
          <table:table-cell office:value-type="float" office:value="358.33" calcext:value-type="float">
            <text:p>358.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Nisan 2020</text:p>
          </table:table-cell>
          <table:table-cell office:value-type="float" office:value="361.31" calcext:value-type="float">
            <text:p>361.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Nisan 2020</text:p>
          </table:table-cell>
          <table:table-cell office:value-type="float" office:value="363.48" calcext:value-type="float">
            <text:p>363.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Nisan 2020</text:p>
          </table:table-cell>
          <table:table-cell office:value-type="float" office:value="373.32" calcext:value-type="float">
            <text:p>373.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Nisan 2020</text:p>
          </table:table-cell>
          <table:table-cell office:value-type="float" office:value="378.48" calcext:value-type="float">
            <text:p>378.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Nisan 2020</text:p>
          </table:table-cell>
          <table:table-cell office:value-type="float" office:value="381.39" calcext:value-type="float">
            <text:p>381.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Nisan 2020</text:p>
          </table:table-cell>
          <table:table-cell office:value-type="float" office:value="383.64" calcext:value-type="float">
            <text:p>383.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Nisan 2020</text:p>
          </table:table-cell>
          <table:table-cell office:value-type="float" office:value="375.25" calcext:value-type="float">
            <text:p>375.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Nisan 2020</text:p>
          </table:table-cell>
          <table:table-cell office:value-type="float" office:value="378.22" calcext:value-type="float">
            <text:p>378.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Nisan 2020</text:p>
          </table:table-cell>
          <table:table-cell office:value-type="float" office:value="378.55" calcext:value-type="float">
            <text:p>378.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Nisan 2020</text:p>
          </table:table-cell>
          <table:table-cell office:value-type="float" office:value="384.78" calcext:value-type="float">
            <text:p>384.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Nisan 2020</text:p>
          </table:table-cell>
          <table:table-cell office:value-type="float" office:value="387.01" calcext:value-type="float">
            <text:p>387.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Nisan 2020</text:p>
          </table:table-cell>
          <table:table-cell office:value-type="float" office:value="386.68" calcext:value-type="float">
            <text:p>386.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Nisan 2020</text:p>
          </table:table-cell>
          <table:table-cell office:value-type="float" office:value="385.04" calcext:value-type="float">
            <text:p>385.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Nisan 2020</text:p>
          </table:table-cell>
          <table:table-cell office:value-type="float" office:value="383.91" calcext:value-type="float">
            <text:p>383.9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Nisan 2020</text:p>
          </table:table-cell>
          <table:table-cell office:value-type="float" office:value="383.02" calcext:value-type="float">
            <text:p>383.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Nisan 2020</text:p>
          </table:table-cell>
          <table:table-cell office:value-type="float" office:value="379.11" calcext:value-type="float">
            <text:p>379.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Mayıs 2020</text:p>
          </table:table-cell>
          <table:table-cell office:value-type="float" office:value="383.51" calcext:value-type="float">
            <text:p>383.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Mayıs 2020</text:p>
          </table:table-cell>
          <table:table-cell office:value-type="float" office:value="385.63" calcext:value-type="float">
            <text:p>385.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Mayıs 2020</text:p>
          </table:table-cell>
          <table:table-cell office:value-type="float" office:value="388.17" calcext:value-type="float">
            <text:p>388.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Mayıs 2020</text:p>
          </table:table-cell>
          <table:table-cell office:value-type="float" office:value="390.32" calcext:value-type="float">
            <text:p>390.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Mayıs 2020</text:p>
          </table:table-cell>
          <table:table-cell office:value-type="float" office:value="391.51" calcext:value-type="float">
            <text:p>391.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Mayıs 2020</text:p>
          </table:table-cell>
          <table:table-cell office:value-type="float" office:value="388.03" calcext:value-type="float">
            <text:p>388.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Mayıs 2020</text:p>
          </table:table-cell>
          <table:table-cell office:value-type="float" office:value="386.15" calcext:value-type="float">
            <text:p>386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Mayıs 2020</text:p>
          </table:table-cell>
          <table:table-cell office:value-type="float" office:value="383.31" calcext:value-type="float">
            <text:p>383.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Mayıs 2020</text:p>
          </table:table-cell>
          <table:table-cell office:value-type="float" office:value="385.13" calcext:value-type="float">
            <text:p>385.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Mayıs 2020</text:p>
          </table:table-cell>
          <table:table-cell office:value-type="float" office:value="386.97" calcext:value-type="float">
            <text:p>386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Mayıs 2020</text:p>
          </table:table-cell>
          <table:table-cell office:value-type="float" office:value="383.74" calcext:value-type="float">
            <text:p>383.7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Mayıs 2020</text:p>
          </table:table-cell>
          <table:table-cell office:value-type="float" office:value="379.97" calcext:value-type="float">
            <text:p>379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Mayıs 2020</text:p>
          </table:table-cell>
          <table:table-cell office:value-type="float" office:value="381.86" calcext:value-type="float">
            <text:p>381.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Mayıs 2020</text:p>
          </table:table-cell>
          <table:table-cell office:value-type="float" office:value="377.05" calcext:value-type="float">
            <text:p>377.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Mayıs 2020</text:p>
          </table:table-cell>
          <table:table-cell office:value-type="float" office:value="380.16" calcext:value-type="float">
            <text:p>380.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Mayıs 2020</text:p>
          </table:table-cell>
          <table:table-cell office:value-type="float" office:value="378.46" calcext:value-type="float">
            <text:p>378.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Mayıs 2020</text:p>
          </table:table-cell>
          <table:table-cell office:value-type="float" office:value="369.98" calcext:value-type="float">
            <text:p>369.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Mayıs 2020</text:p>
          </table:table-cell>
          <table:table-cell office:value-type="float" office:value="372.36" calcext:value-type="float">
            <text:p>372.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Mayıs 2020</text:p>
          </table:table-cell>
          <table:table-cell office:value-type="float" office:value="376.45" calcext:value-type="float">
            <text:p>376.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Mayıs 2020</text:p>
          </table:table-cell>
          <table:table-cell office:value-type="float" office:value="379.24" calcext:value-type="float">
            <text:p>379.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Haziran 2020</text:p>
          </table:table-cell>
          <table:table-cell office:value-type="float" office:value="381" calcext:value-type="float">
            <text:p>381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Haziran 2020</text:p>
          </table:table-cell>
          <table:table-cell office:value-type="float" office:value="372.61" calcext:value-type="float">
            <text:p>372.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Haziran 2020</text:p>
          </table:table-cell>
          <table:table-cell office:value-type="float" office:value="367.83" calcext:value-type="float">
            <text:p>367.8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Haziran 2020</text:p>
          </table:table-cell>
          <table:table-cell office:value-type="float" office:value="372.34" calcext:value-type="float">
            <text:p>372.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Haziran 2020</text:p>
          </table:table-cell>
          <table:table-cell office:value-type="float" office:value="366.8" calcext:value-type="float">
            <text:p>366.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Haziran 2020</text:p>
          </table:table-cell>
          <table:table-cell office:value-type="float" office:value="370.86" calcext:value-type="float">
            <text:p>370.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Haziran 2020</text:p>
          </table:table-cell>
          <table:table-cell office:value-type="float" office:value="374.98" calcext:value-type="float">
            <text:p>374.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Haziran 2020</text:p>
          </table:table-cell>
          <table:table-cell office:value-type="float" office:value="378.89" calcext:value-type="float">
            <text:p>378.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Haziran 2020</text:p>
          </table:table-cell>
          <table:table-cell office:value-type="float" office:value="379.96" calcext:value-type="float">
            <text:p>379.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Haziran 2020</text:p>
          </table:table-cell>
          <table:table-cell office:value-type="float" office:value="379.36" calcext:value-type="float">
            <text:p>379.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Haziran 2020</text:p>
          </table:table-cell>
          <table:table-cell office:value-type="float" office:value="379.01" calcext:value-type="float">
            <text:p>379.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Haziran 2020</text:p>
          </table:table-cell>
          <table:table-cell office:value-type="float" office:value="379.88" calcext:value-type="float">
            <text:p>379.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Haziran 2020</text:p>
          </table:table-cell>
          <table:table-cell office:value-type="float" office:value="379.79" calcext:value-type="float">
            <text:p>379.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Haziran 2020</text:p>
          </table:table-cell>
          <table:table-cell office:value-type="float" office:value="379.93" calcext:value-type="float">
            <text:p>379.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Haziran 2020</text:p>
          </table:table-cell>
          <table:table-cell office:value-type="float" office:value="384.01" calcext:value-type="float">
            <text:p>384.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Haziran 2020</text:p>
          </table:table-cell>
          <table:table-cell office:value-type="float" office:value="386.38" calcext:value-type="float">
            <text:p>386.3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Haziran 2020</text:p>
          </table:table-cell>
          <table:table-cell office:value-type="float" office:value="389.42" calcext:value-type="float">
            <text:p>389.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Haziran 2020</text:p>
          </table:table-cell>
          <table:table-cell office:value-type="float" office:value="388.32" calcext:value-type="float">
            <text:p>388.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Haziran 2020</text:p>
          </table:table-cell>
          <table:table-cell office:value-type="float" office:value="388.77" calcext:value-type="float">
            <text:p>388.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Haziran 2020</text:p>
          </table:table-cell>
          <table:table-cell office:value-type="float" office:value="390.68" calcext:value-type="float">
            <text:p>390.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Haziran 2020</text:p>
          </table:table-cell>
          <table:table-cell office:value-type="float" office:value="390.77" calcext:value-type="float">
            <text:p>390.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Haziran 2020</text:p>
          </table:table-cell>
          <table:table-cell office:value-type="float" office:value="392.48" calcext:value-type="float">
            <text:p>392.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Temmuz 2020</text:p>
          </table:table-cell>
          <table:table-cell office:value-type="float" office:value="389.85" calcext:value-type="float">
            <text:p>389.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Temmuz 2020</text:p>
          </table:table-cell>
          <table:table-cell office:value-type="float" office:value="391.1" calcext:value-type="float">
            <text:p>391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Temmuz 2020</text:p>
          </table:table-cell>
          <table:table-cell office:value-type="float" office:value="392.14" calcext:value-type="float">
            <text:p>392.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Temmuz 2020</text:p>
          </table:table-cell>
          <table:table-cell office:value-type="float" office:value="393.69" calcext:value-type="float">
            <text:p>393.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Temmuz 2020</text:p>
          </table:table-cell>
          <table:table-cell office:value-type="float" office:value="395.87" calcext:value-type="float">
            <text:p>395.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Temmuz 2020</text:p>
          </table:table-cell>
          <table:table-cell office:value-type="float" office:value="399.15" calcext:value-type="float">
            <text:p>399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Temmuz 2020</text:p>
          </table:table-cell>
          <table:table-cell office:value-type="float" office:value="397.92" calcext:value-type="float">
            <text:p>397.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Temmuz 2020</text:p>
          </table:table-cell>
          <table:table-cell office:value-type="float" office:value="396.96" calcext:value-type="float">
            <text:p>396.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Temmuz 2020</text:p>
          </table:table-cell>
          <table:table-cell office:value-type="float" office:value="397.64" calcext:value-type="float">
            <text:p>397.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Temmuz 2020</text:p>
          </table:table-cell>
          <table:table-cell office:value-type="float" office:value="399.38" calcext:value-type="float">
            <text:p>399.3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Temmuz 2020</text:p>
          </table:table-cell>
          <table:table-cell office:value-type="float" office:value="399.16" calcext:value-type="float">
            <text:p>399.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Temmuz 2020</text:p>
          </table:table-cell>
          <table:table-cell office:value-type="float" office:value="396.36" calcext:value-type="float">
            <text:p>396.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Temmuz 2020</text:p>
          </table:table-cell>
          <table:table-cell office:value-type="float" office:value="399.12" calcext:value-type="float">
            <text:p>399.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Temmuz 2020</text:p>
          </table:table-cell>
          <table:table-cell office:value-type="float" office:value="400.95" calcext:value-type="float">
            <text:p>400.9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Temmuz 2020</text:p>
          </table:table-cell>
          <table:table-cell office:value-type="float" office:value="403.95" calcext:value-type="float">
            <text:p>403.9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Temmuz 2020</text:p>
          </table:table-cell>
          <table:table-cell office:value-type="float" office:value="412.29" calcext:value-type="float">
            <text:p>412.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Temmuz 2020</text:p>
          </table:table-cell>
          <table:table-cell office:value-type="float" office:value="415.41" calcext:value-type="float">
            <text:p>415.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Temmuz 2020</text:p>
          </table:table-cell>
          <table:table-cell office:value-type="float" office:value="418.84" calcext:value-type="float">
            <text:p>418.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Temmuz 2020</text:p>
          </table:table-cell>
          <table:table-cell office:value-type="float" office:value="428.6" calcext:value-type="float">
            <text:p>428.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Temmuz 2020</text:p>
          </table:table-cell>
          <table:table-cell office:value-type="float" office:value="436.68" calcext:value-type="float">
            <text:p>436.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Temmuz 2020</text:p>
          </table:table-cell>
          <table:table-cell office:value-type="float" office:value="442.03" calcext:value-type="float">
            <text:p>442.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Temmuz 2020</text:p>
          </table:table-cell>
          <table:table-cell office:value-type="float" office:value="439.63" calcext:value-type="float">
            <text:p>439.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Temmuz 2020</text:p>
          </table:table-cell>
          <table:table-cell office:value-type="float" office:value="443.42" calcext:value-type="float">
            <text:p>443.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Ağustos 2020</text:p>
          </table:table-cell>
          <table:table-cell office:value-type="float" office:value="442.2" calcext:value-type="float">
            <text:p>442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Ağustos 2020</text:p>
          </table:table-cell>
          <table:table-cell office:value-type="float" office:value="448.08" calcext:value-type="float">
            <text:p>448.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Ağustos 2020</text:p>
          </table:table-cell>
          <table:table-cell office:value-type="float" office:value="461.8" calcext:value-type="float">
            <text:p>461.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Ağustos 2020</text:p>
          </table:table-cell>
          <table:table-cell office:value-type="float" office:value="479.65" calcext:value-type="float">
            <text:p>479.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Ağustos 2020</text:p>
          </table:table-cell>
          <table:table-cell office:value-type="float" office:value="477.15" calcext:value-type="float">
            <text:p>477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Ağustos 2020</text:p>
          </table:table-cell>
          <table:table-cell office:value-type="float" office:value="477.15" calcext:value-type="float">
            <text:p>477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Ağustos 2020</text:p>
          </table:table-cell>
          <table:table-cell office:value-type="float" office:value="478.48" calcext:value-type="float">
            <text:p>478.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Ağustos 2020</text:p>
          </table:table-cell>
          <table:table-cell office:value-type="float" office:value="443.05" calcext:value-type="float">
            <text:p>443.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Ağustos 2020</text:p>
          </table:table-cell>
          <table:table-cell office:value-type="float" office:value="451.95" calcext:value-type="float">
            <text:p>451.9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Ağustos 2020</text:p>
          </table:table-cell>
          <table:table-cell office:value-type="float" office:value="461.05" calcext:value-type="float">
            <text:p>461.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Ağustos 2020</text:p>
          </table:table-cell>
          <table:table-cell office:value-type="float" office:value="460.11" calcext:value-type="float">
            <text:p>460.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Ağustos 2020</text:p>
          </table:table-cell>
          <table:table-cell office:value-type="float" office:value="460.11" calcext:value-type="float">
            <text:p>460.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Ağustos 2020</text:p>
          </table:table-cell>
          <table:table-cell office:value-type="float" office:value="471.44" calcext:value-type="float">
            <text:p>471.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Ağustos 2020</text:p>
          </table:table-cell>
          <table:table-cell office:value-type="float" office:value="474.77" calcext:value-type="float">
            <text:p>474.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Ağustos 2020</text:p>
          </table:table-cell>
          <table:table-cell office:value-type="float" office:value="452.11" calcext:value-type="float">
            <text:p>452.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Ağustos 2020</text:p>
          </table:table-cell>
          <table:table-cell office:value-type="float" office:value="456.91" calcext:value-type="float">
            <text:p>456.9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Ağustos 2020</text:p>
          </table:table-cell>
          <table:table-cell office:value-type="float" office:value="457.82" calcext:value-type="float">
            <text:p>457.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Ağustos 2020</text:p>
          </table:table-cell>
          <table:table-cell office:value-type="float" office:value="457.61" calcext:value-type="float">
            <text:p>457.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Ağustos 2020</text:p>
          </table:table-cell>
          <table:table-cell office:value-type="float" office:value="458.26" calcext:value-type="float">
            <text:p>458.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Ağustos 2020</text:p>
          </table:table-cell>
          <table:table-cell office:value-type="float" office:value="462.62" calcext:value-type="float">
            <text:p>462.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Ağustos 2020</text:p>
          </table:table-cell>
          <table:table-cell office:value-type="float" office:value="456.55" calcext:value-type="float">
            <text:p>456.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Ağustos 2020</text:p>
          </table:table-cell>
          <table:table-cell office:value-type="float" office:value="463.31" calcext:value-type="float">
            <text:p>463.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Ağustos 2020</text:p>
          </table:table-cell>
          <table:table-cell office:value-type="float" office:value="463.18" calcext:value-type="float">
            <text:p>463.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Ağustos 2020</text:p>
          </table:table-cell>
          <table:table-cell office:value-type="float" office:value="464.91" calcext:value-type="float">
            <text:p>464.9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Eylül 2020</text:p>
          </table:table-cell>
          <table:table-cell office:value-type="float" office:value="461.32" calcext:value-type="float">
            <text:p>461.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Eylül 2020</text:p>
          </table:table-cell>
          <table:table-cell office:value-type="float" office:value="461.56" calcext:value-type="float">
            <text:p>461.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Eylül 2020</text:p>
          </table:table-cell>
          <table:table-cell office:value-type="float" office:value="462.32" calcext:value-type="float">
            <text:p>462.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Eylül 2020</text:p>
          </table:table-cell>
          <table:table-cell office:value-type="float" office:value="462.35" calcext:value-type="float">
            <text:p>462.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Eylül 2020</text:p>
          </table:table-cell>
          <table:table-cell office:value-type="float" office:value="462.52" calcext:value-type="float">
            <text:p>462.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Eylül 2020</text:p>
          </table:table-cell>
          <table:table-cell office:value-type="float" office:value="464.85" calcext:value-type="float">
            <text:p>464.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Eylül 2020</text:p>
          </table:table-cell>
          <table:table-cell office:value-type="float" office:value="468.57" calcext:value-type="float">
            <text:p>468.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Eylül 2020</text:p>
          </table:table-cell>
          <table:table-cell office:value-type="float" office:value="466.23" calcext:value-type="float">
            <text:p>466.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Eylül 2020</text:p>
          </table:table-cell>
          <table:table-cell office:value-type="float" office:value="466.23" calcext:value-type="float">
            <text:p>466.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Eylül 2020</text:p>
          </table:table-cell>
          <table:table-cell office:value-type="float" office:value="466.15" calcext:value-type="float">
            <text:p>466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Eylül 2020</text:p>
          </table:table-cell>
          <table:table-cell office:value-type="float" office:value="470.74" calcext:value-type="float">
            <text:p>470.7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Eylül 2020</text:p>
          </table:table-cell>
          <table:table-cell office:value-type="float" office:value="470.61" calcext:value-type="float">
            <text:p>470.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Eylül 2020</text:p>
          </table:table-cell>
          <table:table-cell office:value-type="float" office:value="472.69" calcext:value-type="float">
            <text:p>472.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Eylül 2020</text:p>
          </table:table-cell>
          <table:table-cell office:value-type="float" office:value="471.72" calcext:value-type="float">
            <text:p>471.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Eylül 2020</text:p>
          </table:table-cell>
          <table:table-cell office:value-type="float" office:value="473.82" calcext:value-type="float">
            <text:p>473.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Eylül 2020</text:p>
          </table:table-cell>
          <table:table-cell office:value-type="float" office:value="473.82" calcext:value-type="float">
            <text:p>473.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Eylül 2020</text:p>
          </table:table-cell>
          <table:table-cell office:value-type="float" office:value="469.26" calcext:value-type="float">
            <text:p>469.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Eylül 2020</text:p>
          </table:table-cell>
          <table:table-cell office:value-type="float" office:value="468.1" calcext:value-type="float">
            <text:p>468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Eylül 2020</text:p>
          </table:table-cell>
          <table:table-cell office:value-type="float" office:value="461.36" calcext:value-type="float">
            <text:p>461.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Eylül 2020</text:p>
          </table:table-cell>
          <table:table-cell office:value-type="float" office:value="457.92" calcext:value-type="float">
            <text:p>457.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Eylül 2020</text:p>
          </table:table-cell>
          <table:table-cell office:value-type="float" office:value="458.37" calcext:value-type="float">
            <text:p>458.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Eylül 2020</text:p>
          </table:table-cell>
          <table:table-cell office:value-type="float" office:value="458.39" calcext:value-type="float">
            <text:p>458.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Eylül 2020</text:p>
          </table:table-cell>
          <table:table-cell office:value-type="float" office:value="471.83" calcext:value-type="float">
            <text:p>471.8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Eylül 2020</text:p>
          </table:table-cell>
          <table:table-cell office:value-type="float" office:value="476.98" calcext:value-type="float">
            <text:p>476.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Eylül 2020</text:p>
          </table:table-cell>
          <table:table-cell office:value-type="float" office:value="467.54" calcext:value-type="float">
            <text:p>467.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Ekim 2020</text:p>
          </table:table-cell>
          <table:table-cell office:value-type="float" office:value="474.56" calcext:value-type="float">
            <text:p>474.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Ekim 2020</text:p>
          </table:table-cell>
          <table:table-cell office:value-type="float" office:value="473.84" calcext:value-type="float">
            <text:p>473.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Ekim 2020</text:p>
          </table:table-cell>
          <table:table-cell office:value-type="float" office:value="473.84" calcext:value-type="float">
            <text:p>473.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Ekim 2020</text:p>
          </table:table-cell>
          <table:table-cell office:value-type="float" office:value="477.65" calcext:value-type="float">
            <text:p>477.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Ekim 2020</text:p>
          </table:table-cell>
          <table:table-cell office:value-type="float" office:value="470.8" calcext:value-type="float">
            <text:p>470.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Ekim 2020</text:p>
          </table:table-cell>
          <table:table-cell office:value-type="float" office:value="478.36" calcext:value-type="float">
            <text:p>478.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Ekim 2020</text:p>
          </table:table-cell>
          <table:table-cell office:value-type="float" office:value="483.65" calcext:value-type="float">
            <text:p>483.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Ekim 2020</text:p>
          </table:table-cell>
          <table:table-cell office:value-type="float" office:value="487.57" calcext:value-type="float">
            <text:p>487.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Ekim 2020</text:p>
          </table:table-cell>
          <table:table-cell office:value-type="float" office:value="487.57" calcext:value-type="float">
            <text:p>487.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Ekim 2020</text:p>
          </table:table-cell>
          <table:table-cell office:value-type="float" office:value="487.24" calcext:value-type="float">
            <text:p>487.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Ekim 2020</text:p>
          </table:table-cell>
          <table:table-cell office:value-type="float" office:value="481.57" calcext:value-type="float">
            <text:p>481.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Ekim 2020</text:p>
          </table:table-cell>
          <table:table-cell office:value-type="float" office:value="483.6" calcext:value-type="float">
            <text:p>483.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Ekim 2020</text:p>
          </table:table-cell>
          <table:table-cell office:value-type="float" office:value="486.84" calcext:value-type="float">
            <text:p>486.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Ekim 2020</text:p>
          </table:table-cell>
          <table:table-cell office:value-type="float" office:value="484.48" calcext:value-type="float">
            <text:p>484.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Ekim 2020</text:p>
          </table:table-cell>
          <table:table-cell office:value-type="float" office:value="484.48" calcext:value-type="float">
            <text:p>484.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Ekim 2020</text:p>
          </table:table-cell>
          <table:table-cell office:value-type="float" office:value="482.32" calcext:value-type="float">
            <text:p>482.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Ekim 2020</text:p>
          </table:table-cell>
          <table:table-cell office:value-type="float" office:value="482" calcext:value-type="float">
            <text:p>482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Ekim 2020</text:p>
          </table:table-cell>
          <table:table-cell office:value-type="float" office:value="483.43" calcext:value-type="float">
            <text:p>483.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Ekim 2020</text:p>
          </table:table-cell>
          <table:table-cell office:value-type="float" office:value="486.01" calcext:value-type="float">
            <text:p>486.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Ekim 2020</text:p>
          </table:table-cell>
          <table:table-cell office:value-type="float" office:value="487.18" calcext:value-type="float">
            <text:p>487.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Ekim 2020</text:p>
          </table:table-cell>
          <table:table-cell office:value-type="float" office:value="487.18" calcext:value-type="float">
            <text:p>487.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Ekim 2020</text:p>
          </table:table-cell>
          <table:table-cell office:value-type="float" office:value="494.35" calcext:value-type="float">
            <text:p>494.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Ekim 2020</text:p>
          </table:table-cell>
          <table:table-cell office:value-type="float" office:value="502.13" calcext:value-type="float">
            <text:p>502.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Ekim 2020</text:p>
          </table:table-cell>
          <table:table-cell office:value-type="float" office:value="498.28" calcext:value-type="float">
            <text:p>498.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Ekim 2020</text:p>
          </table:table-cell>
          <table:table-cell office:value-type="float" office:value="504.19" calcext:value-type="float">
            <text:p>504.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Ekim 2020</text:p>
          </table:table-cell>
          <table:table-cell office:value-type="float" office:value="504.19" calcext:value-type="float">
            <text:p>504.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Kasım 2020</text:p>
          </table:table-cell>
          <table:table-cell office:value-type="float" office:value="514.36" calcext:value-type="float">
            <text:p>514.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Kasım 2020</text:p>
          </table:table-cell>
          <table:table-cell office:value-type="float" office:value="515.65" calcext:value-type="float">
            <text:p>515.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Kasım 2020</text:p>
          </table:table-cell>
          <table:table-cell office:value-type="float" office:value="515.76" calcext:value-type="float">
            <text:p>515.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Kasım 2020</text:p>
          </table:table-cell>
          <table:table-cell office:value-type="float" office:value="527.49" calcext:value-type="float">
            <text:p>527.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Kasım 2020</text:p>
          </table:table-cell>
          <table:table-cell office:value-type="float" office:value="534.77" calcext:value-type="float">
            <text:p>534.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Kasım 2020</text:p>
          </table:table-cell>
          <table:table-cell office:value-type="float" office:value="534.99" calcext:value-type="float">
            <text:p>534.9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Kasım 2020</text:p>
          </table:table-cell>
          <table:table-cell office:value-type="float" office:value="483.04" calcext:value-type="float">
            <text:p>483.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Kasım 2020</text:p>
          </table:table-cell>
          <table:table-cell office:value-type="float" office:value="491.26" calcext:value-type="float">
            <text:p>491.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Kasım 2020</text:p>
          </table:table-cell>
          <table:table-cell office:value-type="float" office:value="467.15" calcext:value-type="float">
            <text:p>467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Kasım 2020</text:p>
          </table:table-cell>
          <table:table-cell office:value-type="float" office:value="464.08" calcext:value-type="float">
            <text:p>464.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Kasım 2020</text:p>
          </table:table-cell>
          <table:table-cell office:value-type="float" office:value="466.22" calcext:value-type="float">
            <text:p>466.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Kasım 2020</text:p>
          </table:table-cell>
          <table:table-cell office:value-type="float" office:value="466.22" calcext:value-type="float">
            <text:p>466.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Kasım 2020</text:p>
          </table:table-cell>
          <table:table-cell office:value-type="float" office:value="467.89" calcext:value-type="float">
            <text:p>467.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Kasım 2020</text:p>
          </table:table-cell>
          <table:table-cell office:value-type="float" office:value="465.81" calcext:value-type="float">
            <text:p>465.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Kasım 2020</text:p>
          </table:table-cell>
          <table:table-cell office:value-type="float" office:value="463.9" calcext:value-type="float">
            <text:p>463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Kasım 2020</text:p>
          </table:table-cell>
          <table:table-cell office:value-type="float" office:value="453.34" calcext:value-type="float">
            <text:p>453.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Kasım 2020</text:p>
          </table:table-cell>
          <table:table-cell office:value-type="float" office:value="459.09" calcext:value-type="float">
            <text:p>459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Kasım 2020</text:p>
          </table:table-cell>
          <table:table-cell office:value-type="float" office:value="459.09" calcext:value-type="float">
            <text:p>459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Kasım 2020</text:p>
          </table:table-cell>
          <table:table-cell office:value-type="float" office:value="465.6" calcext:value-type="float">
            <text:p>465.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Kasım 2020</text:p>
          </table:table-cell>
          <table:table-cell office:value-type="float" office:value="465.29" calcext:value-type="float">
            <text:p>465.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Kasım 2020</text:p>
          </table:table-cell>
          <table:table-cell office:value-type="float" office:value="461.98" calcext:value-type="float">
            <text:p>461.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Kasım 2020</text:p>
          </table:table-cell>
          <table:table-cell office:value-type="float" office:value="457.66" calcext:value-type="float">
            <text:p>457.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Kasım 2020</text:p>
          </table:table-cell>
          <table:table-cell office:value-type="float" office:value="449.02" calcext:value-type="float">
            <text:p>449.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Kasım 2020</text:p>
          </table:table-cell>
          <table:table-cell office:value-type="float" office:value="446.99" calcext:value-type="float">
            <text:p>446.9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Aralık 2020</text:p>
          </table:table-cell>
          <table:table-cell office:value-type="float" office:value="456.86" calcext:value-type="float">
            <text:p>456.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Aralık 2020</text:p>
          </table:table-cell>
          <table:table-cell office:value-type="float" office:value="462.18" calcext:value-type="float">
            <text:p>462.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Aralık 2020</text:p>
          </table:table-cell>
          <table:table-cell office:value-type="float" office:value="460.41" calcext:value-type="float">
            <text:p>460.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Aralık 2020</text:p>
          </table:table-cell>
          <table:table-cell office:value-type="float" office:value="461.43" calcext:value-type="float">
            <text:p>461.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Aralık 2020</text:p>
          </table:table-cell>
          <table:table-cell office:value-type="float" office:value="461.43" calcext:value-type="float">
            <text:p>461.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Aralık 2020</text:p>
          </table:table-cell>
          <table:table-cell office:value-type="float" office:value="468.03" calcext:value-type="float">
            <text:p>468.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Aralık 2020</text:p>
          </table:table-cell>
          <table:table-cell office:value-type="float" office:value="470.31" calcext:value-type="float">
            <text:p>470.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Aralık 2020</text:p>
          </table:table-cell>
          <table:table-cell office:value-type="float" office:value="462.15" calcext:value-type="float">
            <text:p>462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Aralık 2020</text:p>
          </table:table-cell>
          <table:table-cell office:value-type="float" office:value="465.7" calcext:value-type="float">
            <text:p>465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Aralık 2020</text:p>
          </table:table-cell>
          <table:table-cell office:value-type="float" office:value="463.62" calcext:value-type="float">
            <text:p>463.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Aralık 2020</text:p>
          </table:table-cell>
          <table:table-cell office:value-type="float" office:value="463.62" calcext:value-type="float">
            <text:p>463.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Aralık 2020</text:p>
          </table:table-cell>
          <table:table-cell office:value-type="float" office:value="461.52" calcext:value-type="float">
            <text:p>461.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Aralık 2020</text:p>
          </table:table-cell>
          <table:table-cell office:value-type="float" office:value="467.22" calcext:value-type="float">
            <text:p>467.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Aralık 2020</text:p>
          </table:table-cell>
          <table:table-cell office:value-type="float" office:value="467.63" calcext:value-type="float">
            <text:p>467.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Aralık 2020</text:p>
          </table:table-cell>
          <table:table-cell office:value-type="float" office:value="466.69" calcext:value-type="float">
            <text:p>466.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Aralık 2020</text:p>
          </table:table-cell>
          <table:table-cell office:value-type="float" office:value="463.26" calcext:value-type="float">
            <text:p>463.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Aralık 2020</text:p>
          </table:table-cell>
          <table:table-cell office:value-type="float" office:value="461.81" calcext:value-type="float">
            <text:p>461.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Aralık 2020</text:p>
          </table:table-cell>
          <table:table-cell office:value-type="float" office:value="460.9" calcext:value-type="float">
            <text:p>460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Aralık 2020</text:p>
          </table:table-cell>
          <table:table-cell office:value-type="float" office:value="458.32" calcext:value-type="float">
            <text:p>458.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Aralık 2020</text:p>
          </table:table-cell>
          <table:table-cell office:value-type="float" office:value="460.06" calcext:value-type="float">
            <text:p>460.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Aralık 2020</text:p>
          </table:table-cell>
          <table:table-cell office:value-type="float" office:value="458.41" calcext:value-type="float">
            <text:p>458.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Aralık 2020</text:p>
          </table:table-cell>
          <table:table-cell office:value-type="float" office:value="458.44" calcext:value-type="float">
            <text:p>458.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Aralık 2020</text:p>
          </table:table-cell>
          <table:table-cell office:value-type="float" office:value="448.13" calcext:value-type="float">
            <text:p>448.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Aralık 2020</text:p>
          </table:table-cell>
          <table:table-cell office:value-type="float" office:value="446.8" calcext:value-type="float">
            <text:p>446.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Aralık 2020</text:p>
          </table:table-cell>
          <table:table-cell office:value-type="float" office:value="449.54" calcext:value-type="float">
            <text:p>449.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Aralık 2020</text:p>
          </table:table-cell>
          <table:table-cell office:value-type="float" office:value="454.36" calcext:value-type="float">
            <text:p>454.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Ocak 2021</text:p>
          </table:table-cell>
          <table:table-cell office:value-type="float" office:value="452.92" calcext:value-type="float">
            <text:p>452.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Ocak 2021</text:p>
          </table:table-cell>
          <table:table-cell office:value-type="float" office:value="463.79" calcext:value-type="float">
            <text:p>463.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Ocak 2021</text:p>
          </table:table-cell>
          <table:table-cell office:value-type="float" office:value="462.98" calcext:value-type="float">
            <text:p>462.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Ocak 2021</text:p>
          </table:table-cell>
          <table:table-cell office:value-type="float" office:value="450.65" calcext:value-type="float">
            <text:p>450.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Ocak 2021</text:p>
          </table:table-cell>
          <table:table-cell office:value-type="float" office:value="452.05" calcext:value-type="float">
            <text:p>452.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Ocak 2021</text:p>
          </table:table-cell>
          <table:table-cell office:value-type="float" office:value="438.05" calcext:value-type="float">
            <text:p>438.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Ocak 2021</text:p>
          </table:table-cell>
          <table:table-cell office:value-type="float" office:value="438.05" calcext:value-type="float">
            <text:p>438.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Ocak 2021</text:p>
          </table:table-cell>
          <table:table-cell office:value-type="float" office:value="443.93" calcext:value-type="float">
            <text:p>443.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Ocak 2021</text:p>
          </table:table-cell>
          <table:table-cell office:value-type="float" office:value="444.83" calcext:value-type="float">
            <text:p>444.8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Ocak 2021</text:p>
          </table:table-cell>
          <table:table-cell office:value-type="float" office:value="439.96" calcext:value-type="float">
            <text:p>439.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Ocak 2021</text:p>
          </table:table-cell>
          <table:table-cell office:value-type="float" office:value="437.19" calcext:value-type="float">
            <text:p>437.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Ocak 2021</text:p>
          </table:table-cell>
          <table:table-cell office:value-type="float" office:value="437.79" calcext:value-type="float">
            <text:p>437.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Ocak 2021</text:p>
          </table:table-cell>
          <table:table-cell office:value-type="float" office:value="437.79" calcext:value-type="float">
            <text:p>437.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Ocak 2021</text:p>
          </table:table-cell>
          <table:table-cell office:value-type="float" office:value="441.47" calcext:value-type="float">
            <text:p>441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Ocak 2021</text:p>
          </table:table-cell>
          <table:table-cell office:value-type="float" office:value="441.82" calcext:value-type="float">
            <text:p>441.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Ocak 2021</text:p>
          </table:table-cell>
          <table:table-cell office:value-type="float" office:value="446.08" calcext:value-type="float">
            <text:p>446.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Ocak 2021</text:p>
          </table:table-cell>
          <table:table-cell office:value-type="float" office:value="442.71" calcext:value-type="float">
            <text:p>442.7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Ocak 2021</text:p>
          </table:table-cell>
          <table:table-cell office:value-type="float" office:value="441.78" calcext:value-type="float">
            <text:p>441.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Ocak 2021</text:p>
          </table:table-cell>
          <table:table-cell office:value-type="float" office:value="441.78" calcext:value-type="float">
            <text:p>441.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Ocak 2021</text:p>
          </table:table-cell>
          <table:table-cell office:value-type="float" office:value="442.12" calcext:value-type="float">
            <text:p>442.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Ocak 2021</text:p>
          </table:table-cell>
          <table:table-cell office:value-type="float" office:value="437.17" calcext:value-type="float">
            <text:p>437.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Ocak 2021</text:p>
          </table:table-cell>
          <table:table-cell office:value-type="float" office:value="438.79" calcext:value-type="float">
            <text:p>438.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Ocak 2021</text:p>
          </table:table-cell>
          <table:table-cell office:value-type="float" office:value="434.3" calcext:value-type="float">
            <text:p>434.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Ocak 2021</text:p>
          </table:table-cell>
          <table:table-cell office:value-type="float" office:value="433.5" calcext:value-type="float">
            <text:p>433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Ocak 2021</text:p>
          </table:table-cell>
          <table:table-cell office:value-type="float" office:value="433.5" calcext:value-type="float">
            <text:p>433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Şubat 2021</text:p>
          </table:table-cell>
          <table:table-cell office:value-type="float" office:value="429.53" calcext:value-type="float">
            <text:p>429.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Şubat 2021</text:p>
          </table:table-cell>
          <table:table-cell office:value-type="float" office:value="424.97" calcext:value-type="float">
            <text:p>424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Şubat 2021</text:p>
          </table:table-cell>
          <table:table-cell office:value-type="float" office:value="422.1" calcext:value-type="float">
            <text:p>422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Şubat 2021</text:p>
          </table:table-cell>
          <table:table-cell office:value-type="float" office:value="411.49" calcext:value-type="float">
            <text:p>411.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Şubat 2021</text:p>
          </table:table-cell>
          <table:table-cell office:value-type="float" office:value="411.1" calcext:value-type="float">
            <text:p>411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Şubat 2021</text:p>
          </table:table-cell>
          <table:table-cell office:value-type="float" office:value="411.1" calcext:value-type="float">
            <text:p>411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Şubat 2021</text:p>
          </table:table-cell>
          <table:table-cell office:value-type="float" office:value="416.44" calcext:value-type="float">
            <text:p>416.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Şubat 2021</text:p>
          </table:table-cell>
          <table:table-cell office:value-type="float" office:value="417.37" calcext:value-type="float">
            <text:p>417.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Şubat 2021</text:p>
          </table:table-cell>
          <table:table-cell office:value-type="float" office:value="418.17" calcext:value-type="float">
            <text:p>418.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Şubat 2021</text:p>
          </table:table-cell>
          <table:table-cell office:value-type="float" office:value="412.58" calcext:value-type="float">
            <text:p>412.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Şubat 2021</text:p>
          </table:table-cell>
          <table:table-cell office:value-type="float" office:value="412.01" calcext:value-type="float">
            <text:p>412.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Şubat 2021</text:p>
          </table:table-cell>
          <table:table-cell office:value-type="float" office:value="412.01" calcext:value-type="float">
            <text:p>412.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Şubat 2021</text:p>
          </table:table-cell>
          <table:table-cell office:value-type="float" office:value="406.98" calcext:value-type="float">
            <text:p>406.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Şubat 2021</text:p>
          </table:table-cell>
          <table:table-cell office:value-type="float" office:value="403.64" calcext:value-type="float">
            <text:p>403.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Şubat 2021</text:p>
          </table:table-cell>
          <table:table-cell office:value-type="float" office:value="397.46" calcext:value-type="float">
            <text:p>397.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Şubat 2021</text:p>
          </table:table-cell>
          <table:table-cell office:value-type="float" office:value="397.42" calcext:value-type="float">
            <text:p>397.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Şubat 2021</text:p>
          </table:table-cell>
          <table:table-cell office:value-type="float" office:value="399.99" calcext:value-type="float">
            <text:p>399.9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Şubat 2021</text:p>
          </table:table-cell>
          <table:table-cell office:value-type="float" office:value="400" calcext:value-type="float">
            <text:p>40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Şubat 2021</text:p>
          </table:table-cell>
          <table:table-cell office:value-type="float" office:value="408.24" calcext:value-type="float">
            <text:p>408.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Şubat 2021</text:p>
          </table:table-cell>
          <table:table-cell office:value-type="float" office:value="412.41" calcext:value-type="float">
            <text:p>412.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Şubat 2021</text:p>
          </table:table-cell>
          <table:table-cell office:value-type="float" office:value="415.55" calcext:value-type="float">
            <text:p>415.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Şubat 2021</text:p>
          </table:table-cell>
          <table:table-cell office:value-type="float" office:value="418.42" calcext:value-type="float">
            <text:p>418.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Şubat 2021</text:p>
          </table:table-cell>
          <table:table-cell office:value-type="float" office:value="412.18" calcext:value-type="float">
            <text:p>412.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Şubat 2021</text:p>
          </table:table-cell>
          <table:table-cell office:value-type="float" office:value="412.22" calcext:value-type="float">
            <text:p>412.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Mart 2021</text:p>
          </table:table-cell>
          <table:table-cell office:value-type="float" office:value="404.38" calcext:value-type="float">
            <text:p>404.3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Mart 2021</text:p>
          </table:table-cell>
          <table:table-cell office:value-type="float" office:value="410.11" calcext:value-type="float">
            <text:p>410.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Mart 2021</text:p>
          </table:table-cell>
          <table:table-cell office:value-type="float" office:value="410.44" calcext:value-type="float">
            <text:p>410.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Mart 2021</text:p>
          </table:table-cell>
          <table:table-cell office:value-type="float" office:value="409.33" calcext:value-type="float">
            <text:p>409.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Mart 2021</text:p>
          </table:table-cell>
          <table:table-cell office:value-type="float" office:value="411.24" calcext:value-type="float">
            <text:p>411.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Mart 2021</text:p>
          </table:table-cell>
          <table:table-cell office:value-type="float" office:value="411.24" calcext:value-type="float">
            <text:p>411.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Mart 2021</text:p>
          </table:table-cell>
          <table:table-cell office:value-type="float" office:value="418.5" calcext:value-type="float">
            <text:p>418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Mart 2021</text:p>
          </table:table-cell>
          <table:table-cell office:value-type="float" office:value="420.07" calcext:value-type="float">
            <text:p>420.0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Mart 2021</text:p>
          </table:table-cell>
          <table:table-cell office:value-type="float" office:value="416.35" calcext:value-type="float">
            <text:p>416.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Mart 2021</text:p>
          </table:table-cell>
          <table:table-cell office:value-type="float" office:value="414.33" calcext:value-type="float">
            <text:p>414.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Mart 2021</text:p>
          </table:table-cell>
          <table:table-cell office:value-type="float" office:value="419.29" calcext:value-type="float">
            <text:p>419.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Mart 2021</text:p>
          </table:table-cell>
          <table:table-cell office:value-type="float" office:value="419.29" calcext:value-type="float">
            <text:p>419.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Mart 2021</text:p>
          </table:table-cell>
          <table:table-cell office:value-type="float" office:value="419.41" calcext:value-type="float">
            <text:p>419.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Mart 2021</text:p>
          </table:table-cell>
          <table:table-cell office:value-type="float" office:value="416.71" calcext:value-type="float">
            <text:p>416.7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Mart 2021</text:p>
          </table:table-cell>
          <table:table-cell office:value-type="float" office:value="420.49" calcext:value-type="float">
            <text:p>420.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Mart 2021</text:p>
          </table:table-cell>
          <table:table-cell office:value-type="float" office:value="408.77" calcext:value-type="float">
            <text:p>408.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Mart 2021</text:p>
          </table:table-cell>
          <table:table-cell office:value-type="float" office:value="404.72" calcext:value-type="float">
            <text:p>404.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Mart 2021</text:p>
          </table:table-cell>
          <table:table-cell office:value-type="float" office:value="404.72" calcext:value-type="float">
            <text:p>404.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Mart 2021</text:p>
          </table:table-cell>
          <table:table-cell office:value-type="float" office:value="435.45" calcext:value-type="float">
            <text:p>435.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Mart 2021</text:p>
          </table:table-cell>
          <table:table-cell office:value-type="float" office:value="441.46" calcext:value-type="float">
            <text:p>441.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Mart 2021</text:p>
          </table:table-cell>
          <table:table-cell office:value-type="float" office:value="442.58" calcext:value-type="float">
            <text:p>442.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Mart 2021</text:p>
          </table:table-cell>
          <table:table-cell office:value-type="float" office:value="440.87" calcext:value-type="float">
            <text:p>440.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Mart 2021</text:p>
          </table:table-cell>
          <table:table-cell office:value-type="float" office:value="452.43" calcext:value-type="float">
            <text:p>452.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Mart 2021</text:p>
          </table:table-cell>
          <table:table-cell office:value-type="float" office:value="452.43" calcext:value-type="float">
            <text:p>452.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Mart 2021</text:p>
          </table:table-cell>
          <table:table-cell office:value-type="float" office:value="451.21" calcext:value-type="float">
            <text:p>451.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Mart 2021</text:p>
          </table:table-cell>
          <table:table-cell office:value-type="float" office:value="451.36" calcext:value-type="float">
            <text:p>451.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Mart 2021</text:p>
          </table:table-cell>
          <table:table-cell office:value-type="float" office:value="452.37" calcext:value-type="float">
            <text:p>452.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Nisan 2021</text:p>
          </table:table-cell>
          <table:table-cell office:value-type="float" office:value="450.8" calcext:value-type="float">
            <text:p>450.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Nisan 2021</text:p>
          </table:table-cell>
          <table:table-cell office:value-type="float" office:value="454.45" calcext:value-type="float">
            <text:p>454.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Nisan 2021</text:p>
          </table:table-cell>
          <table:table-cell office:value-type="float" office:value="450.2" calcext:value-type="float">
            <text:p>450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Nisan 2021</text:p>
          </table:table-cell>
          <table:table-cell office:value-type="float" office:value="455.74" calcext:value-type="float">
            <text:p>455.7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Nisan 2021</text:p>
          </table:table-cell>
          <table:table-cell office:value-type="float" office:value="455.14" calcext:value-type="float">
            <text:p>455.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Nisan 2021</text:p>
          </table:table-cell>
          <table:table-cell office:value-type="float" office:value="459.08" calcext:value-type="float">
            <text:p>459.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Nisan 2021</text:p>
          </table:table-cell>
          <table:table-cell office:value-type="float" office:value="457.29" calcext:value-type="float">
            <text:p>457.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Nisan 2021</text:p>
          </table:table-cell>
          <table:table-cell office:value-type="float" office:value="457.31" calcext:value-type="float">
            <text:p>457.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Nisan 2021</text:p>
          </table:table-cell>
          <table:table-cell office:value-type="float" office:value="454.83" calcext:value-type="float">
            <text:p>454.8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Nisan 2021</text:p>
          </table:table-cell>
          <table:table-cell office:value-type="float" office:value="450.23" calcext:value-type="float">
            <text:p>450.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Nisan 2021</text:p>
          </table:table-cell>
          <table:table-cell office:value-type="float" office:value="454.14" calcext:value-type="float">
            <text:p>454.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Nisan 2021</text:p>
          </table:table-cell>
          <table:table-cell office:value-type="float" office:value="460.52" calcext:value-type="float">
            <text:p>460.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Nisan 2021</text:p>
          </table:table-cell>
          <table:table-cell office:value-type="float" office:value="460.43" calcext:value-type="float">
            <text:p>460.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Nisan 2021</text:p>
          </table:table-cell>
          <table:table-cell office:value-type="float" office:value="460.66" calcext:value-type="float">
            <text:p>460.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Nisan 2021</text:p>
          </table:table-cell>
          <table:table-cell office:value-type="float" office:value="463.45" calcext:value-type="float">
            <text:p>463.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Nisan 2021</text:p>
          </table:table-cell>
          <table:table-cell office:value-type="float" office:value="471.67" calcext:value-type="float">
            <text:p>471.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Nisan 2021</text:p>
          </table:table-cell>
          <table:table-cell office:value-type="float" office:value="476.65" calcext:value-type="float">
            <text:p>476.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Nisan 2021</text:p>
          </table:table-cell>
          <table:table-cell office:value-type="float" office:value="478.77" calcext:value-type="float">
            <text:p>478.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Nisan 2021</text:p>
          </table:table-cell>
          <table:table-cell office:value-type="float" office:value="473.65" calcext:value-type="float">
            <text:p>473.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Nisan 2021</text:p>
          </table:table-cell>
          <table:table-cell office:value-type="float" office:value="468.66" calcext:value-type="float">
            <text:p>468.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Nisan 2021</text:p>
          </table:table-cell>
          <table:table-cell office:value-type="float" office:value="468.96" calcext:value-type="float">
            <text:p>468.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Nisan 2021</text:p>
          </table:table-cell>
          <table:table-cell office:value-type="float" office:value="467.26" calcext:value-type="float">
            <text:p>467.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Nisan 2021</text:p>
          </table:table-cell>
          <table:table-cell office:value-type="float" office:value="471.27" calcext:value-type="float">
            <text:p>471.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Mayıs 2021</text:p>
          </table:table-cell>
          <table:table-cell office:value-type="float" office:value="471.21" calcext:value-type="float">
            <text:p>471.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Mayıs 2021</text:p>
          </table:table-cell>
          <table:table-cell office:value-type="float" office:value="475.35" calcext:value-type="float">
            <text:p>475.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Mayıs 2021</text:p>
          </table:table-cell>
          <table:table-cell office:value-type="float" office:value="475.96" calcext:value-type="float">
            <text:p>475.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Mayıs 2021</text:p>
          </table:table-cell>
          <table:table-cell office:value-type="float" office:value="477.56" calcext:value-type="float">
            <text:p>477.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Mayıs 2021</text:p>
          </table:table-cell>
          <table:table-cell office:value-type="float" office:value="482.86" calcext:value-type="float">
            <text:p>482.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Mayıs 2021</text:p>
          </table:table-cell>
          <table:table-cell office:value-type="float" office:value="484.8" calcext:value-type="float">
            <text:p>484.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Mayıs 2021</text:p>
          </table:table-cell>
          <table:table-cell office:value-type="float" office:value="484.8" calcext:value-type="float">
            <text:p>484.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Mayıs 2021</text:p>
          </table:table-cell>
          <table:table-cell office:value-type="float" office:value="488.36" calcext:value-type="float">
            <text:p>488.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Mayıs 2021</text:p>
          </table:table-cell>
          <table:table-cell office:value-type="float" office:value="488.96" calcext:value-type="float">
            <text:p>488.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Mayıs 2021</text:p>
          </table:table-cell>
          <table:table-cell office:value-type="float" office:value="491.39" calcext:value-type="float">
            <text:p>491.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Mayıs 2021</text:p>
          </table:table-cell>
          <table:table-cell office:value-type="float" office:value="499.29" calcext:value-type="float">
            <text:p>499.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Mayıs 2021</text:p>
          </table:table-cell>
          <table:table-cell office:value-type="float" office:value="501.11" calcext:value-type="float">
            <text:p>501.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Mayıs 2021</text:p>
          </table:table-cell>
          <table:table-cell office:value-type="float" office:value="498.92" calcext:value-type="float">
            <text:p>498.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Mayıs 2021</text:p>
          </table:table-cell>
          <table:table-cell office:value-type="float" office:value="502.13" calcext:value-type="float">
            <text:p>502.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Mayıs 2021</text:p>
          </table:table-cell>
          <table:table-cell office:value-type="float" office:value="505.66" calcext:value-type="float">
            <text:p>505.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Mayıs 2021</text:p>
          </table:table-cell>
          <table:table-cell office:value-type="float" office:value="505.78" calcext:value-type="float">
            <text:p>505.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Mayıs 2021</text:p>
          </table:table-cell>
          <table:table-cell office:value-type="float" office:value="509.09" calcext:value-type="float">
            <text:p>509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Mayıs 2021</text:p>
          </table:table-cell>
          <table:table-cell office:value-type="float" office:value="507.28" calcext:value-type="float">
            <text:p>507.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Mayıs 2021</text:p>
          </table:table-cell>
          <table:table-cell office:value-type="float" office:value="516.64" calcext:value-type="float">
            <text:p>516.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Mayıs 2021</text:p>
          </table:table-cell>
          <table:table-cell office:value-type="float" office:value="515.65" calcext:value-type="float">
            <text:p>515.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Mayıs 2021</text:p>
          </table:table-cell>
          <table:table-cell office:value-type="float" office:value="518.16" calcext:value-type="float">
            <text:p>518.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Mayıs 2021</text:p>
          </table:table-cell>
          <table:table-cell office:value-type="float" office:value="524.23" calcext:value-type="float">
            <text:p>524.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Mayıs 2021</text:p>
          </table:table-cell>
          <table:table-cell office:value-type="float" office:value="520.49" calcext:value-type="float">
            <text:p>520.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Haziran 2021</text:p>
          </table:table-cell>
          <table:table-cell office:value-type="float" office:value="520.52" calcext:value-type="float">
            <text:p>520.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Haziran 2021</text:p>
          </table:table-cell>
          <table:table-cell office:value-type="float" office:value="527.17" calcext:value-type="float">
            <text:p>527.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Haziran 2021</text:p>
          </table:table-cell>
          <table:table-cell office:value-type="float" office:value="523.41" calcext:value-type="float">
            <text:p>523.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Haziran 2021</text:p>
          </table:table-cell>
          <table:table-cell office:value-type="float" office:value="526.95" calcext:value-type="float">
            <text:p>526.9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Haziran 2021</text:p>
          </table:table-cell>
          <table:table-cell office:value-type="float" office:value="525.91" calcext:value-type="float">
            <text:p>525.9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Haziran 2021</text:p>
          </table:table-cell>
          <table:table-cell office:value-type="float" office:value="523.7" calcext:value-type="float">
            <text:p>523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Haziran 2021</text:p>
          </table:table-cell>
          <table:table-cell office:value-type="float" office:value="521.57" calcext:value-type="float">
            <text:p>521.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Haziran 2021</text:p>
          </table:table-cell>
          <table:table-cell office:value-type="float" office:value="514.32" calcext:value-type="float">
            <text:p>514.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Haziran 2021</text:p>
          </table:table-cell>
          <table:table-cell office:value-type="float" office:value="506.72" calcext:value-type="float">
            <text:p>506.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Haziran 2021</text:p>
          </table:table-cell>
          <table:table-cell office:value-type="float" office:value="508.14" calcext:value-type="float">
            <text:p>508.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Haziran 2021</text:p>
          </table:table-cell>
          <table:table-cell office:value-type="float" office:value="511.43" calcext:value-type="float">
            <text:p>511.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Haziran 2021</text:p>
          </table:table-cell>
          <table:table-cell office:value-type="float" office:value="501.9" calcext:value-type="float">
            <text:p>501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Haziran 2021</text:p>
          </table:table-cell>
          <table:table-cell office:value-type="float" office:value="497.11" calcext:value-type="float">
            <text:p>497.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Haziran 2021</text:p>
          </table:table-cell>
          <table:table-cell office:value-type="float" office:value="495.64" calcext:value-type="float">
            <text:p>495.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Haziran 2021</text:p>
          </table:table-cell>
          <table:table-cell office:value-type="float" office:value="502.76" calcext:value-type="float">
            <text:p>502.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Haziran 2021</text:p>
          </table:table-cell>
          <table:table-cell office:value-type="float" office:value="494.67" calcext:value-type="float">
            <text:p>494.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Haziran 2021</text:p>
          </table:table-cell>
          <table:table-cell office:value-type="float" office:value="494.17" calcext:value-type="float">
            <text:p>494.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Haziran 2021</text:p>
          </table:table-cell>
          <table:table-cell office:value-type="float" office:value="497.03" calcext:value-type="float">
            <text:p>497.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Haziran 2021</text:p>
          </table:table-cell>
          <table:table-cell office:value-type="float" office:value="502" calcext:value-type="float">
            <text:p>502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Haziran 2021</text:p>
          </table:table-cell>
          <table:table-cell office:value-type="float" office:value="502.03" calcext:value-type="float">
            <text:p>502.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Haziran 2021</text:p>
          </table:table-cell>
          <table:table-cell office:value-type="float" office:value="496.5" calcext:value-type="float">
            <text:p>496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Haziran 2021</text:p>
          </table:table-cell>
          <table:table-cell office:value-type="float" office:value="494.45" calcext:value-type="float">
            <text:p>494.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Haziran 2021</text:p>
          </table:table-cell>
          <table:table-cell office:value-type="float" office:value="495.42" calcext:value-type="float">
            <text:p>495.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Temmuz 2021</text:p>
          </table:table-cell>
          <table:table-cell office:value-type="float" office:value="494.49" calcext:value-type="float">
            <text:p>494.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Temmuz 2021</text:p>
          </table:table-cell>
          <table:table-cell office:value-type="float" office:value="498.76" calcext:value-type="float">
            <text:p>498.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Temmuz 2021</text:p>
          </table:table-cell>
          <table:table-cell office:value-type="float" office:value="499.06" calcext:value-type="float">
            <text:p>499.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Temmuz 2021</text:p>
          </table:table-cell>
          <table:table-cell office:value-type="float" office:value="502.04" calcext:value-type="float">
            <text:p>502.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Temmuz 2021</text:p>
          </table:table-cell>
          <table:table-cell office:value-type="float" office:value="503.57" calcext:value-type="float">
            <text:p>503.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Temmuz 2021</text:p>
          </table:table-cell>
          <table:table-cell office:value-type="float" office:value="503.87" calcext:value-type="float">
            <text:p>503.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Temmuz 2021</text:p>
          </table:table-cell>
          <table:table-cell office:value-type="float" office:value="503.37" calcext:value-type="float">
            <text:p>503.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Temmuz 2021</text:p>
          </table:table-cell>
          <table:table-cell office:value-type="float" office:value="503.43" calcext:value-type="float">
            <text:p>503.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Temmuz 2021</text:p>
          </table:table-cell>
          <table:table-cell office:value-type="float" office:value="501.44" calcext:value-type="float">
            <text:p>501.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Temmuz 2021</text:p>
          </table:table-cell>
          <table:table-cell office:value-type="float" office:value="500.99" calcext:value-type="float">
            <text:p>500.9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Temmuz 2021</text:p>
          </table:table-cell>
          <table:table-cell office:value-type="float" office:value="504.34" calcext:value-type="float">
            <text:p>504.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Temmuz 2021</text:p>
          </table:table-cell>
          <table:table-cell office:value-type="float" office:value="503.64" calcext:value-type="float">
            <text:p>503.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Temmuz 2021</text:p>
          </table:table-cell>
          <table:table-cell office:value-type="float" office:value="496.25" calcext:value-type="float">
            <text:p>496.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Temmuz 2021</text:p>
          </table:table-cell>
          <table:table-cell office:value-type="float" office:value="496.26" calcext:value-type="float">
            <text:p>496.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Temmuz 2021</text:p>
          </table:table-cell>
          <table:table-cell office:value-type="float" office:value="500.34" calcext:value-type="float">
            <text:p>500.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Temmuz 2021</text:p>
          </table:table-cell>
          <table:table-cell office:value-type="float" office:value="498.49" calcext:value-type="float">
            <text:p>498.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Temmuz 2021</text:p>
          </table:table-cell>
          <table:table-cell office:value-type="float" office:value="496.29" calcext:value-type="float">
            <text:p>496.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Temmuz 2021</text:p>
          </table:table-cell>
          <table:table-cell office:value-type="float" office:value="497.47" calcext:value-type="float">
            <text:p>497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Temmuz 2021</text:p>
          </table:table-cell>
          <table:table-cell office:value-type="float" office:value="495.46" calcext:value-type="float">
            <text:p>495.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Temmuz 2021</text:p>
          </table:table-cell>
          <table:table-cell office:value-type="float" office:value="495.48" calcext:value-type="float">
            <text:p>495.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Temmuz 2021</text:p>
          </table:table-cell>
          <table:table-cell office:value-type="float" office:value="494.12" calcext:value-type="float">
            <text:p>494.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Temmuz 2021</text:p>
          </table:table-cell>
          <table:table-cell office:value-type="float" office:value="495.03" calcext:value-type="float">
            <text:p>495.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Temmuz 2021</text:p>
          </table:table-cell>
          <table:table-cell office:value-type="float" office:value="496.57" calcext:value-type="float">
            <text:p>496.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Temmuz 2021</text:p>
          </table:table-cell>
          <table:table-cell office:value-type="float" office:value="496.77" calcext:value-type="float">
            <text:p>496.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Temmuz 2021</text:p>
          </table:table-cell>
          <table:table-cell office:value-type="float" office:value="492.54" calcext:value-type="float">
            <text:p>492.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Ağustos 2021</text:p>
          </table:table-cell>
          <table:table-cell office:value-type="float" office:value="486.67" calcext:value-type="float">
            <text:p>486.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Ağustos 2021</text:p>
          </table:table-cell>
          <table:table-cell office:value-type="float" office:value="489.1" calcext:value-type="float">
            <text:p>489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Ağustos 2021</text:p>
          </table:table-cell>
          <table:table-cell office:value-type="float" office:value="493.6" calcext:value-type="float">
            <text:p>493.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Ağustos 2021</text:p>
          </table:table-cell>
          <table:table-cell office:value-type="float" office:value="494.37" calcext:value-type="float">
            <text:p>494.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Ağustos 2021</text:p>
          </table:table-cell>
          <table:table-cell office:value-type="float" office:value="488.29" calcext:value-type="float">
            <text:p>488.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Ağustos 2021</text:p>
          </table:table-cell>
          <table:table-cell office:value-type="float" office:value="488.27" calcext:value-type="float">
            <text:p>488.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Ağustos 2021</text:p>
          </table:table-cell>
          <table:table-cell office:value-type="float" office:value="479.91" calcext:value-type="float">
            <text:p>479.9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Ağustos 2021</text:p>
          </table:table-cell>
          <table:table-cell office:value-type="float" office:value="477.9" calcext:value-type="float">
            <text:p>477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Ağustos 2021</text:p>
          </table:table-cell>
          <table:table-cell office:value-type="float" office:value="481.5" calcext:value-type="float">
            <text:p>481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Ağustos 2021</text:p>
          </table:table-cell>
          <table:table-cell office:value-type="float" office:value="487.1" calcext:value-type="float">
            <text:p>487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Ağustos 2021</text:p>
          </table:table-cell>
          <table:table-cell office:value-type="float" office:value="487.34" calcext:value-type="float">
            <text:p>487.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Ağustos 2021</text:p>
          </table:table-cell>
          <table:table-cell office:value-type="float" office:value="485.73" calcext:value-type="float">
            <text:p>485.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Ağustos 2021</text:p>
          </table:table-cell>
          <table:table-cell office:value-type="float" office:value="484.01" calcext:value-type="float">
            <text:p>484.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Ağustos 2021</text:p>
          </table:table-cell>
          <table:table-cell office:value-type="float" office:value="485.82" calcext:value-type="float">
            <text:p>485.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Ağustos 2021</text:p>
          </table:table-cell>
          <table:table-cell office:value-type="float" office:value="486.08" calcext:value-type="float">
            <text:p>486.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Ağustos 2021</text:p>
          </table:table-cell>
          <table:table-cell office:value-type="float" office:value="485.73" calcext:value-type="float">
            <text:p>485.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Ağustos 2021</text:p>
          </table:table-cell>
          <table:table-cell office:value-type="float" office:value="485.86" calcext:value-type="float">
            <text:p>485.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Ağustos 2021</text:p>
          </table:table-cell>
          <table:table-cell office:value-type="float" office:value="488.79" calcext:value-type="float">
            <text:p>488.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Ağustos 2021</text:p>
          </table:table-cell>
          <table:table-cell office:value-type="float" office:value="486.64" calcext:value-type="float">
            <text:p>486.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Ağustos 2021</text:p>
          </table:table-cell>
          <table:table-cell office:value-type="float" office:value="482" calcext:value-type="float">
            <text:p>482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Ağustos 2021</text:p>
          </table:table-cell>
          <table:table-cell office:value-type="float" office:value="483.57" calcext:value-type="float">
            <text:p>483.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Ağustos 2021</text:p>
          </table:table-cell>
          <table:table-cell office:value-type="float" office:value="487.73" calcext:value-type="float">
            <text:p>487.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Ağustos 2021</text:p>
          </table:table-cell>
          <table:table-cell office:value-type="float" office:value="487.63" calcext:value-type="float">
            <text:p>487.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Ağustos 2021</text:p>
          </table:table-cell>
          <table:table-cell office:value-type="float" office:value="487.31" calcext:value-type="float">
            <text:p>487.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Ağustos 2021</text:p>
          </table:table-cell>
          <table:table-cell office:value-type="float" office:value="484.49" calcext:value-type="float">
            <text:p>484.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Eylül 2021</text:p>
          </table:table-cell>
          <table:table-cell office:value-type="float" office:value="483.12" calcext:value-type="float">
            <text:p>483.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Eylül 2021</text:p>
          </table:table-cell>
          <table:table-cell office:value-type="float" office:value="481.36" calcext:value-type="float">
            <text:p>481.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Eylül 2021</text:p>
          </table:table-cell>
          <table:table-cell office:value-type="float" office:value="488.61" calcext:value-type="float">
            <text:p>488.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Eylül 2021</text:p>
          </table:table-cell>
          <table:table-cell office:value-type="float" office:value="487.97" calcext:value-type="float">
            <text:p>487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Eylül 2021</text:p>
          </table:table-cell>
          <table:table-cell office:value-type="float" office:value="485.2" calcext:value-type="float">
            <text:p>485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Eylül 2021</text:p>
          </table:table-cell>
          <table:table-cell office:value-type="float" office:value="481.59" calcext:value-type="float">
            <text:p>481.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Eylül 2021</text:p>
          </table:table-cell>
          <table:table-cell office:value-type="float" office:value="486.66" calcext:value-type="float">
            <text:p>486.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Eylül 2021</text:p>
          </table:table-cell>
          <table:table-cell office:value-type="float" office:value="486.79" calcext:value-type="float">
            <text:p>486.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Eylül 2021</text:p>
          </table:table-cell>
          <table:table-cell office:value-type="float" office:value="485.92" calcext:value-type="float">
            <text:p>485.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Eylül 2021</text:p>
          </table:table-cell>
          <table:table-cell office:value-type="float" office:value="486" calcext:value-type="float">
            <text:p>486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Eylül 2021</text:p>
          </table:table-cell>
          <table:table-cell office:value-type="float" office:value="485.83" calcext:value-type="float">
            <text:p>485.8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Eylül 2021</text:p>
          </table:table-cell>
          <table:table-cell office:value-type="float" office:value="489.32" calcext:value-type="float">
            <text:p>489.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Eylül 2021</text:p>
          </table:table-cell>
          <table:table-cell office:value-type="float" office:value="486.04" calcext:value-type="float">
            <text:p>486.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Eylül 2021</text:p>
          </table:table-cell>
          <table:table-cell office:value-type="float" office:value="480.47" calcext:value-type="float">
            <text:p>480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Eylül 2021</text:p>
          </table:table-cell>
          <table:table-cell office:value-type="float" office:value="487.78" calcext:value-type="float">
            <text:p>487.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Eylül 2021</text:p>
          </table:table-cell>
          <table:table-cell office:value-type="float" office:value="491.33" calcext:value-type="float">
            <text:p>491.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Eylül 2021</text:p>
          </table:table-cell>
          <table:table-cell office:value-type="float" office:value="492.26" calcext:value-type="float">
            <text:p>492.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Eylül 2021</text:p>
          </table:table-cell>
          <table:table-cell office:value-type="float" office:value="491.88" calcext:value-type="float">
            <text:p>491.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Eylül 2021</text:p>
          </table:table-cell>
          <table:table-cell office:value-type="float" office:value="490.8" calcext:value-type="float">
            <text:p>490.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Eylül 2021</text:p>
          </table:table-cell>
          <table:table-cell office:value-type="float" office:value="499.21" calcext:value-type="float">
            <text:p>499.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Eylül 2021</text:p>
          </table:table-cell>
          <table:table-cell office:value-type="float" office:value="498.96" calcext:value-type="float">
            <text:p>498.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Eylül 2021</text:p>
          </table:table-cell>
          <table:table-cell office:value-type="float" office:value="496.16" calcext:value-type="float">
            <text:p>496.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Eylül 2021</text:p>
          </table:table-cell>
          <table:table-cell office:value-type="float" office:value="494.31" calcext:value-type="float">
            <text:p>494.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Eylül 2021</text:p>
          </table:table-cell>
          <table:table-cell office:value-type="float" office:value="494.53" calcext:value-type="float">
            <text:p>494.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Eylül 2021</text:p>
          </table:table-cell>
          <table:table-cell office:value-type="float" office:value="501.76" calcext:value-type="float">
            <text:p>501.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Ekim 2021</text:p>
          </table:table-cell>
          <table:table-cell office:value-type="float" office:value="500.9" calcext:value-type="float">
            <text:p>500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Ekim 2021</text:p>
          </table:table-cell>
          <table:table-cell office:value-type="float" office:value="501.36" calcext:value-type="float">
            <text:p>501.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Ekim 2021</text:p>
          </table:table-cell>
          <table:table-cell office:value-type="float" office:value="503.44" calcext:value-type="float">
            <text:p>503.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Ekim 2021</text:p>
          </table:table-cell>
          <table:table-cell office:value-type="float" office:value="501.8" calcext:value-type="float">
            <text:p>501.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Ekim 2021</text:p>
          </table:table-cell>
          <table:table-cell office:value-type="float" office:value="502.71" calcext:value-type="float">
            <text:p>502.7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Ekim 2021</text:p>
          </table:table-cell>
          <table:table-cell office:value-type="float" office:value="500.84" calcext:value-type="float">
            <text:p>500.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Ekim 2021</text:p>
          </table:table-cell>
          <table:table-cell office:value-type="float" office:value="505.79" calcext:value-type="float">
            <text:p>505.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Ekim 2021</text:p>
          </table:table-cell>
          <table:table-cell office:value-type="float" office:value="505.75" calcext:value-type="float">
            <text:p>505.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Ekim 2021</text:p>
          </table:table-cell>
          <table:table-cell office:value-type="float" office:value="507.67" calcext:value-type="float">
            <text:p>507.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Ekim 2021</text:p>
          </table:table-cell>
          <table:table-cell office:value-type="float" office:value="511.39" calcext:value-type="float">
            <text:p>511.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Ekim 2021</text:p>
          </table:table-cell>
          <table:table-cell office:value-type="float" office:value="523.61" calcext:value-type="float">
            <text:p>523.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Ekim 2021</text:p>
          </table:table-cell>
          <table:table-cell office:value-type="float" office:value="530.25" calcext:value-type="float">
            <text:p>530.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Ekim 2021</text:p>
          </table:table-cell>
          <table:table-cell office:value-type="float" office:value="525.98" calcext:value-type="float">
            <text:p>525.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Ekim 2021</text:p>
          </table:table-cell>
          <table:table-cell office:value-type="float" office:value="526.27" calcext:value-type="float">
            <text:p>526.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Ekim 2021</text:p>
          </table:table-cell>
          <table:table-cell office:value-type="float" office:value="529.42" calcext:value-type="float">
            <text:p>529.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Ekim 2021</text:p>
          </table:table-cell>
          <table:table-cell office:value-type="float" office:value="528.53" calcext:value-type="float">
            <text:p>528.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Ekim 2021</text:p>
          </table:table-cell>
          <table:table-cell office:value-type="float" office:value="527.43" calcext:value-type="float">
            <text:p>527.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Ekim 2021</text:p>
          </table:table-cell>
          <table:table-cell office:value-type="float" office:value="544.96" calcext:value-type="float">
            <text:p>544.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Ekim 2021</text:p>
          </table:table-cell>
          <table:table-cell office:value-type="float" office:value="553.43" calcext:value-type="float">
            <text:p>553.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Ekim 2021</text:p>
          </table:table-cell>
          <table:table-cell office:value-type="float" office:value="553.41" calcext:value-type="float">
            <text:p>553.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Ekim 2021</text:p>
          </table:table-cell>
          <table:table-cell office:value-type="float" office:value="557.13" calcext:value-type="float">
            <text:p>557.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Ekim 2021</text:p>
          </table:table-cell>
          <table:table-cell office:value-type="float" office:value="549.3" calcext:value-type="float">
            <text:p>549.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Ekim 2021</text:p>
          </table:table-cell>
          <table:table-cell office:value-type="float" office:value="547.89" calcext:value-type="float">
            <text:p>547.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Ekim 2021</text:p>
          </table:table-cell>
          <table:table-cell office:value-type="float" office:value="551" calcext:value-type="float">
            <text:p>551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Ekim 2021</text:p>
          </table:table-cell>
          <table:table-cell office:value-type="float" office:value="549.85" calcext:value-type="float">
            <text:p>549.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Ekim 2021</text:p>
          </table:table-cell>
          <table:table-cell office:value-type="float" office:value="549.84" calcext:value-type="float">
            <text:p>549.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Kasım 2021</text:p>
          </table:table-cell>
          <table:table-cell office:value-type="float" office:value="549.81" calcext:value-type="float">
            <text:p>549.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Kasım 2021</text:p>
          </table:table-cell>
          <table:table-cell office:value-type="float" office:value="551.97" calcext:value-type="float">
            <text:p>551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Kasım 2021</text:p>
          </table:table-cell>
          <table:table-cell office:value-type="float" office:value="548.49" calcext:value-type="float">
            <text:p>548.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Kasım 2021</text:p>
          </table:table-cell>
          <table:table-cell office:value-type="float" office:value="557.55" calcext:value-type="float">
            <text:p>557.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Kasım 2021</text:p>
          </table:table-cell>
          <table:table-cell office:value-type="float" office:value="565.34" calcext:value-type="float">
            <text:p>565.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Kasım 2021</text:p>
          </table:table-cell>
          <table:table-cell office:value-type="float" office:value="565.8" calcext:value-type="float">
            <text:p>565.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Kasım 2021</text:p>
          </table:table-cell>
          <table:table-cell office:value-type="float" office:value="567.5" calcext:value-type="float">
            <text:p>567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Kasım 2021</text:p>
          </table:table-cell>
          <table:table-cell office:value-type="float" office:value="573.31" calcext:value-type="float">
            <text:p>573.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Kasım 2021</text:p>
          </table:table-cell>
          <table:table-cell office:value-type="float" office:value="586.29" calcext:value-type="float">
            <text:p>586.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Kasım 2021</text:p>
          </table:table-cell>
          <table:table-cell office:value-type="float" office:value="593.21" calcext:value-type="float">
            <text:p>593.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Kasım 2021</text:p>
          </table:table-cell>
          <table:table-cell office:value-type="float" office:value="600.05" calcext:value-type="float">
            <text:p>600.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Kasım 2021</text:p>
          </table:table-cell>
          <table:table-cell office:value-type="float" office:value="602.87" calcext:value-type="float">
            <text:p>602.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Kasım 2021</text:p>
          </table:table-cell>
          <table:table-cell office:value-type="float" office:value="613.8" calcext:value-type="float">
            <text:p>613.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Kasım 2021</text:p>
          </table:table-cell>
          <table:table-cell office:value-type="float" office:value="637.96" calcext:value-type="float">
            <text:p>637.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Kasım 2021</text:p>
          </table:table-cell>
          <table:table-cell office:value-type="float" office:value="660.51" calcext:value-type="float">
            <text:p>660.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Kasım 2021</text:p>
          </table:table-cell>
          <table:table-cell office:value-type="float" office:value="668.03" calcext:value-type="float">
            <text:p>668.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Kasım 2021</text:p>
          </table:table-cell>
          <table:table-cell office:value-type="float" office:value="662.05" calcext:value-type="float">
            <text:p>662.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Kasım 2021</text:p>
          </table:table-cell>
          <table:table-cell office:value-type="float" office:value="737.61" calcext:value-type="float">
            <text:p>737.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Kasım 2021</text:p>
          </table:table-cell>
          <table:table-cell office:value-type="float" office:value="683.43" calcext:value-type="float">
            <text:p>683.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Kasım 2021</text:p>
          </table:table-cell>
          <table:table-cell office:value-type="float" office:value="689.46" calcext:value-type="float">
            <text:p>689.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Kasım 2021</text:p>
          </table:table-cell>
          <table:table-cell office:value-type="float" office:value="712.54" calcext:value-type="float">
            <text:p>712.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Kasım 2021</text:p>
          </table:table-cell>
          <table:table-cell office:value-type="float" office:value="735.16" calcext:value-type="float">
            <text:p>735.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Kasım 2021</text:p>
          </table:table-cell>
          <table:table-cell office:value-type="float" office:value="779.47" calcext:value-type="float">
            <text:p>779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Aralık 2021</text:p>
          </table:table-cell>
          <table:table-cell office:value-type="float" office:value="761.14" calcext:value-type="float">
            <text:p>761.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Aralık 2021</text:p>
          </table:table-cell>
          <table:table-cell office:value-type="float" office:value="777.51" calcext:value-type="float">
            <text:p>777.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Aralık 2021</text:p>
          </table:table-cell>
          <table:table-cell office:value-type="float" office:value="786.01" calcext:value-type="float">
            <text:p>786.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Aralık 2021</text:p>
          </table:table-cell>
          <table:table-cell office:value-type="float" office:value="787.15" calcext:value-type="float">
            <text:p>787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Aralık 2021</text:p>
          </table:table-cell>
          <table:table-cell office:value-type="float" office:value="788.74" calcext:value-type="float">
            <text:p>788.7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Aralık 2021</text:p>
          </table:table-cell>
          <table:table-cell office:value-type="float" office:value="774.16" calcext:value-type="float">
            <text:p>774.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Aralık 2021</text:p>
          </table:table-cell>
          <table:table-cell office:value-type="float" office:value="784.56" calcext:value-type="float">
            <text:p>784.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Aralık 2021</text:p>
          </table:table-cell>
          <table:table-cell office:value-type="float" office:value="786.37" calcext:value-type="float">
            <text:p>786.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Aralık 2021</text:p>
          </table:table-cell>
          <table:table-cell office:value-type="float" office:value="795.66" calcext:value-type="float">
            <text:p>795.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Aralık 2021</text:p>
          </table:table-cell>
          <table:table-cell office:value-type="float" office:value="795.81" calcext:value-type="float">
            <text:p>795.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Aralık 2021</text:p>
          </table:table-cell>
          <table:table-cell office:value-type="float" office:value="794.67" calcext:value-type="float">
            <text:p>794.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Aralık 2021</text:p>
          </table:table-cell>
          <table:table-cell office:value-type="float" office:value="819.83" calcext:value-type="float">
            <text:p>819.8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Aralık 2021</text:p>
          </table:table-cell>
          <table:table-cell office:value-type="float" office:value="846.15" calcext:value-type="float">
            <text:p>846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Aralık 2021</text:p>
          </table:table-cell>
          <table:table-cell office:value-type="float" office:value="907.23" calcext:value-type="float">
            <text:p>907.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Aralık 2021</text:p>
          </table:table-cell>
          <table:table-cell office:value-type="float" office:value="952.63" calcext:value-type="float">
            <text:p>952.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Aralık 2021</text:p>
          </table:table-cell>
          <table:table-cell office:value-type="float" office:value="953.14" calcext:value-type="float">
            <text:p>953.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Aralık 2021</text:p>
          </table:table-cell>
          <table:table-cell office:value-type="float" office:value="772.66" calcext:value-type="float">
            <text:p>772.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Aralık 2021</text:p>
          </table:table-cell>
          <table:table-cell office:value-type="float" office:value="716.53" calcext:value-type="float">
            <text:p>716.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Aralık 2021</text:p>
          </table:table-cell>
          <table:table-cell office:value-type="float" office:value="707.71" calcext:value-type="float">
            <text:p>707.7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Aralık 2021</text:p>
          </table:table-cell>
          <table:table-cell office:value-type="float" office:value="656.58" calcext:value-type="float">
            <text:p>656.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Aralık 2021</text:p>
          </table:table-cell>
          <table:table-cell office:value-type="float" office:value="689.42" calcext:value-type="float">
            <text:p>689.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Aralık 2021</text:p>
          </table:table-cell>
          <table:table-cell office:value-type="float" office:value="673.24" calcext:value-type="float">
            <text:p>673.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Aralık 2021</text:p>
          </table:table-cell>
          <table:table-cell office:value-type="float" office:value="686.62" calcext:value-type="float">
            <text:p>686.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Aralık 2021</text:p>
          </table:table-cell>
          <table:table-cell office:value-type="float" office:value="769.43" calcext:value-type="float">
            <text:p>769.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Aralık 2021</text:p>
          </table:table-cell>
          <table:table-cell office:value-type="float" office:value="781.24" calcext:value-type="float">
            <text:p>781.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Ocak 2022</text:p>
          </table:table-cell>
          <table:table-cell office:value-type="float" office:value="781.23" calcext:value-type="float">
            <text:p>781.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Ocak 2022</text:p>
          </table:table-cell>
          <table:table-cell office:value-type="float" office:value="756.3" calcext:value-type="float">
            <text:p>756.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Ocak 2022</text:p>
          </table:table-cell>
          <table:table-cell office:value-type="float" office:value="783.44" calcext:value-type="float">
            <text:p>783.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Ocak 2022</text:p>
          </table:table-cell>
          <table:table-cell office:value-type="float" office:value="793.96" calcext:value-type="float">
            <text:p>793.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Ocak 2022</text:p>
          </table:table-cell>
          <table:table-cell office:value-type="float" office:value="795.54" calcext:value-type="float">
            <text:p>795.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Ocak 2022</text:p>
          </table:table-cell>
          <table:table-cell office:value-type="float" office:value="796.92" calcext:value-type="float">
            <text:p>796.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Ocak 2022</text:p>
          </table:table-cell>
          <table:table-cell office:value-type="float" office:value="797.27" calcext:value-type="float">
            <text:p>797.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Ocak 2022</text:p>
          </table:table-cell>
          <table:table-cell office:value-type="float" office:value="800.7" calcext:value-type="float">
            <text:p>800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Ocak 2022</text:p>
          </table:table-cell>
          <table:table-cell office:value-type="float" office:value="809.14" calcext:value-type="float">
            <text:p>809.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Ocak 2022</text:p>
          </table:table-cell>
          <table:table-cell office:value-type="float" office:value="776.83" calcext:value-type="float">
            <text:p>776.8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Ocak 2022</text:p>
          </table:table-cell>
          <table:table-cell office:value-type="float" office:value="794.81" calcext:value-type="float">
            <text:p>794.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Ocak 2022</text:p>
          </table:table-cell>
          <table:table-cell office:value-type="float" office:value="789.27" calcext:value-type="float">
            <text:p>789.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Ocak 2022</text:p>
          </table:table-cell>
          <table:table-cell office:value-type="float" office:value="789.58" calcext:value-type="float">
            <text:p>789.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Ocak 2022</text:p>
          </table:table-cell>
          <table:table-cell office:value-type="float" office:value="785.97" calcext:value-type="float">
            <text:p>785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Ocak 2022</text:p>
          </table:table-cell>
          <table:table-cell office:value-type="float" office:value="789.31" calcext:value-type="float">
            <text:p>789.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Ocak 2022</text:p>
          </table:table-cell>
          <table:table-cell office:value-type="float" office:value="795.76" calcext:value-type="float">
            <text:p>795.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Ocak 2022</text:p>
          </table:table-cell>
          <table:table-cell office:value-type="float" office:value="789.76" calcext:value-type="float">
            <text:p>789.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Ocak 2022</text:p>
          </table:table-cell>
          <table:table-cell office:value-type="float" office:value="792" calcext:value-type="float">
            <text:p>792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Ocak 2022</text:p>
          </table:table-cell>
          <table:table-cell office:value-type="float" office:value="793.27" calcext:value-type="float">
            <text:p>793.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Ocak 2022</text:p>
          </table:table-cell>
          <table:table-cell office:value-type="float" office:value="799.86" calcext:value-type="float">
            <text:p>799.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Ocak 2022</text:p>
          </table:table-cell>
          <table:table-cell office:value-type="float" office:value="801.1" calcext:value-type="float">
            <text:p>801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Ocak 2022</text:p>
          </table:table-cell>
          <table:table-cell office:value-type="float" office:value="794.2" calcext:value-type="float">
            <text:p>794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Ocak 2022</text:p>
          </table:table-cell>
          <table:table-cell office:value-type="float" office:value="787.45" calcext:value-type="float">
            <text:p>787.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Ocak 2022</text:p>
          </table:table-cell>
          <table:table-cell office:value-type="float" office:value="777.06" calcext:value-type="float">
            <text:p>777.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Ocak 2022</text:p>
          </table:table-cell>
          <table:table-cell office:value-type="float" office:value="777.45" calcext:value-type="float">
            <text:p>777.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Ocak 2022</text:p>
          </table:table-cell>
          <table:table-cell office:value-type="float" office:value="771.08" calcext:value-type="float">
            <text:p>771.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Şubat 2022</text:p>
          </table:table-cell>
          <table:table-cell office:value-type="float" office:value="774.43" calcext:value-type="float">
            <text:p>774.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Şubat 2022</text:p>
          </table:table-cell>
          <table:table-cell office:value-type="float" office:value="782.87" calcext:value-type="float">
            <text:p>782.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Şubat 2022</text:p>
          </table:table-cell>
          <table:table-cell office:value-type="float" office:value="787.82" calcext:value-type="float">
            <text:p>787.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Şubat 2022</text:p>
          </table:table-cell>
          <table:table-cell office:value-type="float" office:value="788.33" calcext:value-type="float">
            <text:p>788.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Şubat 2022</text:p>
          </table:table-cell>
          <table:table-cell office:value-type="float" office:value="788.36" calcext:value-type="float">
            <text:p>788.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Şubat 2022</text:p>
          </table:table-cell>
          <table:table-cell office:value-type="float" office:value="796.23" calcext:value-type="float">
            <text:p>796.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Şubat 2022</text:p>
          </table:table-cell>
          <table:table-cell office:value-type="float" office:value="796.69" calcext:value-type="float">
            <text:p>796.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Şubat 2022</text:p>
          </table:table-cell>
          <table:table-cell office:value-type="float" office:value="798.09" calcext:value-type="float">
            <text:p>798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Şubat 2022</text:p>
          </table:table-cell>
          <table:table-cell office:value-type="float" office:value="793.62" calcext:value-type="float">
            <text:p>793.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Şubat 2022</text:p>
          </table:table-cell>
          <table:table-cell office:value-type="float" office:value="808.43" calcext:value-type="float">
            <text:p>808.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Şubat 2022</text:p>
          </table:table-cell>
          <table:table-cell office:value-type="float" office:value="808.6" calcext:value-type="float">
            <text:p>808.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Şubat 2022</text:p>
          </table:table-cell>
          <table:table-cell office:value-type="float" office:value="818.2" calcext:value-type="float">
            <text:p>818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Şubat 2022</text:p>
          </table:table-cell>
          <table:table-cell office:value-type="float" office:value="810.18" calcext:value-type="float">
            <text:p>810.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Şubat 2022</text:p>
          </table:table-cell>
          <table:table-cell office:value-type="float" office:value="818.6" calcext:value-type="float">
            <text:p>818.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Şubat 2022</text:p>
          </table:table-cell>
          <table:table-cell office:value-type="float" office:value="829.39" calcext:value-type="float">
            <text:p>829.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Şubat 2022</text:p>
          </table:table-cell>
          <table:table-cell office:value-type="float" office:value="832.57" calcext:value-type="float">
            <text:p>832.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Şubat 2022</text:p>
          </table:table-cell>
          <table:table-cell office:value-type="float" office:value="832.47" calcext:value-type="float">
            <text:p>832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Şubat 2022</text:p>
          </table:table-cell>
          <table:table-cell office:value-type="float" office:value="832.47" calcext:value-type="float">
            <text:p>832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Şubat 2022</text:p>
          </table:table-cell>
          <table:table-cell office:value-type="float" office:value="837.71" calcext:value-type="float">
            <text:p>837.7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Şubat 2022</text:p>
          </table:table-cell>
          <table:table-cell office:value-type="float" office:value="844.13" calcext:value-type="float">
            <text:p>844.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Şubat 2022</text:p>
          </table:table-cell>
          <table:table-cell office:value-type="float" office:value="848.47" calcext:value-type="float">
            <text:p>848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Şubat 2022</text:p>
          </table:table-cell>
          <table:table-cell office:value-type="float" office:value="855.64" calcext:value-type="float">
            <text:p>855.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Şubat 2022</text:p>
          </table:table-cell>
          <table:table-cell office:value-type="float" office:value="838.67" calcext:value-type="float">
            <text:p>838.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Şubat 2022</text:p>
          </table:table-cell>
          <table:table-cell office:value-type="float" office:value="838.71" calcext:value-type="float">
            <text:p>838.7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Şubat 2022</text:p>
          </table:table-cell>
          <table:table-cell office:value-type="float" office:value="838.71" calcext:value-type="float">
            <text:p>838.7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Şubat 2022</text:p>
          </table:table-cell>
          <table:table-cell office:value-type="float" office:value="850.22" calcext:value-type="float">
            <text:p>850.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Mart 2022</text:p>
          </table:table-cell>
          <table:table-cell office:value-type="float" office:value="869.22" calcext:value-type="float">
            <text:p>869.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Mart 2022</text:p>
          </table:table-cell>
          <table:table-cell office:value-type="float" office:value="871.98" calcext:value-type="float">
            <text:p>871.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Mart 2022</text:p>
          </table:table-cell>
          <table:table-cell office:value-type="float" office:value="879.49" calcext:value-type="float">
            <text:p>879.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Mart 2022</text:p>
          </table:table-cell>
          <table:table-cell office:value-type="float" office:value="899.4" calcext:value-type="float">
            <text:p>899.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Mart 2022</text:p>
          </table:table-cell>
          <table:table-cell office:value-type="float" office:value="899.24" calcext:value-type="float">
            <text:p>899.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Mart 2022</text:p>
          </table:table-cell>
          <table:table-cell office:value-type="float" office:value="899.24" calcext:value-type="float">
            <text:p>899.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Mart 2022</text:p>
          </table:table-cell>
          <table:table-cell office:value-type="float" office:value="922.97" calcext:value-type="float">
            <text:p>922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Mart 2022</text:p>
          </table:table-cell>
          <table:table-cell office:value-type="float" office:value="953.61" calcext:value-type="float">
            <text:p>953.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Mart 2022</text:p>
          </table:table-cell>
          <table:table-cell office:value-type="float" office:value="937.83" calcext:value-type="float">
            <text:p>937.8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Mart 2022</text:p>
          </table:table-cell>
          <table:table-cell office:value-type="float" office:value="953.71" calcext:value-type="float">
            <text:p>953.7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Mart 2022</text:p>
          </table:table-cell>
          <table:table-cell office:value-type="float" office:value="941.33" calcext:value-type="float">
            <text:p>941.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Mart 2022</text:p>
          </table:table-cell>
          <table:table-cell office:value-type="float" office:value="941.33" calcext:value-type="float">
            <text:p>941.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Mart 2022</text:p>
          </table:table-cell>
          <table:table-cell office:value-type="float" office:value="941.33" calcext:value-type="float">
            <text:p>941.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Mart 2022</text:p>
          </table:table-cell>
          <table:table-cell office:value-type="float" office:value="927.29" calcext:value-type="float">
            <text:p>927.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Mart 2022</text:p>
          </table:table-cell>
          <table:table-cell office:value-type="float" office:value="906.85" calcext:value-type="float">
            <text:p>906.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Mart 2022</text:p>
          </table:table-cell>
          <table:table-cell office:value-type="float" office:value="906.99" calcext:value-type="float">
            <text:p>906.9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Mart 2022</text:p>
          </table:table-cell>
          <table:table-cell office:value-type="float" office:value="918.52" calcext:value-type="float">
            <text:p>918.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Mart 2022</text:p>
          </table:table-cell>
          <table:table-cell office:value-type="float" office:value="913.93" calcext:value-type="float">
            <text:p>913.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Mart 2022</text:p>
          </table:table-cell>
          <table:table-cell office:value-type="float" office:value="913.93" calcext:value-type="float">
            <text:p>913.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Mart 2022</text:p>
          </table:table-cell>
          <table:table-cell office:value-type="float" office:value="913.93" calcext:value-type="float">
            <text:p>913.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Mart 2022</text:p>
          </table:table-cell>
          <table:table-cell office:value-type="float" office:value="923.04" calcext:value-type="float">
            <text:p>923.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Mart 2022</text:p>
          </table:table-cell>
          <table:table-cell office:value-type="float" office:value="915.97" calcext:value-type="float">
            <text:p>915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Mart 2022</text:p>
          </table:table-cell>
          <table:table-cell office:value-type="float" office:value="926.8" calcext:value-type="float">
            <text:p>926.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Mart 2022</text:p>
          </table:table-cell>
          <table:table-cell office:value-type="float" office:value="933.17" calcext:value-type="float">
            <text:p>933.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Mart 2022</text:p>
          </table:table-cell>
          <table:table-cell office:value-type="float" office:value="933.9" calcext:value-type="float">
            <text:p>933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Mart 2022</text:p>
          </table:table-cell>
          <table:table-cell office:value-type="float" office:value="933.9" calcext:value-type="float">
            <text:p>933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Mart 2022</text:p>
          </table:table-cell>
          <table:table-cell office:value-type="float" office:value="933.9" calcext:value-type="float">
            <text:p>933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Mart 2022</text:p>
          </table:table-cell>
          <table:table-cell office:value-type="float" office:value="916.06" calcext:value-type="float">
            <text:p>916.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Mart 2022</text:p>
          </table:table-cell>
          <table:table-cell office:value-type="float" office:value="899.48" calcext:value-type="float">
            <text:p>899.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Mart 2022</text:p>
          </table:table-cell>
          <table:table-cell office:value-type="float" office:value="910.7" calcext:value-type="float">
            <text:p>910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Mart 2022</text:p>
          </table:table-cell>
          <table:table-cell office:value-type="float" office:value="914.02" calcext:value-type="float">
            <text:p>914.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Nisan 2022</text:p>
          </table:table-cell>
          <table:table-cell office:value-type="float" office:value="909.14" calcext:value-type="float">
            <text:p>909.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Nisan 2022</text:p>
          </table:table-cell>
          <table:table-cell office:value-type="float" office:value="909.14" calcext:value-type="float">
            <text:p>909.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Nisan 2022</text:p>
          </table:table-cell>
          <table:table-cell office:value-type="float" office:value="909.14" calcext:value-type="float">
            <text:p>909.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Nisan 2022</text:p>
          </table:table-cell>
          <table:table-cell office:value-type="float" office:value="912.2" calcext:value-type="float">
            <text:p>912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Nisan 2022</text:p>
          </table:table-cell>
          <table:table-cell office:value-type="float" office:value="910.19" calcext:value-type="float">
            <text:p>910.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Nisan 2022</text:p>
          </table:table-cell>
          <table:table-cell office:value-type="float" office:value="910.36" calcext:value-type="float">
            <text:p>910.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Nisan 2022</text:p>
          </table:table-cell>
          <table:table-cell office:value-type="float" office:value="915.63" calcext:value-type="float">
            <text:p>915.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Nisan 2022</text:p>
          </table:table-cell>
          <table:table-cell office:value-type="float" office:value="923.44" calcext:value-type="float">
            <text:p>923.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Nisan 2022</text:p>
          </table:table-cell>
          <table:table-cell office:value-type="float" office:value="923.44" calcext:value-type="float">
            <text:p>923.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Nisan 2022</text:p>
          </table:table-cell>
          <table:table-cell office:value-type="float" office:value="923.44" calcext:value-type="float">
            <text:p>923.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Nisan 2022</text:p>
          </table:table-cell>
          <table:table-cell office:value-type="float" office:value="921.15" calcext:value-type="float">
            <text:p>921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Nisan 2022</text:p>
          </table:table-cell>
          <table:table-cell office:value-type="float" office:value="923.3" calcext:value-type="float">
            <text:p>923.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Nisan 2022</text:p>
          </table:table-cell>
          <table:table-cell office:value-type="float" office:value="928.22" calcext:value-type="float">
            <text:p>928.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Nisan 2022</text:p>
          </table:table-cell>
          <table:table-cell office:value-type="float" office:value="929.18" calcext:value-type="float">
            <text:p>929.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Nisan 2022</text:p>
          </table:table-cell>
          <table:table-cell office:value-type="float" office:value="929.18" calcext:value-type="float">
            <text:p>929.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Nisan 2022</text:p>
          </table:table-cell>
          <table:table-cell office:value-type="float" office:value="929.18" calcext:value-type="float">
            <text:p>929.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Nisan 2022</text:p>
          </table:table-cell>
          <table:table-cell office:value-type="float" office:value="931.4" calcext:value-type="float">
            <text:p>931.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Nisan 2022</text:p>
          </table:table-cell>
          <table:table-cell office:value-type="float" office:value="918.66" calcext:value-type="float">
            <text:p>918.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Nisan 2022</text:p>
          </table:table-cell>
          <table:table-cell office:value-type="float" office:value="923.58" calcext:value-type="float">
            <text:p>923.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Nisan 2022</text:p>
          </table:table-cell>
          <table:table-cell office:value-type="float" office:value="922.56" calcext:value-type="float">
            <text:p>922.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Nisan 2022</text:p>
          </table:table-cell>
          <table:table-cell office:value-type="float" office:value="915.67" calcext:value-type="float">
            <text:p>915.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Nisan 2022</text:p>
          </table:table-cell>
          <table:table-cell office:value-type="float" office:value="915.67" calcext:value-type="float">
            <text:p>915.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Nisan 2022</text:p>
          </table:table-cell>
          <table:table-cell office:value-type="float" office:value="915.67" calcext:value-type="float">
            <text:p>915.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Nisan 2022</text:p>
          </table:table-cell>
          <table:table-cell office:value-type="float" office:value="901.21" calcext:value-type="float">
            <text:p>901.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Nisan 2022</text:p>
          </table:table-cell>
          <table:table-cell office:value-type="float" office:value="906.79" calcext:value-type="float">
            <text:p>906.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Nisan 2022</text:p>
          </table:table-cell>
          <table:table-cell office:value-type="float" office:value="898.06" calcext:value-type="float">
            <text:p>898.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Nisan 2022</text:p>
          </table:table-cell>
          <table:table-cell office:value-type="float" office:value="901.02" calcext:value-type="float">
            <text:p>901.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Nisan 2022</text:p>
          </table:table-cell>
          <table:table-cell office:value-type="float" office:value="905.75" calcext:value-type="float">
            <text:p>905.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Nisan 2022</text:p>
          </table:table-cell>
          <table:table-cell office:value-type="float" office:value="905.75" calcext:value-type="float">
            <text:p>905.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Mayıs 2022</text:p>
          </table:table-cell>
          <table:table-cell office:value-type="float" office:value="905.75" calcext:value-type="float">
            <text:p>905.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Mayıs 2022</text:p>
          </table:table-cell>
          <table:table-cell office:value-type="float" office:value="891.33" calcext:value-type="float">
            <text:p>891.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Mayıs 2022</text:p>
          </table:table-cell>
          <table:table-cell office:value-type="float" office:value="888.96" calcext:value-type="float">
            <text:p>888.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Mayıs 2022</text:p>
          </table:table-cell>
          <table:table-cell office:value-type="float" office:value="891.32" calcext:value-type="float">
            <text:p>891.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Mayıs 2022</text:p>
          </table:table-cell>
          <table:table-cell office:value-type="float" office:value="897.01" calcext:value-type="float">
            <text:p>897.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Mayıs 2022</text:p>
          </table:table-cell>
          <table:table-cell office:value-type="float" office:value="905.21" calcext:value-type="float">
            <text:p>905.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Mayıs 2022</text:p>
          </table:table-cell>
          <table:table-cell office:value-type="float" office:value="905.21" calcext:value-type="float">
            <text:p>905.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Mayıs 2022</text:p>
          </table:table-cell>
          <table:table-cell office:value-type="float" office:value="905.21" calcext:value-type="float">
            <text:p>905.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Mayıs 2022</text:p>
          </table:table-cell>
          <table:table-cell office:value-type="float" office:value="899.43" calcext:value-type="float">
            <text:p>899.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Mayıs 2022</text:p>
          </table:table-cell>
          <table:table-cell office:value-type="float" office:value="901.27" calcext:value-type="float">
            <text:p>901.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Mayıs 2022</text:p>
          </table:table-cell>
          <table:table-cell office:value-type="float" office:value="911.4" calcext:value-type="float">
            <text:p>911.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Mayıs 2022</text:p>
          </table:table-cell>
          <table:table-cell office:value-type="float" office:value="899.52" calcext:value-type="float">
            <text:p>899.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Mayıs 2022</text:p>
          </table:table-cell>
          <table:table-cell office:value-type="float" office:value="901.95" calcext:value-type="float">
            <text:p>901.9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Mayıs 2022</text:p>
          </table:table-cell>
          <table:table-cell office:value-type="float" office:value="901.82" calcext:value-type="float">
            <text:p>901.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Mayıs 2022</text:p>
          </table:table-cell>
          <table:table-cell office:value-type="float" office:value="901.82" calcext:value-type="float">
            <text:p>901.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Mayıs 2022</text:p>
          </table:table-cell>
          <table:table-cell office:value-type="float" office:value="912.12" calcext:value-type="float">
            <text:p>912.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Mayıs 2022</text:p>
          </table:table-cell>
          <table:table-cell office:value-type="float" office:value="928.25" calcext:value-type="float">
            <text:p>928.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Mayıs 2022</text:p>
          </table:table-cell>
          <table:table-cell office:value-type="float" office:value="930.17" calcext:value-type="float">
            <text:p>930.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Mayıs 2022</text:p>
          </table:table-cell>
          <table:table-cell office:value-type="float" office:value="940.6" calcext:value-type="float">
            <text:p>940.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Mayıs 2022</text:p>
          </table:table-cell>
          <table:table-cell office:value-type="float" office:value="944.01" calcext:value-type="float">
            <text:p>944.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Mayıs 2022</text:p>
          </table:table-cell>
          <table:table-cell office:value-type="float" office:value="942.56" calcext:value-type="float">
            <text:p>942.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Mayıs 2022</text:p>
          </table:table-cell>
          <table:table-cell office:value-type="float" office:value="942.56" calcext:value-type="float">
            <text:p>942.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Mayıs 2022</text:p>
          </table:table-cell>
          <table:table-cell office:value-type="float" office:value="949.49" calcext:value-type="float">
            <text:p>949.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Mayıs 2022</text:p>
          </table:table-cell>
          <table:table-cell office:value-type="float" office:value="965.67" calcext:value-type="float">
            <text:p>965.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Mayıs 2022</text:p>
          </table:table-cell>
          <table:table-cell office:value-type="float" office:value="975.14" calcext:value-type="float">
            <text:p>975.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Mayıs 2022</text:p>
          </table:table-cell>
          <table:table-cell office:value-type="float" office:value="972.28" calcext:value-type="float">
            <text:p>972.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Mayıs 2022</text:p>
          </table:table-cell>
          <table:table-cell office:value-type="float" office:value="965.07" calcext:value-type="float">
            <text:p>965.0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Mayıs 2022</text:p>
          </table:table-cell>
          <table:table-cell office:value-type="float" office:value="965.28" calcext:value-type="float">
            <text:p>965.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Mayıs 2022</text:p>
          </table:table-cell>
          <table:table-cell office:value-type="float" office:value="965.28" calcext:value-type="float">
            <text:p>965.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Mayıs 2022</text:p>
          </table:table-cell>
          <table:table-cell office:value-type="float" office:value="977.57" calcext:value-type="float">
            <text:p>977.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Mayıs 2022</text:p>
          </table:table-cell>
          <table:table-cell office:value-type="float" office:value="969.2" calcext:value-type="float">
            <text:p>969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Haziran 2022</text:p>
          </table:table-cell>
          <table:table-cell office:value-type="float" office:value="973.35" calcext:value-type="float">
            <text:p>973.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Haziran 2022</text:p>
          </table:table-cell>
          <table:table-cell office:value-type="float" office:value="989.05" calcext:value-type="float">
            <text:p>989.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Haziran 2022</text:p>
          </table:table-cell>
          <table:table-cell office:value-type="float" office:value="977.28" calcext:value-type="float">
            <text:p>977.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Haziran 2022</text:p>
          </table:table-cell>
          <table:table-cell office:value-type="float" office:value="977.2" calcext:value-type="float">
            <text:p>977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Haziran 2022</text:p>
          </table:table-cell>
          <table:table-cell office:value-type="float" office:value="981.43" calcext:value-type="float">
            <text:p>981.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Haziran 2022</text:p>
          </table:table-cell>
          <table:table-cell office:value-type="float" office:value="997.97" calcext:value-type="float">
            <text:p>997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Haziran 2022</text:p>
          </table:table-cell>
          <table:table-cell office:value-type="float" office:value="1021.09" calcext:value-type="float">
            <text:p>1021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Haziran 2022</text:p>
          </table:table-cell>
          <table:table-cell office:value-type="float" office:value="1017.93" calcext:value-type="float">
            <text:p>1017.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Haziran 2022</text:p>
          </table:table-cell>
          <table:table-cell office:value-type="float" office:value="1030.7" calcext:value-type="float">
            <text:p>1030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Haziran 2022</text:p>
          </table:table-cell>
          <table:table-cell office:value-type="float" office:value="1029.96" calcext:value-type="float">
            <text:p>1029.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Haziran 2022</text:p>
          </table:table-cell>
          <table:table-cell office:value-type="float" office:value="1029.96" calcext:value-type="float">
            <text:p>1029.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Haziran 2022</text:p>
          </table:table-cell>
          <table:table-cell office:value-type="float" office:value="1008.99" calcext:value-type="float">
            <text:p>1008.9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Haziran 2022</text:p>
          </table:table-cell>
          <table:table-cell office:value-type="float" office:value="1003.64" calcext:value-type="float">
            <text:p>1003.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Haziran 2022</text:p>
          </table:table-cell>
          <table:table-cell office:value-type="float" office:value="1016.5" calcext:value-type="float">
            <text:p>1016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Haziran 2022</text:p>
          </table:table-cell>
          <table:table-cell office:value-type="float" office:value="1032.88" calcext:value-type="float">
            <text:p>1032.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Haziran 2022</text:p>
          </table:table-cell>
          <table:table-cell office:value-type="float" office:value="1023.92" calcext:value-type="float">
            <text:p>1023.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Haziran 2022</text:p>
          </table:table-cell>
          <table:table-cell office:value-type="float" office:value="1024.88" calcext:value-type="float">
            <text:p>1024.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Haziran 2022</text:p>
          </table:table-cell>
          <table:table-cell office:value-type="float" office:value="1024.88" calcext:value-type="float">
            <text:p>1024.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Haziran 2022</text:p>
          </table:table-cell>
          <table:table-cell office:value-type="float" office:value="1024.09" calcext:value-type="float">
            <text:p>1024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Haziran 2022</text:p>
          </table:table-cell>
          <table:table-cell office:value-type="float" office:value="1021.8" calcext:value-type="float">
            <text:p>1021.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Haziran 2022</text:p>
          </table:table-cell>
          <table:table-cell office:value-type="float" office:value="1024.59" calcext:value-type="float">
            <text:p>1024.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Haziran 2022</text:p>
          </table:table-cell>
          <table:table-cell office:value-type="float" office:value="1016.79" calcext:value-type="float">
            <text:p>1016.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Haziran 2022</text:p>
          </table:table-cell>
          <table:table-cell office:value-type="float" office:value="992.34" calcext:value-type="float">
            <text:p>992.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Haziran 2022</text:p>
          </table:table-cell>
          <table:table-cell office:value-type="float" office:value="992.1" calcext:value-type="float">
            <text:p>992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Haziran 2022</text:p>
          </table:table-cell>
          <table:table-cell office:value-type="float" office:value="992.1" calcext:value-type="float">
            <text:p>992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Haziran 2022</text:p>
          </table:table-cell>
          <table:table-cell office:value-type="float" office:value="970.11" calcext:value-type="float">
            <text:p>970.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Haziran 2022</text:p>
          </table:table-cell>
          <table:table-cell office:value-type="float" office:value="975.47" calcext:value-type="float">
            <text:p>975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Haziran 2022</text:p>
          </table:table-cell>
          <table:table-cell office:value-type="float" office:value="972.94" calcext:value-type="float">
            <text:p>972.9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Haziran 2022</text:p>
          </table:table-cell>
          <table:table-cell office:value-type="float" office:value="969.97" calcext:value-type="float">
            <text:p>969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Temmuz 2022</text:p>
          </table:table-cell>
          <table:table-cell office:value-type="float" office:value="974.65" calcext:value-type="float">
            <text:p>974.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Temmuz 2022</text:p>
          </table:table-cell>
          <table:table-cell office:value-type="float" office:value="976.05" calcext:value-type="float">
            <text:p>976.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Temmuz 2022</text:p>
          </table:table-cell>
          <table:table-cell office:value-type="float" office:value="976.05" calcext:value-type="float">
            <text:p>976.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Temmuz 2022</text:p>
          </table:table-cell>
          <table:table-cell office:value-type="float" office:value="978.05" calcext:value-type="float">
            <text:p>978.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Temmuz 2022</text:p>
          </table:table-cell>
          <table:table-cell office:value-type="float" office:value="964.12" calcext:value-type="float">
            <text:p>964.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Temmuz 2022</text:p>
          </table:table-cell>
          <table:table-cell office:value-type="float" office:value="963.24" calcext:value-type="float">
            <text:p>963.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Temmuz 2022</text:p>
          </table:table-cell>
          <table:table-cell office:value-type="float" office:value="966.29" calcext:value-type="float">
            <text:p>966.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Temmuz 2022</text:p>
          </table:table-cell>
          <table:table-cell office:value-type="float" office:value="968.72" calcext:value-type="float">
            <text:p>968.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Temmuz 2022</text:p>
          </table:table-cell>
          <table:table-cell office:value-type="float" office:value="967.98" calcext:value-type="float">
            <text:p>967.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Temmuz 2022</text:p>
          </table:table-cell>
          <table:table-cell office:value-type="float" office:value="967.98" calcext:value-type="float">
            <text:p>967.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Temmuz 2022</text:p>
          </table:table-cell>
          <table:table-cell office:value-type="float" office:value="967.65" calcext:value-type="float">
            <text:p>967.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Temmuz 2022</text:p>
          </table:table-cell>
          <table:table-cell office:value-type="float" office:value="959.65" calcext:value-type="float">
            <text:p>959.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Temmuz 2022</text:p>
          </table:table-cell>
          <table:table-cell office:value-type="float" office:value="971.26" calcext:value-type="float">
            <text:p>971.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Temmuz 2022</text:p>
          </table:table-cell>
          <table:table-cell office:value-type="float" office:value="958.76" calcext:value-type="float">
            <text:p>958.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Temmuz 2022</text:p>
          </table:table-cell>
          <table:table-cell office:value-type="float" office:value="955.58" calcext:value-type="float">
            <text:p>955.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Temmuz 2022</text:p>
          </table:table-cell>
          <table:table-cell office:value-type="float" office:value="955.87" calcext:value-type="float">
            <text:p>955.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Temmuz 2022</text:p>
          </table:table-cell>
          <table:table-cell office:value-type="float" office:value="958.6" calcext:value-type="float">
            <text:p>958.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Temmuz 2022</text:p>
          </table:table-cell>
          <table:table-cell office:value-type="float" office:value="965.88" calcext:value-type="float">
            <text:p>965.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Temmuz 2022</text:p>
          </table:table-cell>
          <table:table-cell office:value-type="float" office:value="960.47" calcext:value-type="float">
            <text:p>960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Temmuz 2022</text:p>
          </table:table-cell>
          <table:table-cell office:value-type="float" office:value="979.04" calcext:value-type="float">
            <text:p>979.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Temmuz 2022</text:p>
          </table:table-cell>
          <table:table-cell office:value-type="float" office:value="985.23" calcext:value-type="float">
            <text:p>985.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Temmuz 2022</text:p>
          </table:table-cell>
          <table:table-cell office:value-type="float" office:value="984.99" calcext:value-type="float">
            <text:p>984.9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Temmuz 2022</text:p>
          </table:table-cell>
          <table:table-cell office:value-type="float" office:value="984.99" calcext:value-type="float">
            <text:p>984.9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Temmuz 2022</text:p>
          </table:table-cell>
          <table:table-cell office:value-type="float" office:value="984.19" calcext:value-type="float">
            <text:p>984.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Temmuz 2022</text:p>
          </table:table-cell>
          <table:table-cell office:value-type="float" office:value="985.67" calcext:value-type="float">
            <text:p>985.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Temmuz 2022</text:p>
          </table:table-cell>
          <table:table-cell office:value-type="float" office:value="997.35" calcext:value-type="float">
            <text:p>997.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Temmuz 2022</text:p>
          </table:table-cell>
          <table:table-cell office:value-type="float" office:value="1011.59" calcext:value-type="float">
            <text:p>1011.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Temmuz 2022</text:p>
          </table:table-cell>
          <table:table-cell office:value-type="float" office:value="1017.21" calcext:value-type="float">
            <text:p>1017.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Temmuz 2022</text:p>
          </table:table-cell>
          <table:table-cell office:value-type="float" office:value="1017.6" calcext:value-type="float">
            <text:p>1017.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Temmuz 2022</text:p>
          </table:table-cell>
          <table:table-cell office:value-type="float" office:value="1017.6" calcext:value-type="float">
            <text:p>1017.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Ağustos 2022</text:p>
          </table:table-cell>
          <table:table-cell office:value-type="float" office:value="1019.37" calcext:value-type="float">
            <text:p>1019.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Ağustos 2022</text:p>
          </table:table-cell>
          <table:table-cell office:value-type="float" office:value="1015.94" calcext:value-type="float">
            <text:p>1015.9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Ağustos 2022</text:p>
          </table:table-cell>
          <table:table-cell office:value-type="float" office:value="1017.82" calcext:value-type="float">
            <text:p>1017.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Ağustos 2022</text:p>
          </table:table-cell>
          <table:table-cell office:value-type="float" office:value="1032.38" calcext:value-type="float">
            <text:p>1032.3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Ağustos 2022</text:p>
          </table:table-cell>
          <table:table-cell office:value-type="float" office:value="1022.52" calcext:value-type="float">
            <text:p>1022.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Ağustos 2022</text:p>
          </table:table-cell>
          <table:table-cell office:value-type="float" office:value="1022.97" calcext:value-type="float">
            <text:p>1022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Ağustos 2022</text:p>
          </table:table-cell>
          <table:table-cell office:value-type="float" office:value="1031.6" calcext:value-type="float">
            <text:p>1031.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Ağustos 2022</text:p>
          </table:table-cell>
          <table:table-cell office:value-type="float" office:value="1034.13" calcext:value-type="float">
            <text:p>1034.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Ağustos 2022</text:p>
          </table:table-cell>
          <table:table-cell office:value-type="float" office:value="1029.78" calcext:value-type="float">
            <text:p>1029.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Ağustos 2022</text:p>
          </table:table-cell>
          <table:table-cell office:value-type="float" office:value="1032.97" calcext:value-type="float">
            <text:p>1032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Ağustos 2022</text:p>
          </table:table-cell>
          <table:table-cell office:value-type="float" office:value="1039.36" calcext:value-type="float">
            <text:p>1039.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Ağustos 2022</text:p>
          </table:table-cell>
          <table:table-cell office:value-type="float" office:value="1039.38" calcext:value-type="float">
            <text:p>1039.3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Ağustos 2022</text:p>
          </table:table-cell>
          <table:table-cell office:value-type="float" office:value="1039.38" calcext:value-type="float">
            <text:p>1039.3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Ağustos 2022</text:p>
          </table:table-cell>
          <table:table-cell office:value-type="float" office:value="1027.95" calcext:value-type="float">
            <text:p>1027.9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Ağustos 2022</text:p>
          </table:table-cell>
          <table:table-cell office:value-type="float" office:value="1023.76" calcext:value-type="float">
            <text:p>1023.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Ağustos 2022</text:p>
          </table:table-cell>
          <table:table-cell office:value-type="float" office:value="1016.9" calcext:value-type="float">
            <text:p>1016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Ağustos 2022</text:p>
          </table:table-cell>
          <table:table-cell office:value-type="float" office:value="1021.55" calcext:value-type="float">
            <text:p>1021.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Ağustos 2022</text:p>
          </table:table-cell>
          <table:table-cell office:value-type="float" office:value="1016.25" calcext:value-type="float">
            <text:p>1016.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Ağustos 2022</text:p>
          </table:table-cell>
          <table:table-cell office:value-type="float" office:value="1016.26" calcext:value-type="float">
            <text:p>1016.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Ağustos 2022</text:p>
          </table:table-cell>
          <table:table-cell office:value-type="float" office:value="1016.26" calcext:value-type="float">
            <text:p>1016.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Ağustos 2022</text:p>
          </table:table-cell>
          <table:table-cell office:value-type="float" office:value="1008.64" calcext:value-type="float">
            <text:p>1008.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Ağustos 2022</text:p>
          </table:table-cell>
          <table:table-cell office:value-type="float" office:value="1017.64" calcext:value-type="float">
            <text:p>1017.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Ağustos 2022</text:p>
          </table:table-cell>
          <table:table-cell office:value-type="float" office:value="1021.51" calcext:value-type="float">
            <text:p>1021.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Ağustos 2022</text:p>
          </table:table-cell>
          <table:table-cell office:value-type="float" office:value="1027.2" calcext:value-type="float">
            <text:p>1027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Ağustos 2022</text:p>
          </table:table-cell>
          <table:table-cell office:value-type="float" office:value="1015.86" calcext:value-type="float">
            <text:p>1015.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Ağustos 2022</text:p>
          </table:table-cell>
          <table:table-cell office:value-type="float" office:value="1015.9" calcext:value-type="float">
            <text:p>1015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Ağustos 2022</text:p>
          </table:table-cell>
          <table:table-cell office:value-type="float" office:value="1015.9" calcext:value-type="float">
            <text:p>1015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Ağustos 2022</text:p>
          </table:table-cell>
          <table:table-cell office:value-type="float" office:value="1016.07" calcext:value-type="float">
            <text:p>1016.0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Ağustos 2022</text:p>
          </table:table-cell>
          <table:table-cell office:value-type="float" office:value="1008.29" calcext:value-type="float">
            <text:p>1008.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Ağustos 2022</text:p>
          </table:table-cell>
          <table:table-cell office:value-type="float" office:value="1000.64" calcext:value-type="float">
            <text:p>1000.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Eylül 2022</text:p>
          </table:table-cell>
          <table:table-cell office:value-type="float" office:value="993.58" calcext:value-type="float">
            <text:p>993.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Eylül 2022</text:p>
          </table:table-cell>
          <table:table-cell office:value-type="float" office:value="1002.7" calcext:value-type="float">
            <text:p>1002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Eylül 2022</text:p>
          </table:table-cell>
          <table:table-cell office:value-type="float" office:value="1002.68" calcext:value-type="float">
            <text:p>1002.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Eylül 2022</text:p>
          </table:table-cell>
          <table:table-cell office:value-type="float" office:value="1002.68" calcext:value-type="float">
            <text:p>1002.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Eylül 2022</text:p>
          </table:table-cell>
          <table:table-cell office:value-type="float" office:value="1001.83" calcext:value-type="float">
            <text:p>1001.8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Eylül 2022</text:p>
          </table:table-cell>
          <table:table-cell office:value-type="float" office:value="997.5" calcext:value-type="float">
            <text:p>997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Eylül 2022</text:p>
          </table:table-cell>
          <table:table-cell office:value-type="float" office:value="1006.96" calcext:value-type="float">
            <text:p>1006.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Eylül 2022</text:p>
          </table:table-cell>
          <table:table-cell office:value-type="float" office:value="1001.87" calcext:value-type="float">
            <text:p>1001.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Eylül 2022</text:p>
          </table:table-cell>
          <table:table-cell office:value-type="float" office:value="1007.13" calcext:value-type="float">
            <text:p>1007.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Eylül 2022</text:p>
          </table:table-cell>
          <table:table-cell office:value-type="float" office:value="1007.11" calcext:value-type="float">
            <text:p>1007.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Eylül 2022</text:p>
          </table:table-cell>
          <table:table-cell office:value-type="float" office:value="1007.11" calcext:value-type="float">
            <text:p>1007.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Eylül 2022</text:p>
          </table:table-cell>
          <table:table-cell office:value-type="float" office:value="1010.97" calcext:value-type="float">
            <text:p>1010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Eylül 2022</text:p>
          </table:table-cell>
          <table:table-cell office:value-type="float" office:value="998.85" calcext:value-type="float">
            <text:p>998.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Eylül 2022</text:p>
          </table:table-cell>
          <table:table-cell office:value-type="float" office:value="995.59" calcext:value-type="float">
            <text:p>995.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Eylül 2022</text:p>
          </table:table-cell>
          <table:table-cell office:value-type="float" office:value="977.7" calcext:value-type="float">
            <text:p>977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Eylül 2022</text:p>
          </table:table-cell>
          <table:table-cell office:value-type="float" office:value="983.58" calcext:value-type="float">
            <text:p>983.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Eylül 2022</text:p>
          </table:table-cell>
          <table:table-cell office:value-type="float" office:value="983.47" calcext:value-type="float">
            <text:p>983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Eylül 2022</text:p>
          </table:table-cell>
          <table:table-cell office:value-type="float" office:value="983.47" calcext:value-type="float">
            <text:p>983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Eylül 2022</text:p>
          </table:table-cell>
          <table:table-cell office:value-type="float" office:value="984.96" calcext:value-type="float">
            <text:p>984.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Eylül 2022</text:p>
          </table:table-cell>
          <table:table-cell office:value-type="float" office:value="980.12" calcext:value-type="float">
            <text:p>980.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Eylül 2022</text:p>
          </table:table-cell>
          <table:table-cell office:value-type="float" office:value="986.66" calcext:value-type="float">
            <text:p>986.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Eylül 2022</text:p>
          </table:table-cell>
          <table:table-cell office:value-type="float" office:value="984.57" calcext:value-type="float">
            <text:p>984.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Eylül 2022</text:p>
          </table:table-cell>
          <table:table-cell office:value-type="float" office:value="973.12" calcext:value-type="float">
            <text:p>973.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Eylül 2022</text:p>
          </table:table-cell>
          <table:table-cell office:value-type="float" office:value="973.15" calcext:value-type="float">
            <text:p>973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Eylül 2022</text:p>
          </table:table-cell>
          <table:table-cell office:value-type="float" office:value="973.15" calcext:value-type="float">
            <text:p>973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Eylül 2022</text:p>
          </table:table-cell>
          <table:table-cell office:value-type="float" office:value="963.36" calcext:value-type="float">
            <text:p>963.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Eylül 2022</text:p>
          </table:table-cell>
          <table:table-cell office:value-type="float" office:value="965.92" calcext:value-type="float">
            <text:p>965.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Eylül 2022</text:p>
          </table:table-cell>
          <table:table-cell office:value-type="float" office:value="988.09" calcext:value-type="float">
            <text:p>988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Eylül 2022</text:p>
          </table:table-cell>
          <table:table-cell office:value-type="float" office:value="987.73" calcext:value-type="float">
            <text:p>987.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Eylül 2022</text:p>
          </table:table-cell>
          <table:table-cell office:value-type="float" office:value="987.97" calcext:value-type="float">
            <text:p>987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Ekim 2022</text:p>
          </table:table-cell>
          <table:table-cell office:value-type="float" office:value="988.22" calcext:value-type="float">
            <text:p>988.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Ekim 2022</text:p>
          </table:table-cell>
          <table:table-cell office:value-type="float" office:value="988.22" calcext:value-type="float">
            <text:p>988.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Ekim 2022</text:p>
          </table:table-cell>
          <table:table-cell office:value-type="float" office:value="1013.88" calcext:value-type="float">
            <text:p>1013.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Ekim 2022</text:p>
          </table:table-cell>
          <table:table-cell office:value-type="float" office:value="1031.6" calcext:value-type="float">
            <text:p>1031.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Ekim 2022</text:p>
          </table:table-cell>
          <table:table-cell office:value-type="float" office:value="1025.53" calcext:value-type="float">
            <text:p>1025.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Ekim 2022</text:p>
          </table:table-cell>
          <table:table-cell office:value-type="float" office:value="1022.98" calcext:value-type="float">
            <text:p>1022.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Ekim 2022</text:p>
          </table:table-cell>
          <table:table-cell office:value-type="float" office:value="1012.86" calcext:value-type="float">
            <text:p>1012.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Ekim 2022</text:p>
          </table:table-cell>
          <table:table-cell office:value-type="float" office:value="1014.53" calcext:value-type="float">
            <text:p>1014.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Ekim 2022</text:p>
          </table:table-cell>
          <table:table-cell office:value-type="float" office:value="1014.53" calcext:value-type="float">
            <text:p>1014.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Ekim 2022</text:p>
          </table:table-cell>
          <table:table-cell office:value-type="float" office:value="996.64" calcext:value-type="float">
            <text:p>996.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Ekim 2022</text:p>
          </table:table-cell>
          <table:table-cell office:value-type="float" office:value="995.86" calcext:value-type="float">
            <text:p>995.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Ekim 2022</text:p>
          </table:table-cell>
          <table:table-cell office:value-type="float" office:value="998.52" calcext:value-type="float">
            <text:p>998.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Ekim 2022</text:p>
          </table:table-cell>
          <table:table-cell office:value-type="float" office:value="994.31" calcext:value-type="float">
            <text:p>994.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Ekim 2022</text:p>
          </table:table-cell>
          <table:table-cell office:value-type="float" office:value="981.8" calcext:value-type="float">
            <text:p>981.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Ekim 2022</text:p>
          </table:table-cell>
          <table:table-cell office:value-type="float" office:value="981.97" calcext:value-type="float">
            <text:p>981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Ekim 2022</text:p>
          </table:table-cell>
          <table:table-cell office:value-type="float" office:value="981.97" calcext:value-type="float">
            <text:p>981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Ekim 2022</text:p>
          </table:table-cell>
          <table:table-cell office:value-type="float" office:value="986.05" calcext:value-type="float">
            <text:p>986.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Ekim 2022</text:p>
          </table:table-cell>
          <table:table-cell office:value-type="float" office:value="987.37" calcext:value-type="float">
            <text:p>987.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Ekim 2022</text:p>
          </table:table-cell>
          <table:table-cell office:value-type="float" office:value="973.31" calcext:value-type="float">
            <text:p>973.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Ekim 2022</text:p>
          </table:table-cell>
          <table:table-cell office:value-type="float" office:value="973.13" calcext:value-type="float">
            <text:p>973.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Ekim 2022</text:p>
          </table:table-cell>
          <table:table-cell office:value-type="float" office:value="991.19" calcext:value-type="float">
            <text:p>991.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Ekim 2022</text:p>
          </table:table-cell>
          <table:table-cell office:value-type="float" office:value="990.47" calcext:value-type="float">
            <text:p>990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Ekim 2022</text:p>
          </table:table-cell>
          <table:table-cell office:value-type="float" office:value="990.47" calcext:value-type="float">
            <text:p>990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Ekim 2022</text:p>
          </table:table-cell>
          <table:table-cell office:value-type="float" office:value="986.75" calcext:value-type="float">
            <text:p>986.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Ekim 2022</text:p>
          </table:table-cell>
          <table:table-cell office:value-type="float" office:value="988.79" calcext:value-type="float">
            <text:p>988.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Ekim 2022</text:p>
          </table:table-cell>
          <table:table-cell office:value-type="float" office:value="995.65" calcext:value-type="float">
            <text:p>995.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Ekim 2022</text:p>
          </table:table-cell>
          <table:table-cell office:value-type="float" office:value="994.54" calcext:value-type="float">
            <text:p>994.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Ekim 2022</text:p>
          </table:table-cell>
          <table:table-cell office:value-type="float" office:value="983.18" calcext:value-type="float">
            <text:p>983.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Ekim 2022</text:p>
          </table:table-cell>
          <table:table-cell office:value-type="float" office:value="982.72" calcext:value-type="float">
            <text:p>982.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Ekim 2022</text:p>
          </table:table-cell>
          <table:table-cell office:value-type="float" office:value="982.72" calcext:value-type="float">
            <text:p>982.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Ekim 2022</text:p>
          </table:table-cell>
          <table:table-cell office:value-type="float" office:value="977.19" calcext:value-type="float">
            <text:p>977.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Kasım 2022</text:p>
          </table:table-cell>
          <table:table-cell office:value-type="float" office:value="983.86" calcext:value-type="float">
            <text:p>983.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Kasım 2022</text:p>
          </table:table-cell>
          <table:table-cell office:value-type="float" office:value="979.63" calcext:value-type="float">
            <text:p>979.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Kasım 2022</text:p>
          </table:table-cell>
          <table:table-cell office:value-type="float" office:value="975.58" calcext:value-type="float">
            <text:p>975.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Kasım 2022</text:p>
          </table:table-cell>
          <table:table-cell office:value-type="float" office:value="1003.61" calcext:value-type="float">
            <text:p>1003.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Kasım 2022</text:p>
          </table:table-cell>
          <table:table-cell office:value-type="float" office:value="1004" calcext:value-type="float">
            <text:p>1004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Kasım 2022</text:p>
          </table:table-cell>
          <table:table-cell office:value-type="float" office:value="1004" calcext:value-type="float">
            <text:p>1004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Kasım 2022</text:p>
          </table:table-cell>
          <table:table-cell office:value-type="float" office:value="994.39" calcext:value-type="float">
            <text:p>994.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Kasım 2022</text:p>
          </table:table-cell>
          <table:table-cell office:value-type="float" office:value="1018.79" calcext:value-type="float">
            <text:p>1018.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Kasım 2022</text:p>
          </table:table-cell>
          <table:table-cell office:value-type="float" office:value="1043.72" calcext:value-type="float">
            <text:p>1043.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Kasım 2022</text:p>
          </table:table-cell>
          <table:table-cell office:value-type="float" office:value="1054.39" calcext:value-type="float">
            <text:p>1054.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Kasım 2022</text:p>
          </table:table-cell>
          <table:table-cell office:value-type="float" office:value="1054.17" calcext:value-type="float">
            <text:p>1054.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Kasım 2022</text:p>
          </table:table-cell>
          <table:table-cell office:value-type="float" office:value="1054.17" calcext:value-type="float">
            <text:p>1054.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Kasım 2022</text:p>
          </table:table-cell>
          <table:table-cell office:value-type="float" office:value="1059.96" calcext:value-type="float">
            <text:p>1059.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Kasım 2022</text:p>
          </table:table-cell>
          <table:table-cell office:value-type="float" office:value="1063.45" calcext:value-type="float">
            <text:p>1063.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Kasım 2022</text:p>
          </table:table-cell>
          <table:table-cell office:value-type="float" office:value="1060.51" calcext:value-type="float">
            <text:p>1060.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Kasım 2022</text:p>
          </table:table-cell>
          <table:table-cell office:value-type="float" office:value="1053.12" calcext:value-type="float">
            <text:p>1053.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Kasım 2022</text:p>
          </table:table-cell>
          <table:table-cell office:value-type="float" office:value="1046.8" calcext:value-type="float">
            <text:p>1046.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Kasım 2022</text:p>
          </table:table-cell>
          <table:table-cell office:value-type="float" office:value="1046.41" calcext:value-type="float">
            <text:p>1046.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Kasım 2022</text:p>
          </table:table-cell>
          <table:table-cell office:value-type="float" office:value="1046.41" calcext:value-type="float">
            <text:p>1046.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Kasım 2022</text:p>
          </table:table-cell>
          <table:table-cell office:value-type="float" office:value="1041.28" calcext:value-type="float">
            <text:p>1041.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Kasım 2022</text:p>
          </table:table-cell>
          <table:table-cell office:value-type="float" office:value="1041.47" calcext:value-type="float">
            <text:p>1041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Kasım 2022</text:p>
          </table:table-cell>
          <table:table-cell office:value-type="float" office:value="1047.98" calcext:value-type="float">
            <text:p>1047.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Kasım 2022</text:p>
          </table:table-cell>
          <table:table-cell office:value-type="float" office:value="1051.76" calcext:value-type="float">
            <text:p>1051.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Kasım 2022</text:p>
          </table:table-cell>
          <table:table-cell office:value-type="float" office:value="1051.56" calcext:value-type="float">
            <text:p>1051.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Kasım 2022</text:p>
          </table:table-cell>
          <table:table-cell office:value-type="float" office:value="1051.84" calcext:value-type="float">
            <text:p>1051.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Kasım 2022</text:p>
          </table:table-cell>
          <table:table-cell office:value-type="float" office:value="1051.84" calcext:value-type="float">
            <text:p>1051.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Kasım 2022</text:p>
          </table:table-cell>
          <table:table-cell office:value-type="float" office:value="1042.1" calcext:value-type="float">
            <text:p>1042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Kasım 2022</text:p>
          </table:table-cell>
          <table:table-cell office:value-type="float" office:value="1047.81" calcext:value-type="float">
            <text:p>1047.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Kasım 2022</text:p>
          </table:table-cell>
          <table:table-cell office:value-type="float" office:value="1060.35" calcext:value-type="float">
            <text:p>1060.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Aralık 2022</text:p>
          </table:table-cell>
          <table:table-cell office:value-type="float" office:value="1080.56" calcext:value-type="float">
            <text:p>1080.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Aralık 2022</text:p>
          </table:table-cell>
          <table:table-cell office:value-type="float" office:value="1076.97" calcext:value-type="float">
            <text:p>1076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Aralık 2022</text:p>
          </table:table-cell>
          <table:table-cell office:value-type="float" office:value="1077.07" calcext:value-type="float">
            <text:p>1077.0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Aralık 2022</text:p>
          </table:table-cell>
          <table:table-cell office:value-type="float" office:value="1077.07" calcext:value-type="float">
            <text:p>1077.0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Aralık 2022</text:p>
          </table:table-cell>
          <table:table-cell office:value-type="float" office:value="1059.03" calcext:value-type="float">
            <text:p>1059.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Aralık 2022</text:p>
          </table:table-cell>
          <table:table-cell office:value-type="float" office:value="1061.53" calcext:value-type="float">
            <text:p>1061.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Aralık 2022</text:p>
          </table:table-cell>
          <table:table-cell office:value-type="float" office:value="1070.85" calcext:value-type="float">
            <text:p>1070.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Aralık 2022</text:p>
          </table:table-cell>
          <table:table-cell office:value-type="float" office:value="1072.13" calcext:value-type="float">
            <text:p>1072.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Aralık 2022</text:p>
          </table:table-cell>
          <table:table-cell office:value-type="float" office:value="1076.13" calcext:value-type="float">
            <text:p>1076.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Aralık 2022</text:p>
          </table:table-cell>
          <table:table-cell office:value-type="float" office:value="1075.92" calcext:value-type="float">
            <text:p>1075.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Aralık 2022</text:p>
          </table:table-cell>
          <table:table-cell office:value-type="float" office:value="1075.92" calcext:value-type="float">
            <text:p>1075.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Aralık 2022</text:p>
          </table:table-cell>
          <table:table-cell office:value-type="float" office:value="1066.74" calcext:value-type="float">
            <text:p>1066.7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Aralık 2022</text:p>
          </table:table-cell>
          <table:table-cell office:value-type="float" office:value="1085.18" calcext:value-type="float">
            <text:p>1085.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Aralık 2022</text:p>
          </table:table-cell>
          <table:table-cell office:value-type="float" office:value="1081.66" calcext:value-type="float">
            <text:p>1081.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Aralık 2022</text:p>
          </table:table-cell>
          <table:table-cell office:value-type="float" office:value="1065.42" calcext:value-type="float">
            <text:p>1065.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Aralık 2022</text:p>
          </table:table-cell>
          <table:table-cell office:value-type="float" office:value="1074.92" calcext:value-type="float">
            <text:p>1074.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Aralık 2022</text:p>
          </table:table-cell>
          <table:table-cell office:value-type="float" office:value="1074.86" calcext:value-type="float">
            <text:p>1074.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Aralık 2022</text:p>
          </table:table-cell>
          <table:table-cell office:value-type="float" office:value="1071.72" calcext:value-type="float">
            <text:p>1071.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Aralık 2022</text:p>
          </table:table-cell>
          <table:table-cell office:value-type="float" office:value="1090.46" calcext:value-type="float">
            <text:p>1090.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Aralık 2022</text:p>
          </table:table-cell>
          <table:table-cell office:value-type="float" office:value="1088.96" calcext:value-type="float">
            <text:p>1088.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Aralık 2022</text:p>
          </table:table-cell>
          <table:table-cell office:value-type="float" office:value="1074.96" calcext:value-type="float">
            <text:p>1074.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Aralık 2022</text:p>
          </table:table-cell>
          <table:table-cell office:value-type="float" office:value="1079.03" calcext:value-type="float">
            <text:p>1079.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Aralık 2022</text:p>
          </table:table-cell>
          <table:table-cell office:value-type="float" office:value="1079.77" calcext:value-type="float">
            <text:p>1079.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Aralık 2022</text:p>
          </table:table-cell>
          <table:table-cell office:value-type="float" office:value="1079.77" calcext:value-type="float">
            <text:p>1079.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Aralık 2022</text:p>
          </table:table-cell>
          <table:table-cell office:value-type="float" office:value="1079.44" calcext:value-type="float">
            <text:p>1079.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Aralık 2022</text:p>
          </table:table-cell>
          <table:table-cell office:value-type="float" office:value="1088.69" calcext:value-type="float">
            <text:p>1088.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Aralık 2022</text:p>
          </table:table-cell>
          <table:table-cell office:value-type="float" office:value="1085.73" calcext:value-type="float">
            <text:p>1085.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Aralık 2022</text:p>
          </table:table-cell>
          <table:table-cell office:value-type="float" office:value="1091.72" calcext:value-type="float">
            <text:p>1091.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Aralık 2022</text:p>
          </table:table-cell>
          <table:table-cell office:value-type="float" office:value="1096.73" calcext:value-type="float">
            <text:p>1096.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Aralık 2022</text:p>
          </table:table-cell>
          <table:table-cell office:value-type="float" office:value="1096.59" calcext:value-type="float">
            <text:p>1096.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Ocak 2023</text:p>
          </table:table-cell>
          <table:table-cell office:value-type="float" office:value="1096.58" calcext:value-type="float">
            <text:p>1096.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Ocak 2023</text:p>
          </table:table-cell>
          <table:table-cell office:value-type="float" office:value="1097.63" calcext:value-type="float">
            <text:p>1097.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Ocak 2023</text:p>
          </table:table-cell>
          <table:table-cell office:value-type="float" office:value="1106.2" calcext:value-type="float">
            <text:p>1106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Ocak 2023</text:p>
          </table:table-cell>
          <table:table-cell office:value-type="float" office:value="1117.98" calcext:value-type="float">
            <text:p>1117.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Ocak 2023</text:p>
          </table:table-cell>
          <table:table-cell office:value-type="float" office:value="1105.97" calcext:value-type="float">
            <text:p>1105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Ocak 2023</text:p>
          </table:table-cell>
          <table:table-cell office:value-type="float" office:value="1123.45" calcext:value-type="float">
            <text:p>1123.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Ocak 2023</text:p>
          </table:table-cell>
          <table:table-cell office:value-type="float" office:value="1122.87" calcext:value-type="float">
            <text:p>1122.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Ocak 2023</text:p>
          </table:table-cell>
          <table:table-cell office:value-type="float" office:value="1129.19" calcext:value-type="float">
            <text:p>1129.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Ocak 2023</text:p>
          </table:table-cell>
          <table:table-cell office:value-type="float" office:value="1133.87" calcext:value-type="float">
            <text:p>1133.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Ocak 2023</text:p>
          </table:table-cell>
          <table:table-cell office:value-type="float" office:value="1132.87" calcext:value-type="float">
            <text:p>1132.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Ocak 2023</text:p>
          </table:table-cell>
          <table:table-cell office:value-type="float" office:value="1146.68" calcext:value-type="float">
            <text:p>1146.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Ocak 2023</text:p>
          </table:table-cell>
          <table:table-cell office:value-type="float" office:value="1160.15" calcext:value-type="float">
            <text:p>1160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Ocak 2023</text:p>
          </table:table-cell>
          <table:table-cell office:value-type="float" office:value="1160.11" calcext:value-type="float">
            <text:p>1160.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Ocak 2023</text:p>
          </table:table-cell>
          <table:table-cell office:value-type="float" office:value="1159.98" calcext:value-type="float">
            <text:p>1159.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Ocak 2023</text:p>
          </table:table-cell>
          <table:table-cell office:value-type="float" office:value="1152.06" calcext:value-type="float">
            <text:p>1152.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Ocak 2023</text:p>
          </table:table-cell>
          <table:table-cell office:value-type="float" office:value="1150.85" calcext:value-type="float">
            <text:p>1150.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Ocak 2023</text:p>
          </table:table-cell>
          <table:table-cell office:value-type="float" office:value="1167.86" calcext:value-type="float">
            <text:p>1167.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Ocak 2023</text:p>
          </table:table-cell>
          <table:table-cell office:value-type="float" office:value="1165.18" calcext:value-type="float">
            <text:p>1165.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Ocak 2023</text:p>
          </table:table-cell>
          <table:table-cell office:value-type="float" office:value="1165.45" calcext:value-type="float">
            <text:p>1165.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Ocak 2023</text:p>
          </table:table-cell>
          <table:table-cell office:value-type="float" office:value="1165.45" calcext:value-type="float">
            <text:p>1165.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Ocak 2023</text:p>
          </table:table-cell>
          <table:table-cell office:value-type="float" office:value="1167.9" calcext:value-type="float">
            <text:p>1167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Ocak 2023</text:p>
          </table:table-cell>
          <table:table-cell office:value-type="float" office:value="1171.08" calcext:value-type="float">
            <text:p>1171.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Ocak 2023</text:p>
          </table:table-cell>
          <table:table-cell office:value-type="float" office:value="1176.49" calcext:value-type="float">
            <text:p>1176.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Ocak 2023</text:p>
          </table:table-cell>
          <table:table-cell office:value-type="float" office:value="1166.61" calcext:value-type="float">
            <text:p>1166.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Ocak 2023</text:p>
          </table:table-cell>
          <table:table-cell office:value-type="float" office:value="1164.73" calcext:value-type="float">
            <text:p>1164.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Ocak 2023</text:p>
          </table:table-cell>
          <table:table-cell office:value-type="float" office:value="1164.91" calcext:value-type="float">
            <text:p>1164.9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Ocak 2023</text:p>
          </table:table-cell>
          <table:table-cell office:value-type="float" office:value="1164.91" calcext:value-type="float">
            <text:p>1164.9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Ocak 2023</text:p>
          </table:table-cell>
          <table:table-cell office:value-type="float" office:value="1161.42" calcext:value-type="float">
            <text:p>1161.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Ocak 2023</text:p>
          </table:table-cell>
          <table:table-cell office:value-type="float" office:value="1166.42" calcext:value-type="float">
            <text:p>1166.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Şubat 2023</text:p>
          </table:table-cell>
          <table:table-cell office:value-type="float" office:value="1181.02" calcext:value-type="float">
            <text:p>1181.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Şubat 2023</text:p>
          </table:table-cell>
          <table:table-cell office:value-type="float" office:value="1156.49" calcext:value-type="float">
            <text:p>1156.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Şubat 2023</text:p>
          </table:table-cell>
          <table:table-cell office:value-type="float" office:value="1128.5" calcext:value-type="float">
            <text:p>1128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Şubat 2023</text:p>
          </table:table-cell>
          <table:table-cell office:value-type="float" office:value="1128.47" calcext:value-type="float">
            <text:p>1128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Şubat 2023</text:p>
          </table:table-cell>
          <table:table-cell office:value-type="float" office:value="1128.47" calcext:value-type="float">
            <text:p>1128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Şubat 2023</text:p>
          </table:table-cell>
          <table:table-cell office:value-type="float" office:value="1131.56" calcext:value-type="float">
            <text:p>1131.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Şubat 2023</text:p>
          </table:table-cell>
          <table:table-cell office:value-type="float" office:value="1132.22" calcext:value-type="float">
            <text:p>1132.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Şubat 2023</text:p>
          </table:table-cell>
          <table:table-cell office:value-type="float" office:value="1135.27" calcext:value-type="float">
            <text:p>1135.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Şubat 2023</text:p>
          </table:table-cell>
          <table:table-cell office:value-type="float" office:value="1126.51" calcext:value-type="float">
            <text:p>1126.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Şubat 2023</text:p>
          </table:table-cell>
          <table:table-cell office:value-type="float" office:value="1129" calcext:value-type="float">
            <text:p>1129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Şubat 2023</text:p>
          </table:table-cell>
          <table:table-cell office:value-type="float" office:value="1128.82" calcext:value-type="float">
            <text:p>1128.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Şubat 2023</text:p>
          </table:table-cell>
          <table:table-cell office:value-type="float" office:value="1128.82" calcext:value-type="float">
            <text:p>1128.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Şubat 2023</text:p>
          </table:table-cell>
          <table:table-cell office:value-type="float" office:value="1123.57" calcext:value-type="float">
            <text:p>1123.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Şubat 2023</text:p>
          </table:table-cell>
          <table:table-cell office:value-type="float" office:value="1124.03" calcext:value-type="float">
            <text:p>1124.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Şubat 2023</text:p>
          </table:table-cell>
          <table:table-cell office:value-type="float" office:value="1113.78" calcext:value-type="float">
            <text:p>1113.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Şubat 2023</text:p>
          </table:table-cell>
          <table:table-cell office:value-type="float" office:value="1113.51" calcext:value-type="float">
            <text:p>1113.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Şubat 2023</text:p>
          </table:table-cell>
          <table:table-cell office:value-type="float" office:value="1116.85" calcext:value-type="float">
            <text:p>1116.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Şubat 2023</text:p>
          </table:table-cell>
          <table:table-cell office:value-type="float" office:value="1117.06" calcext:value-type="float">
            <text:p>1117.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Şubat 2023</text:p>
          </table:table-cell>
          <table:table-cell office:value-type="float" office:value="1117.06" calcext:value-type="float">
            <text:p>1117.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Şubat 2023</text:p>
          </table:table-cell>
          <table:table-cell office:value-type="float" office:value="1117.02" calcext:value-type="float">
            <text:p>1117.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Şubat 2023</text:p>
          </table:table-cell>
          <table:table-cell office:value-type="float" office:value="1113.13" calcext:value-type="float">
            <text:p>1113.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Şubat 2023</text:p>
          </table:table-cell>
          <table:table-cell office:value-type="float" office:value="1107.32" calcext:value-type="float">
            <text:p>1107.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Şubat 2023</text:p>
          </table:table-cell>
          <table:table-cell office:value-type="float" office:value="1106.53" calcext:value-type="float">
            <text:p>1106.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Şubat 2023</text:p>
          </table:table-cell>
          <table:table-cell office:value-type="float" office:value="1099.29" calcext:value-type="float">
            <text:p>1099.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Şubat 2023</text:p>
          </table:table-cell>
          <table:table-cell office:value-type="float" office:value="1099.08" calcext:value-type="float">
            <text:p>1099.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Şubat 2023</text:p>
          </table:table-cell>
          <table:table-cell office:value-type="float" office:value="1099.08" calcext:value-type="float">
            <text:p>1099.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Şubat 2023</text:p>
          </table:table-cell>
          <table:table-cell office:value-type="float" office:value="1103.73" calcext:value-type="float">
            <text:p>1103.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Şubat 2023</text:p>
          </table:table-cell>
          <table:table-cell office:value-type="float" office:value="1109.06" calcext:value-type="float">
            <text:p>1109.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Mart 2023</text:p>
          </table:table-cell>
          <table:table-cell office:value-type="float" office:value="1115.63" calcext:value-type="float">
            <text:p>1115.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Mart 2023</text:p>
          </table:table-cell>
          <table:table-cell office:value-type="float" office:value="1115.55" calcext:value-type="float">
            <text:p>1115.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Mart 2023</text:p>
          </table:table-cell>
          <table:table-cell office:value-type="float" office:value="1126.73" calcext:value-type="float">
            <text:p>1126.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Mart 2023</text:p>
          </table:table-cell>
          <table:table-cell office:value-type="float" office:value="1126.84" calcext:value-type="float">
            <text:p>1126.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Mart 2023</text:p>
          </table:table-cell>
          <table:table-cell office:value-type="float" office:value="1126.84" calcext:value-type="float">
            <text:p>1126.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Mart 2023</text:p>
          </table:table-cell>
          <table:table-cell office:value-type="float" office:value="1121.89" calcext:value-type="float">
            <text:p>1121.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Mart 2023</text:p>
          </table:table-cell>
          <table:table-cell office:value-type="float" office:value="1103.44" calcext:value-type="float">
            <text:p>1103.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Mart 2023</text:p>
          </table:table-cell>
          <table:table-cell office:value-type="float" office:value="1104.06" calcext:value-type="float">
            <text:p>1104.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Mart 2023</text:p>
          </table:table-cell>
          <table:table-cell office:value-type="float" office:value="1115.73" calcext:value-type="float">
            <text:p>1115.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Mart 2023</text:p>
          </table:table-cell>
          <table:table-cell office:value-type="float" office:value="1140.29" calcext:value-type="float">
            <text:p>1140.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Mart 2023</text:p>
          </table:table-cell>
          <table:table-cell office:value-type="float" office:value="1140.37" calcext:value-type="float">
            <text:p>1140.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Mart 2023</text:p>
          </table:table-cell>
          <table:table-cell office:value-type="float" office:value="1167.04" calcext:value-type="float">
            <text:p>1167.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Mart 2023</text:p>
          </table:table-cell>
          <table:table-cell office:value-type="float" office:value="1161.66" calcext:value-type="float">
            <text:p>1161.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Mart 2023</text:p>
          </table:table-cell>
          <table:table-cell office:value-type="float" office:value="1171.63" calcext:value-type="float">
            <text:p>1171.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Mart 2023</text:p>
          </table:table-cell>
          <table:table-cell office:value-type="float" office:value="1172.41" calcext:value-type="float">
            <text:p>1172.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Mart 2023</text:p>
          </table:table-cell>
          <table:table-cell office:value-type="float" office:value="1215.97" calcext:value-type="float">
            <text:p>1215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Mart 2023</text:p>
          </table:table-cell>
          <table:table-cell office:value-type="float" office:value="1216.37" calcext:value-type="float">
            <text:p>1216.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Mart 2023</text:p>
          </table:table-cell>
          <table:table-cell office:value-type="float" office:value="1209.08" calcext:value-type="float">
            <text:p>1209.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Mart 2023</text:p>
          </table:table-cell>
          <table:table-cell office:value-type="float" office:value="1186.72" calcext:value-type="float">
            <text:p>1186.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Mart 2023</text:p>
          </table:table-cell>
          <table:table-cell office:value-type="float" office:value="1206.09" calcext:value-type="float">
            <text:p>1206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Mart 2023</text:p>
          </table:table-cell>
          <table:table-cell office:value-type="float" office:value="1219.88" calcext:value-type="float">
            <text:p>1219.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Mart 2023</text:p>
          </table:table-cell>
          <table:table-cell office:value-type="float" office:value="1212.61" calcext:value-type="float">
            <text:p>1212.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Mart 2023</text:p>
          </table:table-cell>
          <table:table-cell office:value-type="float" office:value="1201.05" calcext:value-type="float">
            <text:p>1201.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Mart 2023</text:p>
          </table:table-cell>
          <table:table-cell office:value-type="float" office:value="1213.15" calcext:value-type="float">
            <text:p>1213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Mart 2023</text:p>
          </table:table-cell>
          <table:table-cell office:value-type="float" office:value="1208.21" calcext:value-type="float">
            <text:p>1208.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Mart 2023</text:p>
          </table:table-cell>
          <table:table-cell office:value-type="float" office:value="1220.16" calcext:value-type="float">
            <text:p>1220.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Mart 2023</text:p>
          </table:table-cell>
          <table:table-cell office:value-type="float" office:value="1214.37" calcext:value-type="float">
            <text:p>1214.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Nisan 2023</text:p>
          </table:table-cell>
          <table:table-cell office:value-type="float" office:value="1224.03" calcext:value-type="float">
            <text:p>1224.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Nisan 2023</text:p>
          </table:table-cell>
          <table:table-cell office:value-type="float" office:value="1248.75" calcext:value-type="float">
            <text:p>1248.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Nisan 2023</text:p>
          </table:table-cell>
          <table:table-cell office:value-type="float" office:value="1250.23" calcext:value-type="float">
            <text:p>1250.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Nisan 2023</text:p>
          </table:table-cell>
          <table:table-cell office:value-type="float" office:value="1242.55" calcext:value-type="float">
            <text:p>1242.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Nisan 2023</text:p>
          </table:table-cell>
          <table:table-cell office:value-type="float" office:value="1242.24" calcext:value-type="float">
            <text:p>1242.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Nisan 2023</text:p>
          </table:table-cell>
          <table:table-cell office:value-type="float" office:value="1233.79" calcext:value-type="float">
            <text:p>1233.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Nisan 2023</text:p>
          </table:table-cell>
          <table:table-cell office:value-type="float" office:value="1242.63" calcext:value-type="float">
            <text:p>1242.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Nisan 2023</text:p>
          </table:table-cell>
          <table:table-cell office:value-type="float" office:value="1251.23" calcext:value-type="float">
            <text:p>1251.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Nisan 2023</text:p>
          </table:table-cell>
          <table:table-cell office:value-type="float" office:value="1267.29" calcext:value-type="float">
            <text:p>1267.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Nisan 2023</text:p>
          </table:table-cell>
          <table:table-cell office:value-type="float" office:value="1246.95" calcext:value-type="float">
            <text:p>1246.9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Nisan 2023</text:p>
          </table:table-cell>
          <table:table-cell office:value-type="float" office:value="1243.76" calcext:value-type="float">
            <text:p>1243.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Nisan 2023</text:p>
          </table:table-cell>
          <table:table-cell office:value-type="float" office:value="1250.1" calcext:value-type="float">
            <text:p>1250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Nisan 2023</text:p>
          </table:table-cell>
          <table:table-cell office:value-type="float" office:value="1243.99" calcext:value-type="float">
            <text:p>1243.9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Nisan 2023</text:p>
          </table:table-cell>
          <table:table-cell office:value-type="float" office:value="1249.67" calcext:value-type="float">
            <text:p>1249.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Nisan 2023</text:p>
          </table:table-cell>
          <table:table-cell office:value-type="float" office:value="1237.73" calcext:value-type="float">
            <text:p>1237.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Nisan 2023</text:p>
          </table:table-cell>
          <table:table-cell office:value-type="float" office:value="1240.83" calcext:value-type="float">
            <text:p>1240.8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Nisan 2023</text:p>
          </table:table-cell>
          <table:table-cell office:value-type="float" office:value="1247.53" calcext:value-type="float">
            <text:p>1247.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Nisan 2023</text:p>
          </table:table-cell>
          <table:table-cell office:value-type="float" office:value="1241.86" calcext:value-type="float">
            <text:p>1241.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Nisan 2023</text:p>
          </table:table-cell>
          <table:table-cell office:value-type="float" office:value="1242.05" calcext:value-type="float">
            <text:p>1242.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Nisan 2023</text:p>
          </table:table-cell>
          <table:table-cell office:value-type="float" office:value="1244.69" calcext:value-type="float">
            <text:p>1244.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Mayıs 2023</text:p>
          </table:table-cell>
          <table:table-cell office:value-type="float" office:value="1239.09" calcext:value-type="float">
            <text:p>1239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Mayıs 2023</text:p>
          </table:table-cell>
          <table:table-cell office:value-type="float" office:value="1262.02" calcext:value-type="float">
            <text:p>1262.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Mayıs 2023</text:p>
          </table:table-cell>
          <table:table-cell office:value-type="float" office:value="1276.71" calcext:value-type="float">
            <text:p>1276.7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Mayıs 2023</text:p>
          </table:table-cell>
          <table:table-cell office:value-type="float" office:value="1284.81" calcext:value-type="float">
            <text:p>1284.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Mayıs 2023</text:p>
          </table:table-cell>
          <table:table-cell office:value-type="float" office:value="1266.25" calcext:value-type="float">
            <text:p>1266.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Mayıs 2023</text:p>
          </table:table-cell>
          <table:table-cell office:value-type="float" office:value="1267.28" calcext:value-type="float">
            <text:p>1267.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Mayıs 2023</text:p>
          </table:table-cell>
          <table:table-cell office:value-type="float" office:value="1276.27" calcext:value-type="float">
            <text:p>1276.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Mayıs 2023</text:p>
          </table:table-cell>
          <table:table-cell office:value-type="float" office:value="1275.51" calcext:value-type="float">
            <text:p>1275.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Mayıs 2023</text:p>
          </table:table-cell>
          <table:table-cell office:value-type="float" office:value="1265.75" calcext:value-type="float">
            <text:p>1265.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Mayıs 2023</text:p>
          </table:table-cell>
          <table:table-cell office:value-type="float" office:value="1265.12" calcext:value-type="float">
            <text:p>1265.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Mayıs 2023</text:p>
          </table:table-cell>
          <table:table-cell office:value-type="float" office:value="1274.4" calcext:value-type="float">
            <text:p>1274.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Mayıs 2023</text:p>
          </table:table-cell>
          <table:table-cell office:value-type="float" office:value="1261.38" calcext:value-type="float">
            <text:p>1261.3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Mayıs 2023</text:p>
          </table:table-cell>
          <table:table-cell office:value-type="float" office:value="1245.81" calcext:value-type="float">
            <text:p>1245.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Mayıs 2023</text:p>
          </table:table-cell>
          <table:table-cell office:value-type="float" office:value="1260.46" calcext:value-type="float">
            <text:p>1260.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Mayıs 2023</text:p>
          </table:table-cell>
          <table:table-cell office:value-type="float" office:value="1256.9" calcext:value-type="float">
            <text:p>1256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Mayıs 2023</text:p>
          </table:table-cell>
          <table:table-cell office:value-type="float" office:value="1260.59" calcext:value-type="float">
            <text:p>1260.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Mayıs 2023</text:p>
          </table:table-cell>
          <table:table-cell office:value-type="float" office:value="1251.84" calcext:value-type="float">
            <text:p>1251.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Mayıs 2023</text:p>
          </table:table-cell>
          <table:table-cell office:value-type="float" office:value="1243.92" calcext:value-type="float">
            <text:p>1243.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Mayıs 2023</text:p>
          </table:table-cell>
          <table:table-cell office:value-type="float" office:value="1249.93" calcext:value-type="float">
            <text:p>1249.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Mayıs 2023</text:p>
          </table:table-cell>
          <table:table-cell office:value-type="float" office:value="1255.08" calcext:value-type="float">
            <text:p>1255.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Mayıs 2023</text:p>
          </table:table-cell>
          <table:table-cell office:value-type="float" office:value="1291.25" calcext:value-type="float">
            <text:p>1291.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Mayıs 2023</text:p>
          </table:table-cell>
          <table:table-cell office:value-type="float" office:value="1311.53" calcext:value-type="float">
            <text:p>1311.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Haziran 2023</text:p>
          </table:table-cell>
          <table:table-cell office:value-type="float" office:value="1322.86" calcext:value-type="float">
            <text:p>1322.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Haziran 2023</text:p>
          </table:table-cell>
          <table:table-cell office:value-type="float" office:value="1313.16" calcext:value-type="float">
            <text:p>1313.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Haziran 2023</text:p>
          </table:table-cell>
          <table:table-cell office:value-type="float" office:value="1340.94" calcext:value-type="float">
            <text:p>1340.9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Haziran 2023</text:p>
          </table:table-cell>
          <table:table-cell office:value-type="float" office:value="1361.73" calcext:value-type="float">
            <text:p>1361.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Haziran 2023</text:p>
          </table:table-cell>
          <table:table-cell office:value-type="float" office:value="1450.71" calcext:value-type="float">
            <text:p>1450.7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Haziran 2023</text:p>
          </table:table-cell>
          <table:table-cell office:value-type="float" office:value="1461.04" calcext:value-type="float">
            <text:p>1461.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Haziran 2023</text:p>
          </table:table-cell>
          <table:table-cell office:value-type="float" office:value="1474.46" calcext:value-type="float">
            <text:p>1474.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Haziran 2023</text:p>
          </table:table-cell>
          <table:table-cell office:value-type="float" office:value="1486.47" calcext:value-type="float">
            <text:p>1486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Haziran 2023</text:p>
          </table:table-cell>
          <table:table-cell office:value-type="float" office:value="1476.91" calcext:value-type="float">
            <text:p>1476.9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Haziran 2023</text:p>
          </table:table-cell>
          <table:table-cell office:value-type="float" office:value="1471.55" calcext:value-type="float">
            <text:p>1471.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Haziran 2023</text:p>
          </table:table-cell>
          <table:table-cell office:value-type="float" office:value="1488.72" calcext:value-type="float">
            <text:p>1488.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Haziran 2023</text:p>
          </table:table-cell>
          <table:table-cell office:value-type="float" office:value="1486.42" calcext:value-type="float">
            <text:p>1486.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Haziran 2023</text:p>
          </table:table-cell>
          <table:table-cell office:value-type="float" office:value="1478.44" calcext:value-type="float">
            <text:p>1478.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Haziran 2023</text:p>
          </table:table-cell>
          <table:table-cell office:value-type="float" office:value="1466.87" calcext:value-type="float">
            <text:p>1466.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Haziran 2023</text:p>
          </table:table-cell>
          <table:table-cell office:value-type="float" office:value="1464.35" calcext:value-type="float">
            <text:p>1464.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Haziran 2023</text:p>
          </table:table-cell>
          <table:table-cell office:value-type="float" office:value="1530.67" calcext:value-type="float">
            <text:p>1530.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Haziran 2023</text:p>
          </table:table-cell>
          <table:table-cell office:value-type="float" office:value="1559.53" calcext:value-type="float">
            <text:p>1559.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Haziran 2023</text:p>
          </table:table-cell>
          <table:table-cell office:value-type="float" office:value="1601.81" calcext:value-type="float">
            <text:p>1601.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Haziran 2023</text:p>
          </table:table-cell>
          <table:table-cell office:value-type="float" office:value="1598.51" calcext:value-type="float">
            <text:p>1598.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Haziran 2023</text:p>
          </table:table-cell>
          <table:table-cell office:value-type="float" office:value="1596.71" calcext:value-type="float">
            <text:p>1596.7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Haziran 2023</text:p>
          </table:table-cell>
          <table:table-cell office:value-type="float" office:value="1596.48" calcext:value-type="float">
            <text:p>1596.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Haziran 2023</text:p>
          </table:table-cell>
          <table:table-cell office:value-type="float" office:value="1597.99" calcext:value-type="float">
            <text:p>1597.9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Temmuz 2023</text:p>
          </table:table-cell>
          <table:table-cell office:value-type="float" office:value="1601.7" calcext:value-type="float">
            <text:p>1601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Temmuz 2023</text:p>
          </table:table-cell>
          <table:table-cell office:value-type="float" office:value="1608.21" calcext:value-type="float">
            <text:p>1608.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Temmuz 2023</text:p>
          </table:table-cell>
          <table:table-cell office:value-type="float" office:value="1605.33" calcext:value-type="float">
            <text:p>1605.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Temmuz 2023</text:p>
          </table:table-cell>
          <table:table-cell office:value-type="float" office:value="1598.18" calcext:value-type="float">
            <text:p>1598.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Temmuz 2023</text:p>
          </table:table-cell>
          <table:table-cell office:value-type="float" office:value="1612.21" calcext:value-type="float">
            <text:p>1612.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Temmuz 2023</text:p>
          </table:table-cell>
          <table:table-cell office:value-type="float" office:value="1615.62" calcext:value-type="float">
            <text:p>1615.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Temmuz 2023</text:p>
          </table:table-cell>
          <table:table-cell office:value-type="float" office:value="1621.08" calcext:value-type="float">
            <text:p>1621.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Temmuz 2023</text:p>
          </table:table-cell>
          <table:table-cell office:value-type="float" office:value="1644.31" calcext:value-type="float">
            <text:p>1644.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Temmuz 2023</text:p>
          </table:table-cell>
          <table:table-cell office:value-type="float" office:value="1640.9" calcext:value-type="float">
            <text:p>1640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Temmuz 2023</text:p>
          </table:table-cell>
          <table:table-cell office:value-type="float" office:value="1642.76" calcext:value-type="float">
            <text:p>1642.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Temmuz 2023</text:p>
          </table:table-cell>
          <table:table-cell office:value-type="float" office:value="1655.82" calcext:value-type="float">
            <text:p>1655.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Temmuz 2023</text:p>
          </table:table-cell>
          <table:table-cell office:value-type="float" office:value="1712.68" calcext:value-type="float">
            <text:p>1712.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Temmuz 2023</text:p>
          </table:table-cell>
          <table:table-cell office:value-type="float" office:value="1703.25" calcext:value-type="float">
            <text:p>1703.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Temmuz 2023</text:p>
          </table:table-cell>
          <table:table-cell office:value-type="float" office:value="1694.66" calcext:value-type="float">
            <text:p>1694.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Temmuz 2023</text:p>
          </table:table-cell>
          <table:table-cell office:value-type="float" office:value="1701.33" calcext:value-type="float">
            <text:p>1701.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Temmuz 2023</text:p>
          </table:table-cell>
          <table:table-cell office:value-type="float" office:value="1694.05" calcext:value-type="float">
            <text:p>1694.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Temmuz 2023</text:p>
          </table:table-cell>
          <table:table-cell office:value-type="float" office:value="1700.08" calcext:value-type="float">
            <text:p>1700.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Temmuz 2023</text:p>
          </table:table-cell>
          <table:table-cell office:value-type="float" office:value="1706.45" calcext:value-type="float">
            <text:p>1706.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Temmuz 2023</text:p>
          </table:table-cell>
          <table:table-cell office:value-type="float" office:value="1683.88" calcext:value-type="float">
            <text:p>1683.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Temmuz 2023</text:p>
          </table:table-cell>
          <table:table-cell office:value-type="float" office:value="1693.14" calcext:value-type="float">
            <text:p>1693.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Temmuz 2023</text:p>
          </table:table-cell>
          <table:table-cell office:value-type="float" office:value="1700.4" calcext:value-type="float">
            <text:p>1700.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Ağustos 2023</text:p>
          </table:table-cell>
          <table:table-cell office:value-type="float" office:value="1683.85" calcext:value-type="float">
            <text:p>1683.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Ağustos 2023</text:p>
          </table:table-cell>
          <table:table-cell office:value-type="float" office:value="1674.36" calcext:value-type="float">
            <text:p>1674.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Ağustos 2023</text:p>
          </table:table-cell>
          <table:table-cell office:value-type="float" office:value="1676.29" calcext:value-type="float">
            <text:p>1676.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Ağustos 2023</text:p>
          </table:table-cell>
          <table:table-cell office:value-type="float" office:value="1681.49" calcext:value-type="float">
            <text:p>1681.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Ağustos 2023</text:p>
          </table:table-cell>
          <table:table-cell office:value-type="float" office:value="1676.8" calcext:value-type="float">
            <text:p>1676.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Ağustos 2023</text:p>
          </table:table-cell>
          <table:table-cell office:value-type="float" office:value="1670.23" calcext:value-type="float">
            <text:p>1670.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Ağustos 2023</text:p>
          </table:table-cell>
          <table:table-cell office:value-type="float" office:value="1661.44" calcext:value-type="float">
            <text:p>1661.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Ağustos 2023</text:p>
          </table:table-cell>
          <table:table-cell office:value-type="float" office:value="1659.95" calcext:value-type="float">
            <text:p>1659.9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Ağustos 2023</text:p>
          </table:table-cell>
          <table:table-cell office:value-type="float" office:value="1659.56" calcext:value-type="float">
            <text:p>1659.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Ağustos 2023</text:p>
          </table:table-cell>
          <table:table-cell office:value-type="float" office:value="1656.13" calcext:value-type="float">
            <text:p>1656.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Ağustos 2023</text:p>
          </table:table-cell>
          <table:table-cell office:value-type="float" office:value="1654.59" calcext:value-type="float">
            <text:p>1654.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Ağustos 2023</text:p>
          </table:table-cell>
          <table:table-cell office:value-type="float" office:value="1644.9" calcext:value-type="float">
            <text:p>1644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Ağustos 2023</text:p>
          </table:table-cell>
          <table:table-cell office:value-type="float" office:value="1645.1" calcext:value-type="float">
            <text:p>1645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Ağustos 2023</text:p>
          </table:table-cell>
          <table:table-cell office:value-type="float" office:value="1644.53" calcext:value-type="float">
            <text:p>1644.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Ağustos 2023</text:p>
          </table:table-cell>
          <table:table-cell office:value-type="float" office:value="1653.72" calcext:value-type="float">
            <text:p>1653.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Ağustos 2023</text:p>
          </table:table-cell>
          <table:table-cell office:value-type="float" office:value="1674.49" calcext:value-type="float">
            <text:p>1674.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Ağustos 2023</text:p>
          </table:table-cell>
          <table:table-cell office:value-type="float" office:value="1588.35" calcext:value-type="float">
            <text:p>1588.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Ağustos 2023</text:p>
          </table:table-cell>
          <table:table-cell office:value-type="float" office:value="1633.82" calcext:value-type="float">
            <text:p>1633.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Ağustos 2023</text:p>
          </table:table-cell>
          <table:table-cell office:value-type="float" office:value="1633.9" calcext:value-type="float">
            <text:p>1633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Ağustos 2023</text:p>
          </table:table-cell>
          <table:table-cell office:value-type="float" office:value="1652.03" calcext:value-type="float">
            <text:p>1652.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Ağustos 2023</text:p>
          </table:table-cell>
          <table:table-cell office:value-type="float" office:value="1666.41" calcext:value-type="float">
            <text:p>1666.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Ağustos 2023</text:p>
          </table:table-cell>
          <table:table-cell office:value-type="float" office:value="1664.9" calcext:value-type="float">
            <text:p>1664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Eylül 2023</text:p>
          </table:table-cell>
          <table:table-cell office:value-type="float" office:value="1665.01" calcext:value-type="float">
            <text:p>1665.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Eylül 2023</text:p>
          </table:table-cell>
          <table:table-cell office:value-type="float" office:value="1667.77" calcext:value-type="float">
            <text:p>1667.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Eylül 2023</text:p>
          </table:table-cell>
          <table:table-cell office:value-type="float" office:value="1657.42" calcext:value-type="float">
            <text:p>1657.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Eylül 2023</text:p>
          </table:table-cell>
          <table:table-cell office:value-type="float" office:value="1652.5" calcext:value-type="float">
            <text:p>1652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Eylül 2023</text:p>
          </table:table-cell>
          <table:table-cell office:value-type="float" office:value="1655.04" calcext:value-type="float">
            <text:p>1655.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Eylül 2023</text:p>
          </table:table-cell>
          <table:table-cell office:value-type="float" office:value="1655.92" calcext:value-type="float">
            <text:p>1655.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Eylül 2023</text:p>
          </table:table-cell>
          <table:table-cell office:value-type="float" office:value="1660.76" calcext:value-type="float">
            <text:p>1660.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Eylül 2023</text:p>
          </table:table-cell>
          <table:table-cell office:value-type="float" office:value="1651.3" calcext:value-type="float">
            <text:p>1651.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Eylül 2023</text:p>
          </table:table-cell>
          <table:table-cell office:value-type="float" office:value="1651.97" calcext:value-type="float">
            <text:p>1651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Eylül 2023</text:p>
          </table:table-cell>
          <table:table-cell office:value-type="float" office:value="1655.4" calcext:value-type="float">
            <text:p>1655.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Eylül 2023</text:p>
          </table:table-cell>
          <table:table-cell office:value-type="float" office:value="1669.39" calcext:value-type="float">
            <text:p>1669.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Eylül 2023</text:p>
          </table:table-cell>
          <table:table-cell office:value-type="float" office:value="1679.88" calcext:value-type="float">
            <text:p>1679.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Eylül 2023</text:p>
          </table:table-cell>
          <table:table-cell office:value-type="float" office:value="1677.44" calcext:value-type="float">
            <text:p>1677.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Eylül 2023</text:p>
          </table:table-cell>
          <table:table-cell office:value-type="float" office:value="1675.53" calcext:value-type="float">
            <text:p>1675.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Eylül 2023</text:p>
          </table:table-cell>
          <table:table-cell office:value-type="float" office:value="1673.18" calcext:value-type="float">
            <text:p>1673.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Eylül 2023</text:p>
          </table:table-cell>
          <table:table-cell office:value-type="float" office:value="1680.29" calcext:value-type="float">
            <text:p>1680.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Eylül 2023</text:p>
          </table:table-cell>
          <table:table-cell office:value-type="float" office:value="1676.06" calcext:value-type="float">
            <text:p>1676.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Eylül 2023</text:p>
          </table:table-cell>
          <table:table-cell office:value-type="float" office:value="1663.77" calcext:value-type="float">
            <text:p>1663.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Eylül 2023</text:p>
          </table:table-cell>
          <table:table-cell office:value-type="float" office:value="1622.24" calcext:value-type="float">
            <text:p>1622.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Eylül 2023</text:p>
          </table:table-cell>
          <table:table-cell office:value-type="float" office:value="1637.86" calcext:value-type="float">
            <text:p>1637.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Eylül 2023</text:p>
          </table:table-cell>
          <table:table-cell office:value-type="float" office:value="1627.65" calcext:value-type="float">
            <text:p>1627.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Ekim 2023</text:p>
          </table:table-cell>
          <table:table-cell office:value-type="float" office:value="1612.4" calcext:value-type="float">
            <text:p>1612.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Ekim 2023</text:p>
          </table:table-cell>
          <table:table-cell office:value-type="float" office:value="1610.61" calcext:value-type="float">
            <text:p>1610.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Ekim 2023</text:p>
          </table:table-cell>
          <table:table-cell office:value-type="float" office:value="1612.19" calcext:value-type="float">
            <text:p>1612.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Ekim 2023</text:p>
          </table:table-cell>
          <table:table-cell office:value-type="float" office:value="1612.64" calcext:value-type="float">
            <text:p>1612.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Ekim 2023</text:p>
          </table:table-cell>
          <table:table-cell office:value-type="float" office:value="1625.44" calcext:value-type="float">
            <text:p>1625.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Ekim 2023</text:p>
          </table:table-cell>
          <table:table-cell office:value-type="float" office:value="1657.34" calcext:value-type="float">
            <text:p>1657.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Ekim 2023</text:p>
          </table:table-cell>
          <table:table-cell office:value-type="float" office:value="1657.77" calcext:value-type="float">
            <text:p>1657.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Ekim 2023</text:p>
          </table:table-cell>
          <table:table-cell office:value-type="float" office:value="1667.74" calcext:value-type="float">
            <text:p>1667.7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Ekim 2023</text:p>
          </table:table-cell>
          <table:table-cell office:value-type="float" office:value="1666.21" calcext:value-type="float">
            <text:p>1666.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Ekim 2023</text:p>
          </table:table-cell>
          <table:table-cell office:value-type="float" office:value="1725.74" calcext:value-type="float">
            <text:p>1725.7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Ekim 2023</text:p>
          </table:table-cell>
          <table:table-cell office:value-type="float" office:value="1717.18" calcext:value-type="float">
            <text:p>1717.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Ekim 2023</text:p>
          </table:table-cell>
          <table:table-cell office:value-type="float" office:value="1728.07" calcext:value-type="float">
            <text:p>1728.0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Ekim 2023</text:p>
          </table:table-cell>
          <table:table-cell office:value-type="float" office:value="1751.44" calcext:value-type="float">
            <text:p>1751.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Ekim 2023</text:p>
          </table:table-cell>
          <table:table-cell office:value-type="float" office:value="1773.31" calcext:value-type="float">
            <text:p>1773.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Ekim 2023</text:p>
          </table:table-cell>
          <table:table-cell office:value-type="float" office:value="1780.41" calcext:value-type="float">
            <text:p>1780.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Ekim 2023</text:p>
          </table:table-cell>
          <table:table-cell office:value-type="float" office:value="1781.65" calcext:value-type="float">
            <text:p>1781.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Ekim 2023</text:p>
          </table:table-cell>
          <table:table-cell office:value-type="float" office:value="1779.28" calcext:value-type="float">
            <text:p>1779.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Ekim 2023</text:p>
          </table:table-cell>
          <table:table-cell office:value-type="float" office:value="1788" calcext:value-type="float">
            <text:p>1788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Ekim 2023</text:p>
          </table:table-cell>
          <table:table-cell office:value-type="float" office:value="1795.52" calcext:value-type="float">
            <text:p>1795.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Ekim 2023</text:p>
          </table:table-cell>
          <table:table-cell office:value-type="float" office:value="1817.19" calcext:value-type="float">
            <text:p>1817.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Ekim 2023</text:p>
          </table:table-cell>
          <table:table-cell office:value-type="float" office:value="1811.22" calcext:value-type="float">
            <text:p>1811.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Ekim 2023</text:p>
          </table:table-cell>
          <table:table-cell office:value-type="float" office:value="1805.11" calcext:value-type="float">
            <text:p>1805.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Kasım 2023</text:p>
          </table:table-cell>
          <table:table-cell office:value-type="float" office:value="1804.97" calcext:value-type="float">
            <text:p>1804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Kasım 2023</text:p>
          </table:table-cell>
          <table:table-cell office:value-type="float" office:value="1808.43" calcext:value-type="float">
            <text:p>1808.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Kasım 2023</text:p>
          </table:table-cell>
          <table:table-cell office:value-type="float" office:value="1818.47" calcext:value-type="float">
            <text:p>1818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Kasım 2023</text:p>
          </table:table-cell>
          <table:table-cell office:value-type="float" office:value="1808.13" calcext:value-type="float">
            <text:p>1808.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Kasım 2023</text:p>
          </table:table-cell>
          <table:table-cell office:value-type="float" office:value="1803.58" calcext:value-type="float">
            <text:p>1803.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Kasım 2023</text:p>
          </table:table-cell>
          <table:table-cell office:value-type="float" office:value="1783.34" calcext:value-type="float">
            <text:p>1783.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Kasım 2023</text:p>
          </table:table-cell>
          <table:table-cell office:value-type="float" office:value="1791.2" calcext:value-type="float">
            <text:p>1791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Kasım 2023</text:p>
          </table:table-cell>
          <table:table-cell office:value-type="float" office:value="1777.26" calcext:value-type="float">
            <text:p>1777.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Kasım 2023</text:p>
          </table:table-cell>
          <table:table-cell office:value-type="float" office:value="1789.67" calcext:value-type="float">
            <text:p>1789.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Kasım 2023</text:p>
          </table:table-cell>
          <table:table-cell office:value-type="float" office:value="1807.95" calcext:value-type="float">
            <text:p>1807.9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Kasım 2023</text:p>
          </table:table-cell>
          <table:table-cell office:value-type="float" office:value="1806.82" calcext:value-type="float">
            <text:p>1806.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Kasım 2023</text:p>
          </table:table-cell>
          <table:table-cell office:value-type="float" office:value="1825.22" calcext:value-type="float">
            <text:p>1825.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Kasım 2023</text:p>
          </table:table-cell>
          <table:table-cell office:value-type="float" office:value="1827.67" calcext:value-type="float">
            <text:p>1827.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Kasım 2023</text:p>
          </table:table-cell>
          <table:table-cell office:value-type="float" office:value="1849.76" calcext:value-type="float">
            <text:p>1849.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Kasım 2023</text:p>
          </table:table-cell>
          <table:table-cell office:value-type="float" office:value="1845.9" calcext:value-type="float">
            <text:p>1845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Kasım 2023</text:p>
          </table:table-cell>
          <table:table-cell office:value-type="float" office:value="1847.45" calcext:value-type="float">
            <text:p>1847.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Kasım 2023</text:p>
          </table:table-cell>
          <table:table-cell office:value-type="float" office:value="1858.22" calcext:value-type="float">
            <text:p>1858.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Kasım 2023</text:p>
          </table:table-cell>
          <table:table-cell office:value-type="float" office:value="1872.25" calcext:value-type="float">
            <text:p>1872.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Kasım 2023</text:p>
          </table:table-cell>
          <table:table-cell office:value-type="float" office:value="1897.27" calcext:value-type="float">
            <text:p>1897.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Kasım 2023</text:p>
          </table:table-cell>
          <table:table-cell office:value-type="float" office:value="1901.95" calcext:value-type="float">
            <text:p>1901.9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Kasım 2023</text:p>
          </table:table-cell>
          <table:table-cell office:value-type="float" office:value="1890.43" calcext:value-type="float">
            <text:p>1890.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Aralık 2023</text:p>
          </table:table-cell>
          <table:table-cell office:value-type="float" office:value="1924.11" calcext:value-type="float">
            <text:p>1924.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Aralık 2023</text:p>
          </table:table-cell>
          <table:table-cell office:value-type="float" office:value="1884.21" calcext:value-type="float">
            <text:p>1884.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Aralık 2023</text:p>
          </table:table-cell>
          <table:table-cell office:value-type="float" office:value="1875.1" calcext:value-type="float">
            <text:p>1875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Aralık 2023</text:p>
          </table:table-cell>
          <table:table-cell office:value-type="float" office:value="1883.63" calcext:value-type="float">
            <text:p>1883.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Aralık 2023</text:p>
          </table:table-cell>
          <table:table-cell office:value-type="float" office:value="1886.85" calcext:value-type="float">
            <text:p>1886.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Aralık 2023</text:p>
          </table:table-cell>
          <table:table-cell office:value-type="float" office:value="1866.62" calcext:value-type="float">
            <text:p>1866.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Aralık 2023</text:p>
          </table:table-cell>
          <table:table-cell office:value-type="float" office:value="1846.69" calcext:value-type="float">
            <text:p>1846.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Aralık 2023</text:p>
          </table:table-cell>
          <table:table-cell office:value-type="float" office:value="1845.62" calcext:value-type="float">
            <text:p>1845.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Aralık 2023</text:p>
          </table:table-cell>
          <table:table-cell office:value-type="float" office:value="1885.6" calcext:value-type="float">
            <text:p>1885.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Aralık 2023</text:p>
          </table:table-cell>
          <table:table-cell office:value-type="float" office:value="1896.36" calcext:value-type="float">
            <text:p>1896.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Aralık 2023</text:p>
          </table:table-cell>
          <table:table-cell office:value-type="float" office:value="1880.55" calcext:value-type="float">
            <text:p>1880.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Aralık 2023</text:p>
          </table:table-cell>
          <table:table-cell office:value-type="float" office:value="1893.56" calcext:value-type="float">
            <text:p>1893.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Aralık 2023</text:p>
          </table:table-cell>
          <table:table-cell office:value-type="float" office:value="1908.44" calcext:value-type="float">
            <text:p>1908.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Aralık 2023</text:p>
          </table:table-cell>
          <table:table-cell office:value-type="float" office:value="1901.12" calcext:value-type="float">
            <text:p>1901.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Aralık 2023</text:p>
          </table:table-cell>
          <table:table-cell office:value-type="float" office:value="1915.88" calcext:value-type="float">
            <text:p>1915.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Aralık 2023</text:p>
          </table:table-cell>
          <table:table-cell office:value-type="float" office:value="1928.59" calcext:value-type="float">
            <text:p>1928.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Aralık 2023</text:p>
          </table:table-cell>
          <table:table-cell office:value-type="float" office:value="1924.45" calcext:value-type="float">
            <text:p>1924.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Aralık 2023</text:p>
          </table:table-cell>
          <table:table-cell office:value-type="float" office:value="1946.94" calcext:value-type="float">
            <text:p>1946.9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Aralık 2023</text:p>
          </table:table-cell>
          <table:table-cell office:value-type="float" office:value="1963.66" calcext:value-type="float">
            <text:p>1963.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Aralık 2023</text:p>
          </table:table-cell>
          <table:table-cell office:value-type="float" office:value="1955.34" calcext:value-type="float">
            <text:p>1955.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Aralık 2023</text:p>
          </table:table-cell>
          <table:table-cell office:value-type="float" office:value="1961.76" calcext:value-type="float">
            <text:p>1961.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Ocak 2024</text:p>
          </table:table-cell>
          <table:table-cell office:value-type="float" office:value="1957.61" calcext:value-type="float">
            <text:p>1957.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Ocak 2024</text:p>
          </table:table-cell>
          <table:table-cell office:value-type="float" office:value="1967.7" calcext:value-type="float">
            <text:p>1967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Ocak 2024</text:p>
          </table:table-cell>
          <table:table-cell office:value-type="float" office:value="1953.47" calcext:value-type="float">
            <text:p>1953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Ocak 2024</text:p>
          </table:table-cell>
          <table:table-cell office:value-type="float" office:value="1954.97" calcext:value-type="float">
            <text:p>1954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Ocak 2024</text:p>
          </table:table-cell>
          <table:table-cell office:value-type="float" office:value="1961.02" calcext:value-type="float">
            <text:p>1961.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Ocak 2024</text:p>
          </table:table-cell>
          <table:table-cell office:value-type="float" office:value="1947.23" calcext:value-type="float">
            <text:p>1947.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Ocak 2024</text:p>
          </table:table-cell>
          <table:table-cell office:value-type="float" office:value="1951.78" calcext:value-type="float">
            <text:p>1951.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Ocak 2024</text:p>
          </table:table-cell>
          <table:table-cell office:value-type="float" office:value="1949.24" calcext:value-type="float">
            <text:p>1949.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Ocak 2024</text:p>
          </table:table-cell>
          <table:table-cell office:value-type="float" office:value="1955.15" calcext:value-type="float">
            <text:p>1955.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Ocak 2024</text:p>
          </table:table-cell>
          <table:table-cell office:value-type="float" office:value="1981.47" calcext:value-type="float">
            <text:p>1981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Ocak 2024</text:p>
          </table:table-cell>
          <table:table-cell office:value-type="float" office:value="1989.24" calcext:value-type="float">
            <text:p>1989.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Ocak 2024</text:p>
          </table:table-cell>
          <table:table-cell office:value-type="float" office:value="1963.03" calcext:value-type="float">
            <text:p>1963.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Ocak 2024</text:p>
          </table:table-cell>
          <table:table-cell office:value-type="float" office:value="1943.41" calcext:value-type="float">
            <text:p>1943.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Ocak 2024</text:p>
          </table:table-cell>
          <table:table-cell office:value-type="float" office:value="1959.61" calcext:value-type="float">
            <text:p>1959.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Ocak 2024</text:p>
          </table:table-cell>
          <table:table-cell office:value-type="float" office:value="1969.85" calcext:value-type="float">
            <text:p>1969.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Ocak 2024</text:p>
          </table:table-cell>
          <table:table-cell office:value-type="float" office:value="1965.97" calcext:value-type="float">
            <text:p>1965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Ocak 2024</text:p>
          </table:table-cell>
          <table:table-cell office:value-type="float" office:value="1970.84" calcext:value-type="float">
            <text:p>1970.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Ocak 2024</text:p>
          </table:table-cell>
          <table:table-cell office:value-type="float" office:value="1956.02" calcext:value-type="float">
            <text:p>1956.0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Ocak 2024</text:p>
          </table:table-cell>
          <table:table-cell office:value-type="float" office:value="1964.8" calcext:value-type="float">
            <text:p>1964.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Ocak 2024</text:p>
          </table:table-cell>
          <table:table-cell office:value-type="float" office:value="1953.68" calcext:value-type="float">
            <text:p>1953.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Ocak 2024</text:p>
          </table:table-cell>
          <table:table-cell office:value-type="float" office:value="1983.13" calcext:value-type="float">
            <text:p>1983.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Ocak 2024</text:p>
          </table:table-cell>
          <table:table-cell office:value-type="float" office:value="1986.86" calcext:value-type="float">
            <text:p>1986.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Ocak 2024</text:p>
          </table:table-cell>
          <table:table-cell office:value-type="float" office:value="1984.64" calcext:value-type="float">
            <text:p>1984.6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Şubat 2024</text:p>
          </table:table-cell>
          <table:table-cell office:value-type="float" office:value="2004.86" calcext:value-type="float">
            <text:p>2004.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Şubat 2024</text:p>
          </table:table-cell>
          <table:table-cell office:value-type="float" office:value="1996.2" calcext:value-type="float">
            <text:p>1996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Şubat 2024</text:p>
          </table:table-cell>
          <table:table-cell office:value-type="float" office:value="1989.27" calcext:value-type="float">
            <text:p>1989.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Şubat 2024</text:p>
          </table:table-cell>
          <table:table-cell office:value-type="float" office:value="1999.84" calcext:value-type="float">
            <text:p>1999.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Şubat 2024</text:p>
          </table:table-cell>
          <table:table-cell office:value-type="float" office:value="2000.85" calcext:value-type="float">
            <text:p>2000.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Şubat 2024</text:p>
          </table:table-cell>
          <table:table-cell office:value-type="float" office:value="1999.58" calcext:value-type="float">
            <text:p>1999.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Şubat 2024</text:p>
          </table:table-cell>
          <table:table-cell office:value-type="float" office:value="1997.32" calcext:value-type="float">
            <text:p>1997.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Şubat 2024</text:p>
          </table:table-cell>
          <table:table-cell office:value-type="float" office:value="1994.75" calcext:value-type="float">
            <text:p>1994.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Şubat 2024</text:p>
          </table:table-cell>
          <table:table-cell office:value-type="float" office:value="1967.22" calcext:value-type="float">
            <text:p>1967.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Şubat 2024</text:p>
          </table:table-cell>
          <table:table-cell office:value-type="float" office:value="1968.23" calcext:value-type="float">
            <text:p>1968.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Şubat 2024</text:p>
          </table:table-cell>
          <table:table-cell office:value-type="float" office:value="1980.11" calcext:value-type="float">
            <text:p>1980.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Şubat 2024</text:p>
          </table:table-cell>
          <table:table-cell office:value-type="float" office:value="1995.21" calcext:value-type="float">
            <text:p>1995.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Şubat 2024</text:p>
          </table:table-cell>
          <table:table-cell office:value-type="float" office:value="1999.03" calcext:value-type="float">
            <text:p>1999.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Şubat 2024</text:p>
          </table:table-cell>
          <table:table-cell office:value-type="float" office:value="2011.95" calcext:value-type="float">
            <text:p>2011.9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Şubat 2024</text:p>
          </table:table-cell>
          <table:table-cell office:value-type="float" office:value="2018.12" calcext:value-type="float">
            <text:p>2018.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Şubat 2024</text:p>
          </table:table-cell>
          <table:table-cell office:value-type="float" office:value="2017.05" calcext:value-type="float">
            <text:p>2017.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Şubat 2024</text:p>
          </table:table-cell>
          <table:table-cell office:value-type="float" office:value="2032.57" calcext:value-type="float">
            <text:p>2032.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Şubat 2024</text:p>
          </table:table-cell>
          <table:table-cell office:value-type="float" office:value="2032.31" calcext:value-type="float">
            <text:p>2032.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Şubat 2024</text:p>
          </table:table-cell>
          <table:table-cell office:value-type="float" office:value="2032.9" calcext:value-type="float">
            <text:p>2032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Şubat 2024</text:p>
          </table:table-cell>
          <table:table-cell office:value-type="float" office:value="2040.37" calcext:value-type="float">
            <text:p>2040.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Şubat 2024</text:p>
          </table:table-cell>
          <table:table-cell office:value-type="float" office:value="2052.61" calcext:value-type="float">
            <text:p>2052.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Mart 2024</text:p>
          </table:table-cell>
          <table:table-cell office:value-type="float" office:value="2100.98" calcext:value-type="float">
            <text:p>2100.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Mart 2024</text:p>
          </table:table-cell>
          <table:table-cell office:value-type="float" office:value="2162.95" calcext:value-type="float">
            <text:p>2162.9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Mart 2024</text:p>
          </table:table-cell>
          <table:table-cell office:value-type="float" office:value="2193.05" calcext:value-type="float">
            <text:p>2193.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Mart 2024</text:p>
          </table:table-cell>
          <table:table-cell office:value-type="float" office:value="2208.41" calcext:value-type="float">
            <text:p>2208.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Mart 2024</text:p>
          </table:table-cell>
          <table:table-cell office:value-type="float" office:value="2234.01" calcext:value-type="float">
            <text:p>2234.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Mart 2024</text:p>
          </table:table-cell>
          <table:table-cell office:value-type="float" office:value="2247.63" calcext:value-type="float">
            <text:p>2247.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Mart 2024</text:p>
          </table:table-cell>
          <table:table-cell office:value-type="float" office:value="2225.08" calcext:value-type="float">
            <text:p>2225.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Mart 2024</text:p>
          </table:table-cell>
          <table:table-cell office:value-type="float" office:value="2240.11" calcext:value-type="float">
            <text:p>2240.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Mart 2024</text:p>
          </table:table-cell>
          <table:table-cell office:value-type="float" office:value="2234.1" calcext:value-type="float">
            <text:p>2234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Mart 2024</text:p>
          </table:table-cell>
          <table:table-cell office:value-type="float" office:value="2227.09" calcext:value-type="float">
            <text:p>2227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Mart 2024</text:p>
          </table:table-cell>
          <table:table-cell office:value-type="float" office:value="2244.08" calcext:value-type="float">
            <text:p>2244.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Mart 2024</text:p>
          </table:table-cell>
          <table:table-cell office:value-type="float" office:value="2244.77" calcext:value-type="float">
            <text:p>2244.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Mart 2024</text:p>
          </table:table-cell>
          <table:table-cell office:value-type="float" office:value="2275.8" calcext:value-type="float">
            <text:p>2275.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Mart 2024</text:p>
          </table:table-cell>
          <table:table-cell office:value-type="float" office:value="2246.73" calcext:value-type="float">
            <text:p>2246.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Mart 2024</text:p>
          </table:table-cell>
          <table:table-cell office:value-type="float" office:value="2225.8" calcext:value-type="float">
            <text:p>2225.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Mart 2024</text:p>
          </table:table-cell>
          <table:table-cell office:value-type="float" office:value="2243.37" calcext:value-type="float">
            <text:p>2243.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Mart 2024</text:p>
          </table:table-cell>
          <table:table-cell office:value-type="float" office:value="2254.28" calcext:value-type="float">
            <text:p>2254.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Mart 2024</text:p>
          </table:table-cell>
          <table:table-cell office:value-type="float" office:value="2277.16" calcext:value-type="float">
            <text:p>2277.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Mart 2024</text:p>
          </table:table-cell>
          <table:table-cell office:value-type="float" office:value="2321.16" calcext:value-type="float">
            <text:p>2321.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Mart 2024</text:p>
          </table:table-cell>
          <table:table-cell office:value-type="float" office:value="2327.74" calcext:value-type="float">
            <text:p>2327.7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Nisan 2024</text:p>
          </table:table-cell>
          <table:table-cell office:value-type="float" office:value="2333.49" calcext:value-type="float">
            <text:p>2333.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Nisan 2024</text:p>
          </table:table-cell>
          <table:table-cell office:value-type="float" office:value="2349.79" calcext:value-type="float">
            <text:p>2349.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Nisan 2024</text:p>
          </table:table-cell>
          <table:table-cell office:value-type="float" office:value="2363.49" calcext:value-type="float">
            <text:p>2363.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Nisan 2024</text:p>
          </table:table-cell>
          <table:table-cell office:value-type="float" office:value="2349.66" calcext:value-type="float">
            <text:p>2349.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Nisan 2024</text:p>
          </table:table-cell>
          <table:table-cell office:value-type="float" office:value="2398.41" calcext:value-type="float">
            <text:p>2398.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Nisan 2024</text:p>
          </table:table-cell>
          <table:table-cell office:value-type="float" office:value="2406.75" calcext:value-type="float">
            <text:p>2406.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Nisan 2024</text:p>
          </table:table-cell>
          <table:table-cell office:value-type="float" office:value="2437.55" calcext:value-type="float">
            <text:p>2437.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Nisan 2024</text:p>
          </table:table-cell>
          <table:table-cell office:value-type="float" office:value="2423.45" calcext:value-type="float">
            <text:p>2423.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Nisan 2024</text:p>
          </table:table-cell>
          <table:table-cell office:value-type="float" office:value="2462.28" calcext:value-type="float">
            <text:p>2462.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Nisan 2024</text:p>
          </table:table-cell>
          <table:table-cell office:value-type="float" office:value="2438.65" calcext:value-type="float">
            <text:p>2438.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Nisan 2024</text:p>
          </table:table-cell>
          <table:table-cell office:value-type="float" office:value="2483.89" calcext:value-type="float">
            <text:p>2483.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Nisan 2024</text:p>
          </table:table-cell>
          <table:table-cell office:value-type="float" office:value="2490.88" calcext:value-type="float">
            <text:p>2490.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Nisan 2024</text:p>
          </table:table-cell>
          <table:table-cell office:value-type="float" office:value="2459.86" calcext:value-type="float">
            <text:p>2459.8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Nisan 2024</text:p>
          </table:table-cell>
          <table:table-cell office:value-type="float" office:value="2486.97" calcext:value-type="float">
            <text:p>2486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Nisan 2024</text:p>
          </table:table-cell>
          <table:table-cell office:value-type="float" office:value="2499.53" calcext:value-type="float">
            <text:p>2499.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Nisan 2024</text:p>
          </table:table-cell>
          <table:table-cell office:value-type="float" office:value="2431.34" calcext:value-type="float">
            <text:p>2431.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Nisan 2024</text:p>
          </table:table-cell>
          <table:table-cell office:value-type="float" office:value="2430.12" calcext:value-type="float">
            <text:p>2430.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Nisan 2024</text:p>
          </table:table-cell>
          <table:table-cell office:value-type="float" office:value="2423.18" calcext:value-type="float">
            <text:p>2423.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Nisan 2024</text:p>
          </table:table-cell>
          <table:table-cell office:value-type="float" office:value="2436.05" calcext:value-type="float">
            <text:p>2436.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Nisan 2024</text:p>
          </table:table-cell>
          <table:table-cell office:value-type="float" office:value="2438.67" calcext:value-type="float">
            <text:p>2438.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Nisan 2024</text:p>
          </table:table-cell>
          <table:table-cell office:value-type="float" office:value="2436.11" calcext:value-type="float">
            <text:p>2436.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Nisan 2024</text:p>
          </table:table-cell>
          <table:table-cell office:value-type="float" office:value="2380.73" calcext:value-type="float">
            <text:p>2380.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Mayıs 2024</text:p>
          </table:table-cell>
          <table:table-cell office:value-type="float" office:value="2422.72" calcext:value-type="float">
            <text:p>2422.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Mayıs 2024</text:p>
          </table:table-cell>
          <table:table-cell office:value-type="float" office:value="2396.95" calcext:value-type="float">
            <text:p>2396.9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Mayıs 2024</text:p>
          </table:table-cell>
          <table:table-cell office:value-type="float" office:value="2393.53" calcext:value-type="float">
            <text:p>2393.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Mayıs 2024</text:p>
          </table:table-cell>
          <table:table-cell office:value-type="float" office:value="2409.28" calcext:value-type="float">
            <text:p>2409.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Mayıs 2024</text:p>
          </table:table-cell>
          <table:table-cell office:value-type="float" office:value="2398.76" calcext:value-type="float">
            <text:p>2398.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Mayıs 2024</text:p>
          </table:table-cell>
          <table:table-cell office:value-type="float" office:value="2393.22" calcext:value-type="float">
            <text:p>2393.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Mayıs 2024</text:p>
          </table:table-cell>
          <table:table-cell office:value-type="float" office:value="2432.58" calcext:value-type="float">
            <text:p>2432.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Mayıs 2024</text:p>
          </table:table-cell>
          <table:table-cell office:value-type="float" office:value="2444.47" calcext:value-type="float">
            <text:p>2444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Mayıs 2024</text:p>
          </table:table-cell>
          <table:table-cell office:value-type="float" office:value="2424.95" calcext:value-type="float">
            <text:p>2424.9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Mayıs 2024</text:p>
          </table:table-cell>
          <table:table-cell office:value-type="float" office:value="2446.3" calcext:value-type="float">
            <text:p>2446.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Mayıs 2024</text:p>
          </table:table-cell>
          <table:table-cell office:value-type="float" office:value="2467.75" calcext:value-type="float">
            <text:p>2467.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Mayıs 2024</text:p>
          </table:table-cell>
          <table:table-cell office:value-type="float" office:value="2466.23" calcext:value-type="float">
            <text:p>2466.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Mayıs 2024</text:p>
          </table:table-cell>
          <table:table-cell office:value-type="float" office:value="2500.7" calcext:value-type="float">
            <text:p>2500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Mayıs 2024</text:p>
          </table:table-cell>
          <table:table-cell office:value-type="float" office:value="2510.4" calcext:value-type="float">
            <text:p>2510.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Mayıs 2024</text:p>
          </table:table-cell>
          <table:table-cell office:value-type="float" office:value="2504.32" calcext:value-type="float">
            <text:p>2504.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Mayıs 2024</text:p>
          </table:table-cell>
          <table:table-cell office:value-type="float" office:value="2460.92" calcext:value-type="float">
            <text:p>2460.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Mayıs 2024</text:p>
          </table:table-cell>
          <table:table-cell office:value-type="float" office:value="2409.9" calcext:value-type="float">
            <text:p>2409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Mayıs 2024</text:p>
          </table:table-cell>
          <table:table-cell office:value-type="float" office:value="2418.47" calcext:value-type="float">
            <text:p>2418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Mayıs 2024</text:p>
          </table:table-cell>
          <table:table-cell office:value-type="float" office:value="2429.4" calcext:value-type="float">
            <text:p>2429.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Mayıs 2024</text:p>
          </table:table-cell>
          <table:table-cell office:value-type="float" office:value="2446.85" calcext:value-type="float">
            <text:p>2446.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Mayıs 2024</text:p>
          </table:table-cell>
          <table:table-cell office:value-type="float" office:value="2421.52" calcext:value-type="float">
            <text:p>2421.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Mayıs 2024</text:p>
          </table:table-cell>
          <table:table-cell office:value-type="float" office:value="2426.89" calcext:value-type="float">
            <text:p>2426.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Mayıs 2024</text:p>
          </table:table-cell>
          <table:table-cell office:value-type="float" office:value="2412.19" calcext:value-type="float">
            <text:p>2412.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Haziran 2024</text:p>
          </table:table-cell>
          <table:table-cell office:value-type="float" office:value="2431.83" calcext:value-type="float">
            <text:p>2431.8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Haziran 2024</text:p>
          </table:table-cell>
          <table:table-cell office:value-type="float" office:value="2434.11" calcext:value-type="float">
            <text:p>2434.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Haziran 2024</text:p>
          </table:table-cell>
          <table:table-cell office:value-type="float" office:value="2439.89" calcext:value-type="float">
            <text:p>2439.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Haziran 2024</text:p>
          </table:table-cell>
          <table:table-cell office:value-type="float" office:value="2461.73" calcext:value-type="float">
            <text:p>2461.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Haziran 2024</text:p>
          </table:table-cell>
          <table:table-cell office:value-type="float" office:value="2382.47" calcext:value-type="float">
            <text:p>2382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Haziran 2024</text:p>
          </table:table-cell>
          <table:table-cell office:value-type="float" office:value="2401.58" calcext:value-type="float">
            <text:p>2401.5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Haziran 2024</text:p>
          </table:table-cell>
          <table:table-cell office:value-type="float" office:value="2409.29" calcext:value-type="float">
            <text:p>2409.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Haziran 2024</text:p>
          </table:table-cell>
          <table:table-cell office:value-type="float" office:value="2415.18" calcext:value-type="float">
            <text:p>2415.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Haziran 2024</text:p>
          </table:table-cell>
          <table:table-cell office:value-type="float" office:value="2391.04" calcext:value-type="float">
            <text:p>2391.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Haziran 2024</text:p>
          </table:table-cell>
          <table:table-cell office:value-type="float" office:value="2446.91" calcext:value-type="float">
            <text:p>2446.9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Haziran 2024</text:p>
          </table:table-cell>
          <table:table-cell office:value-type="float" office:value="2435.38" calcext:value-type="float">
            <text:p>2435.3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Haziran 2024</text:p>
          </table:table-cell>
          <table:table-cell office:value-type="float" office:value="2432.59" calcext:value-type="float">
            <text:p>2432.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Haziran 2024</text:p>
          </table:table-cell>
          <table:table-cell office:value-type="float" office:value="2489.87" calcext:value-type="float">
            <text:p>2489.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Haziran 2024</text:p>
          </table:table-cell>
          <table:table-cell office:value-type="float" office:value="2450.67" calcext:value-type="float">
            <text:p>2450.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Haziran 2024</text:p>
          </table:table-cell>
          <table:table-cell office:value-type="float" office:value="2469.41" calcext:value-type="float">
            <text:p>2469.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Haziran 2024</text:p>
          </table:table-cell>
          <table:table-cell office:value-type="float" office:value="2456.49" calcext:value-type="float">
            <text:p>2456.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Haziran 2024</text:p>
          </table:table-cell>
          <table:table-cell office:value-type="float" office:value="2424.45" calcext:value-type="float">
            <text:p>2424.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Haziran 2024</text:p>
          </table:table-cell>
          <table:table-cell office:value-type="float" office:value="2457.3" calcext:value-type="float">
            <text:p>2457.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Haziran 2024</text:p>
          </table:table-cell>
          <table:table-cell office:value-type="float" office:value="2450.33" calcext:value-type="float">
            <text:p>2450.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Temmuz 2024</text:p>
          </table:table-cell>
          <table:table-cell office:value-type="float" office:value="2447.73" calcext:value-type="float">
            <text:p>2447.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Temmuz 2024</text:p>
          </table:table-cell>
          <table:table-cell office:value-type="float" office:value="2436.52" calcext:value-type="float">
            <text:p>2436.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Temmuz 2024</text:p>
          </table:table-cell>
          <table:table-cell office:value-type="float" office:value="2464.7" calcext:value-type="float">
            <text:p>2464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Temmuz 2024</text:p>
          </table:table-cell>
          <table:table-cell office:value-type="float" office:value="2466" calcext:value-type="float">
            <text:p>2466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Temmuz 2024</text:p>
          </table:table-cell>
          <table:table-cell office:value-type="float" office:value="2511.53" calcext:value-type="float">
            <text:p>2511.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Temmuz 2024</text:p>
          </table:table-cell>
          <table:table-cell office:value-type="float" office:value="2478.27" calcext:value-type="float">
            <text:p>2478.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Temmuz 2024</text:p>
          </table:table-cell>
          <table:table-cell office:value-type="float" office:value="2496.74" calcext:value-type="float">
            <text:p>2496.7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Temmuz 2024</text:p>
          </table:table-cell>
          <table:table-cell office:value-type="float" office:value="2500.43" calcext:value-type="float">
            <text:p>2500.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Temmuz 2024</text:p>
          </table:table-cell>
          <table:table-cell office:value-type="float" office:value="2549.49" calcext:value-type="float">
            <text:p>2549.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Temmuz 2024</text:p>
          </table:table-cell>
          <table:table-cell office:value-type="float" office:value="2561.47" calcext:value-type="float">
            <text:p>2561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Temmuz 2024</text:p>
          </table:table-cell>
          <table:table-cell office:value-type="float" office:value="2568.41" calcext:value-type="float">
            <text:p>2568.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Temmuz 2024</text:p>
          </table:table-cell>
          <table:table-cell office:value-type="float" office:value="2621.63" calcext:value-type="float">
            <text:p>2621.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Temmuz 2024</text:p>
          </table:table-cell>
          <table:table-cell office:value-type="float" office:value="2614.32" calcext:value-type="float">
            <text:p>2614.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Temmuz 2024</text:p>
          </table:table-cell>
          <table:table-cell office:value-type="float" office:value="2599.51" calcext:value-type="float">
            <text:p>2599.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Temmuz 2024</text:p>
          </table:table-cell>
          <table:table-cell office:value-type="float" office:value="2551" calcext:value-type="float">
            <text:p>2551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Temmuz 2024</text:p>
          </table:table-cell>
          <table:table-cell office:value-type="float" office:value="2534.69" calcext:value-type="float">
            <text:p>2534.6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Temmuz 2024</text:p>
          </table:table-cell>
          <table:table-cell office:value-type="float" office:value="2544.38" calcext:value-type="float">
            <text:p>2544.3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Temmuz 2024</text:p>
          </table:table-cell>
          <table:table-cell office:value-type="float" office:value="2528.54" calcext:value-type="float">
            <text:p>2528.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Temmuz 2024</text:p>
          </table:table-cell>
          <table:table-cell office:value-type="float" office:value="2508.4" calcext:value-type="float">
            <text:p>2508.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Temmuz 2024</text:p>
          </table:table-cell>
          <table:table-cell office:value-type="float" office:value="2529.05" calcext:value-type="float">
            <text:p>2529.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Temmuz 2024</text:p>
          </table:table-cell>
          <table:table-cell office:value-type="float" office:value="2535.9" calcext:value-type="float">
            <text:p>2535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Temmuz 2024</text:p>
          </table:table-cell>
          <table:table-cell office:value-type="float" office:value="2563.67" calcext:value-type="float">
            <text:p>2563.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Temmuz 2024</text:p>
          </table:table-cell>
          <table:table-cell office:value-type="float" office:value="2608.47" calcext:value-type="float">
            <text:p>2608.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Ağustos 2024</text:p>
          </table:table-cell>
          <table:table-cell office:value-type="float" office:value="2602.92" calcext:value-type="float">
            <text:p>2602.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Ağustos 2024</text:p>
          </table:table-cell>
          <table:table-cell office:value-type="float" office:value="2608.81" calcext:value-type="float">
            <text:p>2608.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Ağustos 2024</text:p>
          </table:table-cell>
          <table:table-cell office:value-type="float" office:value="2584.44" calcext:value-type="float">
            <text:p>2584.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Ağustos 2024</text:p>
          </table:table-cell>
          <table:table-cell office:value-type="float" office:value="2580.96" calcext:value-type="float">
            <text:p>2580.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Ağustos 2024</text:p>
          </table:table-cell>
          <table:table-cell office:value-type="float" office:value="2613.68" calcext:value-type="float">
            <text:p>2613.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Ağustos 2024</text:p>
          </table:table-cell>
          <table:table-cell office:value-type="float" office:value="2618.26" calcext:value-type="float">
            <text:p>2618.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Ağustos 2024</text:p>
          </table:table-cell>
          <table:table-cell office:value-type="float" office:value="2670.35" calcext:value-type="float">
            <text:p>2670.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Ağustos 2024</text:p>
          </table:table-cell>
          <table:table-cell office:value-type="float" office:value="2657.99" calcext:value-type="float">
            <text:p>2657.9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Ağustos 2024</text:p>
          </table:table-cell>
          <table:table-cell office:value-type="float" office:value="2643.14" calcext:value-type="float">
            <text:p>2643.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Ağustos 2024</text:p>
          </table:table-cell>
          <table:table-cell office:value-type="float" office:value="2654.97" calcext:value-type="float">
            <text:p>2654.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Ağustos 2024</text:p>
          </table:table-cell>
          <table:table-cell office:value-type="float" office:value="2716.54" calcext:value-type="float">
            <text:p>2716.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Ağustos 2024</text:p>
          </table:table-cell>
          <table:table-cell office:value-type="float" office:value="2717" calcext:value-type="float">
            <text:p>2717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Ağustos 2024</text:p>
          </table:table-cell>
          <table:table-cell office:value-type="float" office:value="2736.87" calcext:value-type="float">
            <text:p>2736.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Ağustos 2024</text:p>
          </table:table-cell>
          <table:table-cell office:value-type="float" office:value="2734.81" calcext:value-type="float">
            <text:p>2734.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Ağustos 2024</text:p>
          </table:table-cell>
          <table:table-cell office:value-type="float" office:value="2707.49" calcext:value-type="float">
            <text:p>2707.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Ağustos 2024</text:p>
          </table:table-cell>
          <table:table-cell office:value-type="float" office:value="2745.1" calcext:value-type="float">
            <text:p>2745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Ağustos 2024</text:p>
          </table:table-cell>
          <table:table-cell office:value-type="float" office:value="2751.16" calcext:value-type="float">
            <text:p>2751.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Ağustos 2024</text:p>
          </table:table-cell>
          <table:table-cell office:value-type="float" office:value="2760.32" calcext:value-type="float">
            <text:p>2760.3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Ağustos 2024</text:p>
          </table:table-cell>
          <table:table-cell office:value-type="float" office:value="2741.18" calcext:value-type="float">
            <text:p>2741.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Ağustos 2024</text:p>
          </table:table-cell>
          <table:table-cell office:value-type="float" office:value="2762.26" calcext:value-type="float">
            <text:p>2762.2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Ağustos 2024</text:p>
          </table:table-cell>
          <table:table-cell office:value-type="float" office:value="2742.2" calcext:value-type="float">
            <text:p>2742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Eylül 2024</text:p>
          </table:table-cell>
          <table:table-cell office:value-type="float" office:value="2722.65" calcext:value-type="float">
            <text:p>2722.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Eylül 2024</text:p>
          </table:table-cell>
          <table:table-cell office:value-type="float" office:value="2724.31" calcext:value-type="float">
            <text:p>2724.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Eylül 2024</text:p>
          </table:table-cell>
          <table:table-cell office:value-type="float" office:value="2727.1" calcext:value-type="float">
            <text:p>2727.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Eylül 2024</text:p>
          </table:table-cell>
          <table:table-cell office:value-type="float" office:value="2745.84" calcext:value-type="float">
            <text:p>2745.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Eylül 2024</text:p>
          </table:table-cell>
          <table:table-cell office:value-type="float" office:value="2728.39" calcext:value-type="float">
            <text:p>2728.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Eylül 2024</text:p>
          </table:table-cell>
          <table:table-cell office:value-type="float" office:value="2743.55" calcext:value-type="float">
            <text:p>2743.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Eylül 2024</text:p>
          </table:table-cell>
          <table:table-cell office:value-type="float" office:value="2753.83" calcext:value-type="float">
            <text:p>2753.8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Eylül 2024</text:p>
          </table:table-cell>
          <table:table-cell office:value-type="float" office:value="2742.46" calcext:value-type="float">
            <text:p>2742.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Eylül 2024</text:p>
          </table:table-cell>
          <table:table-cell office:value-type="float" office:value="2787.24" calcext:value-type="float">
            <text:p>2787.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Eylül 2024</text:p>
          </table:table-cell>
          <table:table-cell office:value-type="float" office:value="2809.65" calcext:value-type="float">
            <text:p>2809.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Eylül 2024</text:p>
          </table:table-cell>
          <table:table-cell office:value-type="float" office:value="2825.14" calcext:value-type="float">
            <text:p>2825.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Eylül 2024</text:p>
          </table:table-cell>
          <table:table-cell office:value-type="float" office:value="2815.88" calcext:value-type="float">
            <text:p>2815.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Eylül 2024</text:p>
          </table:table-cell>
          <table:table-cell office:value-type="float" office:value="2803.37" calcext:value-type="float">
            <text:p>2803.3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Eylül 2024</text:p>
          </table:table-cell>
          <table:table-cell office:value-type="float" office:value="2827.9" calcext:value-type="float">
            <text:p>2827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Eylül 2024</text:p>
          </table:table-cell>
          <table:table-cell office:value-type="float" office:value="2875.03" calcext:value-type="float">
            <text:p>2875.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Eylül 2024</text:p>
          </table:table-cell>
          <table:table-cell office:value-type="float" office:value="2885.4" calcext:value-type="float">
            <text:p>2885.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Eylül 2024</text:p>
          </table:table-cell>
          <table:table-cell office:value-type="float" office:value="2914.59" calcext:value-type="float">
            <text:p>2914.5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Eylül 2024</text:p>
          </table:table-cell>
          <table:table-cell office:value-type="float" office:value="2915.49" calcext:value-type="float">
            <text:p>2915.4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6 Eylül 2024</text:p>
          </table:table-cell>
          <table:table-cell office:value-type="float" office:value="2933.4" calcext:value-type="float">
            <text:p>2933.4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Eylül 2024</text:p>
          </table:table-cell>
          <table:table-cell office:value-type="float" office:value="2920.22" calcext:value-type="float">
            <text:p>2920.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Eylül 2024</text:p>
          </table:table-cell>
          <table:table-cell office:value-type="float" office:value="2894.38" calcext:value-type="float">
            <text:p>2894.3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Ekim 2024</text:p>
          </table:table-cell>
          <table:table-cell office:value-type="float" office:value="2929.5" calcext:value-type="float">
            <text:p>2929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Ekim 2024</text:p>
          </table:table-cell>
          <table:table-cell office:value-type="float" office:value="2920.56" calcext:value-type="float">
            <text:p>2920.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 Ekim 2024</text:p>
          </table:table-cell>
          <table:table-cell office:value-type="float" office:value="2915.85" calcext:value-type="float">
            <text:p>2915.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Ekim 2024</text:p>
          </table:table-cell>
          <table:table-cell office:value-type="float" office:value="2921.56" calcext:value-type="float">
            <text:p>2921.5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Ekim 2024</text:p>
          </table:table-cell>
          <table:table-cell office:value-type="float" office:value="2909.62" calcext:value-type="float">
            <text:p>2909.6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Ekim 2024</text:p>
          </table:table-cell>
          <table:table-cell office:value-type="float" office:value="2888.43" calcext:value-type="float">
            <text:p>2888.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 Ekim 2024</text:p>
          </table:table-cell>
          <table:table-cell office:value-type="float" office:value="2868.9" calcext:value-type="float">
            <text:p>2868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Ekim 2024</text:p>
          </table:table-cell>
          <table:table-cell office:value-type="float" office:value="2928.22" calcext:value-type="float">
            <text:p>2928.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Ekim 2024</text:p>
          </table:table-cell>
          <table:table-cell office:value-type="float" office:value="2917.45" calcext:value-type="float">
            <text:p>2917.4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Ekim 2024</text:p>
          </table:table-cell>
          <table:table-cell office:value-type="float" office:value="2927.63" calcext:value-type="float">
            <text:p>2927.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Ekim 2024</text:p>
          </table:table-cell>
          <table:table-cell office:value-type="float" office:value="2936.9" calcext:value-type="float">
            <text:p>2936.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Ekim 2024</text:p>
          </table:table-cell>
          <table:table-cell office:value-type="float" office:value="2954.53" calcext:value-type="float">
            <text:p>2954.5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Ekim 2024</text:p>
          </table:table-cell>
          <table:table-cell office:value-type="float" office:value="2995.42" calcext:value-type="float">
            <text:p>2995.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Ekim 2024</text:p>
          </table:table-cell>
          <table:table-cell office:value-type="float" office:value="2992.21" calcext:value-type="float">
            <text:p>2992.2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Ekim 2024</text:p>
          </table:table-cell>
          <table:table-cell office:value-type="float" office:value="3028.05" calcext:value-type="float">
            <text:p>3028.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Ekim 2024</text:p>
          </table:table-cell>
          <table:table-cell office:value-type="float" office:value="2992.79" calcext:value-type="float">
            <text:p>2992.7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4 Ekim 2024</text:p>
          </table:table-cell>
          <table:table-cell office:value-type="float" office:value="3011.29" calcext:value-type="float">
            <text:p>3011.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Ekim 2024</text:p>
          </table:table-cell>
          <table:table-cell office:value-type="float" office:value="3029.35" calcext:value-type="float">
            <text:p>3029.3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Ekim 2024</text:p>
          </table:table-cell>
          <table:table-cell office:value-type="float" office:value="3023.93" calcext:value-type="float">
            <text:p>3023.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Ekim 2024</text:p>
          </table:table-cell>
          <table:table-cell office:value-type="float" office:value="3057.43" calcext:value-type="float">
            <text:p>3057.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Ekim 2024</text:p>
          </table:table-cell>
          <table:table-cell office:value-type="float" office:value="3070.04" calcext:value-type="float">
            <text:p>3070.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Ekim 2024</text:p>
          </table:table-cell>
          <table:table-cell office:value-type="float" office:value="3021.36" calcext:value-type="float">
            <text:p>3021.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Kasım 2024</text:p>
          </table:table-cell>
          <table:table-cell office:value-type="float" office:value="3018.55" calcext:value-type="float">
            <text:p>3018.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Kasım 2024</text:p>
          </table:table-cell>
          <table:table-cell office:value-type="float" office:value="3022.81" calcext:value-type="float">
            <text:p>3022.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 Kasım 2024</text:p>
          </table:table-cell>
          <table:table-cell office:value-type="float" office:value="3025.51" calcext:value-type="float">
            <text:p>3025.51</text:p>
          </table:table-cell>
          <table:table-cell table:number-columns-repeated="16382"/>
        </table:table-row>
      </table:table>
      <table:table table:name="Test" table:style-name="ta2">
        <table:table-column table:style-name="co3" table:default-cell-style-name="ce2"/>
        <table:table-column table:style-name="co4" table:default-cell-style-name="ce4"/>
        <table:table-column table:style-name="co2" table:number-columns-repeated="16382" table:default-cell-style-name="Default"/>
        <table:table-row table:style-name="ro1">
          <table:table-cell table:style-name="ce1" office:value-type="string" calcext:value-type="string">
            <text:p>Tarih</text:p>
          </table:table-cell>
          <table:table-cell table:style-name="ce1" office:value-type="string" calcext:value-type="string">
            <text:p>Kapanış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3 Aralık 2019</text:p>
          </table:table-cell>
          <table:table-cell office:value-type="float" office:value="284.23" calcext:value-type="float">
            <text:p>284.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Mayıs 2020</text:p>
          </table:table-cell>
          <table:table-cell office:value-type="float" office:value="385.03" calcext:value-type="float">
            <text:p>385.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Eylül 2020</text:p>
          </table:table-cell>
          <table:table-cell office:value-type="float" office:value="466.87" calcext:value-type="float">
            <text:p>466.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Ekim 2020</text:p>
          </table:table-cell>
          <table:table-cell office:value-type="float" office:value="497.71" calcext:value-type="float">
            <text:p>497.7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Nisan 2021</text:p>
          </table:table-cell>
          <table:table-cell office:value-type="float" office:value="453.73" calcext:value-type="float">
            <text:p>453.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 Ağustos 2021</text:p>
          </table:table-cell>
          <table:table-cell office:value-type="float" office:value="485.78" calcext:value-type="float">
            <text:p>485.7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Aralık 2021</text:p>
          </table:table-cell>
          <table:table-cell office:value-type="float" office:value="734.83" calcext:value-type="float">
            <text:p>734.8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Nisan 2022</text:p>
          </table:table-cell>
          <table:table-cell office:value-type="float" office:value="926.85" calcext:value-type="float">
            <text:p>926.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Temmuz 2022</text:p>
          </table:table-cell>
          <table:table-cell office:value-type="float" office:value="955.87" calcext:value-type="float">
            <text:p>955.8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8 Kasım 2022</text:p>
          </table:table-cell>
          <table:table-cell office:value-type="float" office:value="1019.84" calcext:value-type="float">
            <text:p>1019.8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Ocak 2023</text:p>
          </table:table-cell>
          <table:table-cell office:value-type="float" office:value="1158.25" calcext:value-type="float">
            <text:p>1158.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Mayıs 2023</text:p>
          </table:table-cell>
          <table:table-cell office:value-type="float" office:value="1259" calcext:value-type="float">
            <text:p>1259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Ağustos 2023</text:p>
          </table:table-cell>
          <table:table-cell office:value-type="float" office:value="1658.57" calcext:value-type="float">
            <text:p>1658.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7 Kasım 2023</text:p>
          </table:table-cell>
          <table:table-cell office:value-type="float" office:value="1826.46" calcext:value-type="float">
            <text:p>1826.4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 Mart 2024</text:p>
          </table:table-cell>
          <table:table-cell office:value-type="float" office:value="2148.76" calcext:value-type="float">
            <text:p>2148.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4 Haziran 2024</text:p>
          </table:table-cell>
          <table:table-cell office:value-type="float" office:value="2457.99" calcext:value-type="float">
            <text:p>2457.9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7 Ağustos 2024</text:p>
          </table:table-cell>
          <table:table-cell office:value-type="float" office:value="2562.24" calcext:value-type="float">
            <text:p>2562.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 Ekim 2024</text:p>
          </table:table-cell>
          <table:table-cell office:value-type="float" office:value="2890.89" calcext:value-type="float">
            <text:p>2890.89</text:p>
          </table:table-cell>
          <table:table-cell table:number-columns-repeated="16382"/>
        </table:table-row>
      </table:table>
      <table:named-expressions/>
      <table:database-ranges>
        <table:database-range table:name="__Anonymous_Sheet_DB__0" table:target-range-address="Train.A1:Train.B1458" table:display-filter-buttons="true"/>
        <table:database-range table:name="__Anonymous_Sheet_DB__1" table:target-range-address="Test.A1:Test.B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number number:decimal-places="2" number:min-decimal-places="2" number:min-integer-digits="1" number:grouping="true"/>
    </number:number-style>
    <number:number-style style:name="N152">
      <style:text-properties fo:color="#ff0000"/>
      <number:number number:decimal-places="2" number:min-decimal-places="2" number:min-integer-digits="1" number:grouping="true"/>
      <style:map style:condition="value()&gt;=0" style:apply-style-name="N152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eması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ain" style:display-name="PageStyle_Tra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hammed Cinsdikici</meta:initial-creator>
    <meta:creation-date>2024-11-05T18:12:52</meta:creation-date>
    <dc:date>2024-11-06T10:11:24.212751617</dc:date>
    <meta:generator>LibreOffice/24.2.6.2$Linux_X86_64 LibreOffice_project/420$Build-2</meta:generator>
    <meta:editing-duration>PT19S</meta:editing-duration>
    <meta:editing-cycles>1</meta:editing-cycles>
    <meta:document-statistic meta:table-count="2" meta:cell-count="2954" meta:object-count="0"/>
    <meta:user-defined meta:name="AppVersion">15.0300</meta:user-defined>
    <meta:user-defined meta:name="ContentTypeId">0x01010038916CB246BC6C42A941415D0A372774</meta:user-defined>
  </office:meta>
</office:document-meta>
</file>